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1.342cm"/>
    </style:style>
    <style:style style:name="Table1.B" style:family="table-column">
      <style:table-column-properties style:column-width="3.013cm"/>
    </style:style>
    <style:style style:name="Table1.C" style:family="table-column">
      <style:table-column-properties style:column-width="13.234cm"/>
    </style:style>
    <style:style style:name="Table1.A1" style:family="table-cell">
      <style:table-cell-properties style:vertical-align="middle" fo:padding="0.049cm" fo:border="none"/>
    </style:style>
    <style:style style:name="Table2" style:family="table">
      <style:table-properties style:width="13.136cm" table:align="left"/>
    </style:style>
    <style:style style:name="Table2.A" style:family="table-column">
      <style:table-column-properties style:column-width="13.136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17.59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17.59cm"/>
    </style:style>
    <style:style style:name="Table4.A1" style:family="table-cell">
      <style:table-cell-properties style:vertical-align="middle" fo:padding="0.049cm" fo:border="none"/>
    </style:style>
    <style:style style:name="Table5" style:family="table">
      <style:table-properties style:width="14.977cm" table:align="left"/>
    </style:style>
    <style:style style:name="Table5.A" style:family="table-column">
      <style:table-column-properties style:column-width="14.977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7.59cm"/>
    </style:style>
    <style:style style:name="Table6.A1" style:family="table-cell">
      <style:table-cell-properties style:vertical-align="middle" fo:padding="0.049cm" fo:border="none"/>
    </style:style>
    <style:style style:name="Table7" style:family="table">
      <style:table-properties style:width="16.342cm" fo:margin-left="1.247cm" table:align="left"/>
    </style:style>
    <style:style style:name="Table7.A" style:family="table-column">
      <style:table-column-properties style:column-width="16.342cm"/>
    </style:style>
    <style:style style:name="Table7.A1" style:family="table-cell">
      <style:table-cell-properties style:vertical-align="middle" fo:padding="0.049cm" fo:border="none"/>
    </style:style>
    <style:style style:name="Table8" style:family="table">
      <style:table-properties style:width="14.42cm" table:align="left"/>
    </style:style>
    <style:style style:name="Table8.A" style:family="table-column">
      <style:table-column-properties style:column-width="14.42cm"/>
    </style:style>
    <style:style style:name="Table8.A1" style:family="table-cell">
      <style:table-cell-properties style:vertical-align="middle" fo:padding="0.049cm" fo:border="none"/>
    </style:style>
    <style:style style:name="Table9" style:family="table">
      <style:table-properties style:width="17.59cm" table:align="left"/>
    </style:style>
    <style:style style:name="Table9.A" style:family="table-column">
      <style:table-column-properties style:column-width="17.59cm"/>
    </style:style>
    <style:style style:name="Table9.A1" style:family="table-cell">
      <style:table-cell-properties style:vertical-align="middle" fo:padding="0.049cm" fo:border="none"/>
    </style:style>
    <style:style style:name="Table10" style:family="table">
      <style:table-properties style:width="17.59cm" table:align="left"/>
    </style:style>
    <style:style style:name="Table10.A" style:family="table-column">
      <style:table-column-properties style:column-width="17.59cm"/>
    </style:style>
    <style:style style:name="Table10.A1" style:family="table-cell">
      <style:table-cell-properties style:vertical-align="middle" fo:padding="0.049cm" fo:border="none"/>
    </style:style>
    <style:style style:name="Table11" style:family="table">
      <style:table-properties style:width="17.59cm" table:align="left"/>
    </style:style>
    <style:style style:name="Table11.A" style:family="table-column">
      <style:table-column-properties style:column-width="17.59cm"/>
    </style:style>
    <style:style style:name="Table11.A1" style:family="table-cell">
      <style:table-cell-properties style:vertical-align="middle" fo:padding="0.049cm" fo:border="none"/>
    </style:style>
    <style:style style:name="Table12" style:family="table">
      <style:table-properties style:width="15.095cm" fo:margin-left="2.494cm" table:align="left"/>
    </style:style>
    <style:style style:name="Table12.A" style:family="table-column">
      <style:table-column-properties style:column-width="15.095cm"/>
    </style:style>
    <style:style style:name="Table12.A1" style:family="table-cell">
      <style:table-cell-properties style:vertical-align="middle" fo:padding="0.049cm" fo:border="none"/>
    </style:style>
    <style:style style:name="Table13" style:family="table">
      <style:table-properties style:width="14.392cm" table:align="left"/>
    </style:style>
    <style:style style:name="Table13.A" style:family="table-column">
      <style:table-column-properties style:column-width="14.392cm"/>
    </style:style>
    <style:style style:name="Table13.A1" style:family="table-cell">
      <style:table-cell-properties style:vertical-align="middle" fo:padding="0.049cm" fo:border="none"/>
    </style:style>
    <style:style style:name="Table14" style:family="table">
      <style:table-properties style:width="13.91cm" fo:margin-left="1.247cm" table:align="left"/>
    </style:style>
    <style:style style:name="Table14.A" style:family="table-column">
      <style:table-column-properties style:column-width="13.91cm"/>
    </style:style>
    <style:style style:name="Table14.A1" style:family="table-cell">
      <style:table-cell-properties style:vertical-align="middle" fo:padding="0.049cm" fo:border="none"/>
    </style:style>
    <style:style style:name="Table15" style:family="table">
      <style:table-properties style:width="11.225cm" fo:margin-left="2.494cm" table:align="left"/>
    </style:style>
    <style:style style:name="Table15.A" style:family="table-column">
      <style:table-column-properties style:column-width="11.225cm"/>
    </style:style>
    <style:style style:name="Table15.A1" style:family="table-cell">
      <style:table-cell-properties style:vertical-align="middle" fo:padding="0.049cm" fo:border="none"/>
    </style:style>
    <style:style style:name="Table16" style:family="table">
      <style:table-properties style:width="16.342cm" fo:margin-left="1.247cm" table:align="left"/>
    </style:style>
    <style:style style:name="Table16.A" style:family="table-column">
      <style:table-column-properties style:column-width="16.342cm"/>
    </style:style>
    <style:style style:name="Table16.A1" style:family="table-cell">
      <style:table-cell-properties style:vertical-align="middle" fo:padding="0.049cm" fo:border="none"/>
    </style:style>
    <style:style style:name="Table17" style:family="table">
      <style:table-properties style:width="16.342cm" fo:margin-left="1.247cm" table:align="left"/>
    </style:style>
    <style:style style:name="Table17.A" style:family="table-column">
      <style:table-column-properties style:column-width="16.342cm"/>
    </style:style>
    <style:style style:name="Table17.A1" style:family="table-cell">
      <style:table-cell-properties style:vertical-align="middle" fo:padding="0.049cm" fo:border="none"/>
    </style:style>
    <style:style style:name="Table18" style:family="table">
      <style:table-properties style:width="16.342cm" fo:margin-left="1.247cm" table:align="left"/>
    </style:style>
    <style:style style:name="Table18.A" style:family="table-column">
      <style:table-column-properties style:column-width="16.342cm"/>
    </style:style>
    <style:style style:name="Table18.A1" style:family="table-cell">
      <style:table-cell-properties style:vertical-align="middle" fo:padding="0.049cm" fo:border="none"/>
    </style:style>
    <style:style style:name="Table19" style:family="table">
      <style:table-properties style:width="16.342cm" fo:margin-left="1.247cm" table:align="left"/>
    </style:style>
    <style:style style:name="Table19.A" style:family="table-column">
      <style:table-column-properties style:column-width="16.342cm"/>
    </style:style>
    <style:style style:name="Table19.A1" style:family="table-cell">
      <style:table-cell-properties style:vertical-align="middle" fo:padding="0.049cm" fo:border="none"/>
    </style:style>
    <style:style style:name="Table20" style:family="table">
      <style:table-properties style:width="16.342cm" fo:margin-left="1.247cm" table:align="left"/>
    </style:style>
    <style:style style:name="Table20.A" style:family="table-column">
      <style:table-column-properties style:column-width="16.342cm"/>
    </style:style>
    <style:style style:name="Table20.A1" style:family="table-cell">
      <style:table-cell-properties style:vertical-align="middle" fo:padding="0.049cm" fo:border="none"/>
    </style:style>
    <style:style style:name="Table21" style:family="table">
      <style:table-properties style:width="17.59cm" table:align="left"/>
    </style:style>
    <style:style style:name="Table21.A" style:family="table-column">
      <style:table-column-properties style:column-width="17.59cm"/>
    </style:style>
    <style:style style:name="Table21.A1" style:family="table-cell">
      <style:table-cell-properties style:vertical-align="middle" fo:padding="0.049cm" fo:border="none"/>
    </style:style>
    <style:style style:name="Table22" style:family="table">
      <style:table-properties style:width="16.342cm" fo:margin-left="1.247cm" table:align="left"/>
    </style:style>
    <style:style style:name="Table22.A" style:family="table-column">
      <style:table-column-properties style:column-width="16.342cm"/>
    </style:style>
    <style:style style:name="Table22.A1" style:family="table-cell">
      <style:table-cell-properties style:vertical-align="middle" fo:padding="0.049cm" fo:border="none"/>
    </style:style>
    <style:style style:name="Table23" style:family="table">
      <style:table-properties style:width="16.342cm" fo:margin-left="1.247cm" table:align="left"/>
    </style:style>
    <style:style style:name="Table23.A" style:family="table-column">
      <style:table-column-properties style:column-width="16.342cm"/>
    </style:style>
    <style:style style:name="Table23.A1" style:family="table-cell">
      <style:table-cell-properties style:vertical-align="middle" fo:padding="0.049cm" fo:border="none"/>
    </style:style>
    <style:style style:name="Table24" style:family="table">
      <style:table-properties style:width="17.59cm" table:align="left"/>
    </style:style>
    <style:style style:name="Table24.A" style:family="table-column">
      <style:table-column-properties style:column-width="17.59cm"/>
    </style:style>
    <style:style style:name="Table24.A1" style:family="table-cell">
      <style:table-cell-properties style:vertical-align="middle" fo:padding="0.049cm" fo:border="none"/>
    </style:style>
    <style:style style:name="Table25" style:family="table">
      <style:table-properties style:width="17.59cm" table:align="left"/>
    </style:style>
    <style:style style:name="Table25.A" style:family="table-column">
      <style:table-column-properties style:column-width="3.791cm"/>
    </style:style>
    <style:style style:name="Table25.B" style:family="table-column">
      <style:table-column-properties style:column-width="13.799cm"/>
    </style:style>
    <style:style style:name="Table25.A1" style:family="table-cell">
      <style:table-cell-properties style:vertical-align="middle" fo:padding="0.049cm" fo:border="none"/>
    </style:style>
    <style:style style:name="Table26" style:family="table">
      <style:table-properties style:width="17.59cm" table:align="left"/>
    </style:style>
    <style:style style:name="Table26.A" style:family="table-column">
      <style:table-column-properties style:column-width="17.59cm"/>
    </style:style>
    <style:style style:name="Table26.A1" style:family="table-cell">
      <style:table-cell-properties style:vertical-align="middle" fo:padding="0.049cm" fo:border="none"/>
    </style:style>
    <style:style style:name="Table27" style:family="table">
      <style:table-properties style:width="15.095cm" fo:margin-left="2.494cm" table:align="left"/>
    </style:style>
    <style:style style:name="Table27.A" style:family="table-column">
      <style:table-column-properties style:column-width="15.095cm"/>
    </style:style>
    <style:style style:name="Table27.A1" style:family="table-cell">
      <style:table-cell-properties style:vertical-align="middle" fo:padding="0.049cm" fo:border="none"/>
    </style:style>
    <style:style style:name="Table28" style:family="table">
      <style:table-properties style:width="17.59cm" table:align="left"/>
    </style:style>
    <style:style style:name="Table28.A" style:family="table-column">
      <style:table-column-properties style:column-width="17.59cm"/>
    </style:style>
    <style:style style:name="Table28.A1" style:family="table-cell">
      <style:table-cell-properties style:vertical-align="middle" fo:padding="0.049cm" fo:border="none"/>
    </style:style>
    <style:style style:name="Table29" style:family="table">
      <style:table-properties style:width="17.59cm" table:align="left"/>
    </style:style>
    <style:style style:name="Table29.A" style:family="table-column">
      <style:table-column-properties style:column-width="1.344cm"/>
    </style:style>
    <style:style style:name="Table29.B" style:family="table-column">
      <style:table-column-properties style:column-width="3.122cm"/>
    </style:style>
    <style:style style:name="Table29.C" style:family="table-column">
      <style:table-column-properties style:column-width="13.123cm"/>
    </style:style>
    <style:style style:name="Table29.A1" style:family="table-cell">
      <style:table-cell-properties style:vertical-align="middle" fo:padding="0.049cm" fo:border="none"/>
    </style:style>
    <style:style style:name="Table30" style:family="table">
      <style:table-properties style:width="17.59cm" table:align="left"/>
    </style:style>
    <style:style style:name="Table30.A" style:family="table-column">
      <style:table-column-properties style:column-width="1.318cm"/>
    </style:style>
    <style:style style:name="Table30.B" style:family="table-column">
      <style:table-column-properties style:column-width="2.401cm"/>
    </style:style>
    <style:style style:name="Table30.C" style:family="table-column">
      <style:table-column-properties style:column-width="13.871cm"/>
    </style:style>
    <style:style style:name="Table30.A1" style:family="table-cell">
      <style:table-cell-properties style:vertical-align="middle" fo:padding="0.049cm" fo:border="none"/>
    </style:style>
    <style:style style:name="Table31" style:family="table">
      <style:table-properties style:width="17.59cm" table:align="left"/>
    </style:style>
    <style:style style:name="Table31.A" style:family="table-column">
      <style:table-column-properties style:column-width="1.318cm"/>
    </style:style>
    <style:style style:name="Table31.B" style:family="table-column">
      <style:table-column-properties style:column-width="2.157cm"/>
    </style:style>
    <style:style style:name="Table31.C" style:family="table-column">
      <style:table-column-properties style:column-width="14.115cm"/>
    </style:style>
    <style:style style:name="Table31.A1" style:family="table-cell">
      <style:table-cell-properties style:vertical-align="middle" fo:padding="0.049cm" fo:border="none"/>
    </style:style>
    <style:style style:name="Table32" style:family="table">
      <style:table-properties style:width="17.59cm" table:align="left"/>
    </style:style>
    <style:style style:name="Table32.A" style:family="table-column">
      <style:table-column-properties style:column-width="17.59cm"/>
    </style:style>
    <style:style style:name="Table32.A1" style:family="table-cell">
      <style:table-cell-properties style:vertical-align="middle" fo:padding="0.049cm" fo:border="none"/>
    </style:style>
    <style:style style:name="Table33" style:family="table">
      <style:table-properties style:width="17.59cm" table:align="left"/>
    </style:style>
    <style:style style:name="Table33.A" style:family="table-column">
      <style:table-column-properties style:column-width="3.314cm"/>
    </style:style>
    <style:style style:name="Table33.B" style:family="table-column">
      <style:table-column-properties style:column-width="14.275cm"/>
    </style:style>
    <style:style style:name="Table33.A1" style:family="table-cell">
      <style:table-cell-properties style:vertical-align="middle" fo:padding="0.049cm" fo:border="none"/>
    </style:style>
    <style:style style:name="Table34" style:family="table">
      <style:table-properties style:width="17.59cm" table:align="left"/>
    </style:style>
    <style:style style:name="Table34.A" style:family="table-column">
      <style:table-column-properties style:column-width="17.59cm"/>
    </style:style>
    <style:style style:name="Table34.A1" style:family="table-cell">
      <style:table-cell-properties style:vertical-align="middle" fo:padding="0.049cm" fo:border="none"/>
    </style:style>
    <style:style style:name="Table35" style:family="table">
      <style:table-properties style:width="17.59cm" table:align="left"/>
    </style:style>
    <style:style style:name="Table35.A" style:family="table-column">
      <style:table-column-properties style:column-width="2.831cm"/>
    </style:style>
    <style:style style:name="Table35.B" style:family="table-column">
      <style:table-column-properties style:column-width="14.758cm"/>
    </style:style>
    <style:style style:name="Table35.A1" style:family="table-cell">
      <style:table-cell-properties style:vertical-align="middle" fo:padding="0.049cm" fo:border="none"/>
    </style:style>
    <style:style style:name="Table36" style:family="table">
      <style:table-properties style:width="14.66cm" table:align="left"/>
    </style:style>
    <style:style style:name="Table36.A" style:family="table-column">
      <style:table-column-properties style:column-width="14.66cm"/>
    </style:style>
    <style:style style:name="Table36.A1" style:family="table-cell">
      <style:table-cell-properties style:vertical-align="middle" fo:padding="0.049cm" fo:border="none"/>
    </style:style>
    <style:style style:name="Table37" style:family="table">
      <style:table-properties style:width="17.59cm" table:align="left"/>
    </style:style>
    <style:style style:name="Table37.A" style:family="table-column">
      <style:table-column-properties style:column-width="17.59cm"/>
    </style:style>
    <style:style style:name="Table37.A1" style:family="table-cell">
      <style:table-cell-properties style:vertical-align="middle" fo:padding="0.049cm" fo:border="none"/>
    </style:style>
    <style:style style:name="Table38" style:family="table">
      <style:table-properties style:width="12.834cm" table:align="left"/>
    </style:style>
    <style:style style:name="Table38.A" style:family="table-column">
      <style:table-column-properties style:column-width="2.348cm"/>
    </style:style>
    <style:style style:name="Table38.B" style:family="table-column">
      <style:table-column-properties style:column-width="10.486cm"/>
    </style:style>
    <style:style style:name="Table38.A1" style:family="table-cell">
      <style:table-cell-properties style:vertical-align="middle" fo:padding="0.049cm" fo:border="none"/>
    </style:style>
    <style:style style:name="Table39" style:family="table">
      <style:table-properties style:width="17.59cm" table:align="left"/>
    </style:style>
    <style:style style:name="Table39.A" style:family="table-column">
      <style:table-column-properties style:column-width="1.863cm"/>
    </style:style>
    <style:style style:name="Table39.B" style:family="table-column">
      <style:table-column-properties style:column-width="1.709cm"/>
    </style:style>
    <style:style style:name="Table39.C" style:family="table-column">
      <style:table-column-properties style:column-width="14.018cm"/>
    </style:style>
    <style:style style:name="Table39.A1" style:family="table-cell">
      <style:table-cell-properties style:vertical-align="middle" fo:padding="0.049cm" fo:border="none"/>
    </style:style>
    <style:style style:name="Table40" style:family="table">
      <style:table-properties style:width="17.59cm" table:align="left"/>
    </style:style>
    <style:style style:name="Table40.A" style:family="table-column">
      <style:table-column-properties style:column-width="17.59cm"/>
    </style:style>
    <style:style style:name="Table40.A1" style:family="table-cell">
      <style:table-cell-properties style:vertical-align="middle" fo:padding="0.049cm" fo:border="none"/>
    </style:style>
    <style:style style:name="Table41" style:family="table">
      <style:table-properties style:width="17.59cm" table:align="left"/>
    </style:style>
    <style:style style:name="Table41.A" style:family="table-column">
      <style:table-column-properties style:column-width="2.194cm"/>
    </style:style>
    <style:style style:name="Table41.B" style:family="table-column">
      <style:table-column-properties style:column-width="1.901cm"/>
    </style:style>
    <style:style style:name="Table41.C" style:family="table-column">
      <style:table-column-properties style:column-width="13.494cm"/>
    </style:style>
    <style:style style:name="Table41.A1" style:family="table-cell">
      <style:table-cell-properties style:vertical-align="middle" fo:padding="0.049cm" fo:border="none"/>
    </style:style>
    <style:style style:name="P1" style:family="paragraph" style:parent-style-name="Preformatted_20_Text">
      <style:text-properties fo:color="#000000"/>
    </style:style>
    <style:style style:name="P2" style:family="paragraph" style:parent-style-name="Preformatted_20_Text">
      <style:paragraph-properties fo:margin-top="0cm" fo:margin-bottom="0.499cm"/>
      <style:text-properties fo:color="#000000"/>
    </style:style>
    <style:style style:name="P3" style:family="paragraph" style:parent-style-name="Standard">
      <style:paragraph-properties fo:margin-top="0cm" fo:margin-bottom="0cm"/>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3"/>
    <style:style style:name="P53" style:family="paragraph" style:parent-style-name="Text_20_body" style:list-style-name="L54"/>
    <style:style style:name="P54" style:family="paragraph" style:parent-style-name="Text_20_body" style:list-style-name="L55"/>
    <style:style style:name="P55" style:family="paragraph" style:parent-style-name="Text_20_body" style:list-style-name="L56"/>
    <style:style style:name="P56" style:family="paragraph" style:parent-style-name="Text_20_body" style:list-style-name="L57"/>
    <style:style style:name="P57" style:family="paragraph" style:parent-style-name="Text_20_body" style:list-style-name="L58"/>
    <style:style style:name="P58" style:family="paragraph" style:parent-style-name="Text_20_body" style:list-style-name="L59"/>
    <style:style style:name="P59" style:family="paragraph" style:parent-style-name="Text_20_body" style:list-style-name="L60"/>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P68" style:family="paragraph" style:parent-style-name="Text_20_body" style:list-style-name="L69"/>
    <style:style style:name="P69" style:family="paragraph" style:parent-style-name="Text_20_body" style:list-style-name="L70"/>
    <style:style style:name="P70" style:family="paragraph" style:parent-style-name="Text_20_body" style:list-style-name="L71"/>
    <style:style style:name="P71" style:family="paragraph" style:parent-style-name="Text_20_body" style:list-style-name="L72"/>
    <style:style style:name="P72" style:family="paragraph" style:parent-style-name="Text_20_body" style:list-style-name="L73"/>
    <style:style style:name="P73" style:family="paragraph" style:parent-style-name="Text_20_body" style:list-style-name="L74"/>
    <style:style style:name="P74" style:family="paragraph" style:parent-style-name="Text_20_body" style:list-style-name="L75"/>
    <style:style style:name="P75" style:family="paragraph" style:parent-style-name="Text_20_body">
      <style:paragraph-properties fo:margin-top="0cm" fo:margin-bottom="0cm"/>
    </style:style>
    <style:style style:name="P76" style:family="paragraph" style:parent-style-name="Text_20_body">
      <style:paragraph-properties fo:margin-left="0.344cm" fo:margin-right="0cm" fo:margin-top="0cm" fo:margin-bottom="0cm" fo:text-indent="0cm" style:auto-text-indent="false"/>
    </style:style>
    <style:style style:name="P77" style:family="paragraph" style:parent-style-name="Table_20_Contents">
      <style:text-properties fo:font-size="2pt" style:font-size-asian="2pt" style:font-size-complex="2pt"/>
    </style:style>
    <style:style style:name="P78" style:family="paragraph" style:parent-style-name="Table_20_Contents">
      <style:paragraph-properties fo:margin-top="0cm" fo:margin-bottom="0.499cm"/>
    </style:style>
    <style:style style:name="P79" style:family="paragraph" style:parent-style-name="Table_20_Contents" style:list-style-name="L47">
      <style:paragraph-properties fo:margin-top="0cm" fo:margin-bottom="0.499cm"/>
    </style:style>
    <style:style style:name="P80" style:family="paragraph" style:parent-style-name="Table_20_Contents" style:list-style-name="L48">
      <style:paragraph-properties fo:margin-top="0cm" fo:margin-bottom="0.499cm"/>
    </style:style>
    <style:style style:name="P81" style:family="paragraph" style:parent-style-name="Table_20_Contents" style:list-style-name="L49">
      <style:paragraph-properties fo:margin-top="0cm" fo:margin-bottom="0.499cm"/>
    </style:style>
    <style:style style:name="P82" style:family="paragraph" style:parent-style-name="Table_20_Contents" style:list-style-name="L50">
      <style:paragraph-properties fo:margin-top="0cm" fo:margin-bottom="0.499cm"/>
    </style:style>
    <style:style style:name="P83" style:family="paragraph" style:parent-style-name="Heading_20_1">
      <style:paragraph-properties fo:break-before="page"/>
    </style:style>
    <style:style style:name="P84" style:family="paragraph" style:parent-style-name="Table_20_Heading">
      <style:paragraph-properties fo:text-align="start" style:justify-single-word="false"/>
    </style:style>
    <style:style style:name="P85" style:family="paragraph" style:parent-style-name="Table_20_Heading">
      <style:paragraph-properties fo:margin-top="0cm" fo:margin-bottom="0.499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ML Sequence Diagrams: Reference</text:h>
      <text:section text:style-name="Sect1" text:name="curversion">
        <text:p text:style-name="Text_20_body"><text:span text:style-name="Strong_20_Emphasis">Visual Studio 2013 </text:span></text:p>
      </text:section>
      <text:section text:style-name="Sect1" text:name="versionclick">
        <text:p text:style-name="Text_20_body"/>
        <text:section text:style-name="Sect1" text:name="vsseperator">
          <text:p text:style-name="Text_20_body"/>
        </text:section>
        <text:p text:style-name="P75"><text:bookmark text:name="vsLink"/><text:a xlink:type="simple" xlink:href="javascript:;">Other Versions </text:a></text:p>
        <text:p text:style-name="P75"><draw:frame draw:style-name="fr1" draw:name="graphics1" text:anchor-type="as-char" svg:width="51.223cm" svg:height="1.376cm" draw:z-index="0"><draw:image xlink:href="http://i3.msdn.microsoft.com/Areas/Epx/Content/Images/ImageSprite.png" xlink:type="simple" xlink:show="embed" xlink:actuate="onLoad"/></draw:frame><text:bookmark text:name="vsArrow"/> </text:p>
      </text:section>
      <text:section text:style-name="Sect1" text:name="ratingCounterSeperator">
        <text:p text:style-name="Text_20_body"/>
      </text:section>
      <text:section text:style-name="Sect1" text:name="ratingCounter">
        <text:p text:style-name="P76"><text:bookmark text:name="rcA"/>5 out of 7 rated this helpful <text:bookmark text:name="rateThisPrefix"/>- <text:bookmark text:name="rateThisTopic"/><text:a xlink:type="simple" xlink:href="http://msdn.microsoft.com/en-us/library/dd409377.aspx#feedback">Rate this topic</text:a> </text:p>
      </text:section>
      <text:section text:style-name="Sect1" text:name="mainSection">
        <text:p text:style-name="Text_20_body"/>
        <text:section text:style-name="Sect1" text:name="mainBody">
          <text:p text:style-name="Text_20_body">In Visual Studio Ultimate, a sequence diagram shows an interaction, which represents the sequence of messages between instances of classes, components, subsystems, or actors. Time flows down the diagram, and it shows the flow of control from one participant to another. To create a UML sequence diagram, on the Architecture menu, click New Diagram.</text:p>
          <text:p text:style-name="Text_20_body">The diagram shows example instances and events, instead of classes and methods; more than one instance of the same type can appear in the diagram, and more than one occurrence of the same message can appear also.</text:p>
          <text:p text:style-name="Text_20_body">There are two kinds of sequence diagram:</text:p>
          <text:list xml:id="list846364390" text:style-name="L1">
            <text:list-item>
              <text:p text:style-name="P4">Code-based Sequence Diagrams can be generated from .NET program code, and can be placed within any project. For more information, see <text:a xlink:type="simple" xlink:href="http://msdn.microsoft.com/en-us/library/ee317485.aspx">Visualize Code by Generating Sequence Diagrams</text:a>.</text:p>
            </text:list-item>
            <text:list-item>
              <text:p text:style-name="P4">UML Sequence Diagrams form part of a UML model, and exist only within UML modeling projects. For more information, see <text:a xlink:type="simple" xlink:href="http://msdn.microsoft.com/en-us/library/dd409389.aspx">UML Sequence Diagrams: Guidelines</text:a>.</text:p>
            </text:list-item>
          </text:list>
          <text:p text:style-name="Text_20_body">The two kinds of sequence diagram are similar, although a few of the properties of the elements are different.</text:p>
          <text:p text:style-name="Text_20_body">For more information about how to create and draw modeling diagrams, see <text:a xlink:type="simple" xlink:href="http://msdn.microsoft.com/en-us/library/dd409405.aspx">How to: Edit UML Models and Diagrams</text:a>.</text:p>
          <text:h text:style-name="Heading_20_2" text:outline-level="2"><text:a xlink:type="simple" xlink:href="javascript:void(0)">Reading Sequence Diagrams </text:a></text:h>
          <text:p text:style-name="Text_20_body"><text:bookmark text:name="sectionToggle0"/>The following table describes the elements that you can see on a sequence diagram. For information about the properties of these elements, see <text:a xlink:type="simple" xlink:href="http://msdn.microsoft.com/en-us/library/dd420540.aspx">Properties of Elements in UML Sequence Diagrams</text:a>.</text:p>
          <text:p text:style-name="Text_20_body">For a information about how to use sequence diagrams, see <text:a xlink:type="simple" xlink:href="http://msdn.microsoft.com/en-us/library/dd409389.aspx">UML Sequence Diagrams: Guidelines</text:a>.</text:p>
          <text:p text:style-name="P75"><text:soft-page-break/><draw:frame draw:style-name="fr1" draw:name="graphics2" text:anchor-type="as-char" svg:width="14.923cm" svg:height="13.732cm" draw:z-index="1"><draw:image xlink:href="http://i.msdn.microsoft.com/dynimg/IC267823.png" xlink:type="simple" xlink:show="embed" xlink:actuate="onLoad"/><svg:title>Parts of a sequence diagram</svg:title></draw:frame><text:bookmark text:name="UML_Sequence"/> </text:p>
          <table:table table:name="Table1" table:style-name="Table1">
            <table:table-column table:style-name="Table1.A"/>
            <table:table-column table:style-name="Table1.B"/>
            <table:table-column table:style-name="Table1.C"/>
            <table:table-row>
              <table:table-cell table:style-name="Table1.A1" office:value-type="string">
                <text:p text:style-name="P85">Shape </text:p>
              </table:table-cell>
              <table:table-cell table:style-name="Table1.A1" office:value-type="string">
                <text:p text:style-name="P85">Element </text:p>
              </table:table-cell>
              <table:table-cell table:style-name="Table1.A1" office:value-type="string">
                <text:p text:style-name="P85">Description </text:p>
              </table:table-cell>
            </table:table-row>
            <table:table-row>
              <table:table-cell table:style-name="Table1.A1" office:value-type="string">
                <text:p text:style-name="P78">1</text:p>
              </table:table-cell>
              <table:table-cell table:style-name="Table1.A1" office:value-type="string">
                <text:p text:style-name="P78">Lifeline </text:p>
              </table:table-cell>
              <table:table-cell table:style-name="Table1.A1" office:value-type="string">
                <text:p text:style-name="P78">A vertical line that represents the sequence of events that occur in a participant during an interaction, while time progresses down the line. This participant can be an instance of a class, component, or actor. </text:p>
              </table:table-cell>
            </table:table-row>
            <table:table-row>
              <table:table-cell table:style-name="Table1.A1" office:value-type="string">
                <text:p text:style-name="P78">2</text:p>
              </table:table-cell>
              <table:table-cell table:style-name="Table1.A1" office:value-type="string">
                <text:p text:style-name="P78">Actor </text:p>
              </table:table-cell>
              <table:table-cell table:style-name="Table1.A1" office:value-type="string">
                <text:p text:style-name="P78">A participant that is external to the system that you are developing. </text:p>
                <text:p text:style-name="P78">You can make an actor symbol appear at the top of a lifeline by setting its Actor property.</text:p>
              </table:table-cell>
            </table:table-row>
            <table:table-row>
              <table:table-cell table:style-name="Table1.A1" office:value-type="string">
                <text:p text:style-name="P78">3</text:p>
              </table:table-cell>
              <table:table-cell table:style-name="Table1.A1" office:value-type="string">
                <text:p text:style-name="P78">Synchronous message </text:p>
              </table:table-cell>
              <table:table-cell table:style-name="Table1.A1" office:value-type="string">
                <text:p text:style-name="P78">The sender waits for a response to a synchronous message before it continues. The diagram shows both the call and the return. Synchronous messages are used to represent ordinary function calls within a program, as well as other kinds of message that behave in the same way.</text:p>
              </table:table-cell>
            </table:table-row>
            <table:table-row>
              <table:table-cell table:style-name="Table1.A1" office:value-type="string">
                <text:p text:style-name="P78">4</text:p>
              </table:table-cell>
              <table:table-cell table:style-name="Table1.A1" office:value-type="string">
                <text:p text:style-name="P78">Asynchronous message </text:p>
              </table:table-cell>
              <table:table-cell table:style-name="Table1.A1" office:value-type="string">
                <text:p text:style-name="P78">A message that does not require a response before the sender continues. An asynchronous message shows only a call from the sender. Use to represent <text:soft-page-break/>communication between separate threads or the creation of a new thread.</text:p>
              </table:table-cell>
            </table:table-row>
            <table:table-row>
              <table:table-cell table:style-name="Table1.A1" office:value-type="string">
                <text:p text:style-name="P78">5</text:p>
              </table:table-cell>
              <table:table-cell table:style-name="Table1.A1" office:value-type="string">
                <text:p text:style-name="P78">Execution occurrence </text:p>
              </table:table-cell>
              <table:table-cell table:style-name="Table1.A1" office:value-type="string">
                <text:p text:style-name="P78">A vertical shaded rectangle that appears on a participant's lifeline and represents the period when the participant is executing an operation.</text:p>
                <text:p text:style-name="P78">The execution begins where the participant receives a message. If the initiating message was a synchronous message, the execution ends with a «return» arrow back to the sender. </text:p>
              </table:table-cell>
            </table:table-row>
            <table:table-row>
              <table:table-cell table:style-name="Table1.A1" office:value-type="string">
                <text:p text:style-name="P78">6</text:p>
              </table:table-cell>
              <table:table-cell table:style-name="Table1.A1" office:value-type="string">
                <text:p text:style-name="P78">Callback message </text:p>
              </table:table-cell>
              <table:table-cell table:style-name="Table1.A1" office:value-type="string">
                <text:p text:style-name="P78">A message that returns back to a participant that is waiting for the return from an earlier call. The resulting execution occurrence appears on top of the existing one.</text:p>
              </table:table-cell>
            </table:table-row>
            <table:table-row>
              <table:table-cell table:style-name="Table1.A1" office:value-type="string">
                <text:p text:style-name="P78">7</text:p>
              </table:table-cell>
              <table:table-cell table:style-name="Table1.A1" office:value-type="string">
                <text:p text:style-name="P78">Self message </text:p>
              </table:table-cell>
              <table:table-cell table:style-name="Table1.A1" office:value-type="string">
                <text:p text:style-name="P78">A message from a participant to itself. The resulting execution occurrence appears on top of the sending execution.</text:p>
              </table:table-cell>
            </table:table-row>
            <table:table-row>
              <table:table-cell table:style-name="Table1.A1" office:value-type="string">
                <text:p text:style-name="P78">8</text:p>
              </table:table-cell>
              <table:table-cell table:style-name="Table1.A1" office:value-type="string">
                <text:p text:style-name="P78">Create message </text:p>
              </table:table-cell>
              <table:table-cell table:style-name="Table1.A1" office:value-type="string">
                <text:p text:style-name="P78">A message that creates a participant. If a participant receives a create message, it should be the first it receives.</text:p>
              </table:table-cell>
            </table:table-row>
            <table:table-row>
              <table:table-cell table:style-name="Table1.A1" office:value-type="string">
                <text:p text:style-name="P78">9</text:p>
              </table:table-cell>
              <table:table-cell table:style-name="Table1.A1" office:value-type="string">
                <text:p text:style-name="P78">Found message </text:p>
              </table:table-cell>
              <table:table-cell table:style-name="Table1.A1" office:value-type="string">
                <text:p text:style-name="P78">An asynchronous message from an unknown or an unspecified participant.</text:p>
              </table:table-cell>
            </table:table-row>
            <table:table-row>
              <table:table-cell table:style-name="Table1.A1" office:value-type="string">
                <text:p text:style-name="P78">10</text:p>
              </table:table-cell>
              <table:table-cell table:style-name="Table1.A1" office:value-type="string">
                <text:p text:style-name="P78">Lost message </text:p>
              </table:table-cell>
              <table:table-cell table:style-name="Table1.A1" office:value-type="string">
                <text:p text:style-name="P78">An asynchronous message to an unknown or an unspecified participant.</text:p>
              </table:table-cell>
            </table:table-row>
            <table:table-row>
              <table:table-cell table:style-name="Table1.A1" office:value-type="string">
                <text:p text:style-name="P78">11</text:p>
              </table:table-cell>
              <table:table-cell table:style-name="Table1.A1" office:value-type="string">
                <text:p text:style-name="P78">Comment </text:p>
              </table:table-cell>
              <table:table-cell table:style-name="Table1.A1" office:value-type="string">
                <text:p text:style-name="P78">A comment can be attached to any point on a lifeline.</text:p>
              </table:table-cell>
            </table:table-row>
            <table:table-row>
              <table:table-cell table:style-name="Table1.A1" office:value-type="string">
                <text:p text:style-name="P78">12</text:p>
              </table:table-cell>
              <table:table-cell table:style-name="Table1.A1" office:value-type="string">
                <text:p text:style-name="P78">Interaction Use </text:p>
              </table:table-cell>
              <table:table-cell table:style-name="Table1.A1" office:value-type="string">
                <text:p text:style-name="P78">Encloses a sequence of messages that are defined in another diagram.</text:p>
                <text:p text:style-name="P78">To create an Interaction Use, click the tool and then drag across the lifelines you want to include.</text:p>
              </table:table-cell>
            </table:table-row>
            <table:table-row>
              <table:table-cell table:style-name="Table1.A1" office:value-type="string">
                <text:p text:style-name="P78">13 </text:p>
              </table:table-cell>
              <table:table-cell table:style-name="Table1.A1" office:value-type="string">
                <text:p text:style-name="P78">Combined Fragment </text:p>
              </table:table-cell>
              <table:table-cell table:style-name="Table1.A1" office:value-type="string">
                <text:p text:style-name="P78">A collection of fragments. Each fragment can enclose one or more messages. There are different kinds of combined fragments. For more information, see <text:a xlink:type="simple" xlink:href="http://msdn.microsoft.com/en-us/library/dd465153.aspx">Describing Control Flow with Fragments in UML Sequence Diagrams</text:a>.</text:p>
                <text:p text:style-name="P78">To create a fragment, right-click a message, point to Surround With, and then click a fragment type.</text:p>
              </table:table-cell>
            </table:table-row>
            <table:table-row>
              <table:table-cell table:style-name="Table1.A1" office:value-type="string">
                <text:p text:style-name="P78">14</text:p>
              </table:table-cell>
              <table:table-cell table:style-name="Table1.A1" office:value-type="string">
                <text:p text:style-name="P78">Fragment Guard </text:p>
              </table:table-cell>
              <table:table-cell table:style-name="Table1.A1" office:value-type="string">
                <text:p text:style-name="P78">Can be used to state a condition relevant to whether the fragment will occur.</text:p>
                <text:p text:style-name="P78">To set the guard, select a fragment, then select the guard, and type a value.</text:p>
              </table:table-cell>
            </table:table-row>
            <table:table-row>
              <table:table-cell table:style-name="Table1.A1" office:value-type="string">
                <text:p text:style-name="P78">X </text:p>
              </table:table-cell>
              <table:table-cell table:style-name="Table1.A1" office:value-type="string">
                <text:p text:style-name="P78">Destruction Event </text:p>
              </table:table-cell>
              <table:table-cell table:style-name="Table1.A1" office:value-type="string">
                <text:p text:style-name="P78">Represents the point at which the object is deleted or no longer accessible. Appears at the bottom of every lifeline.</text:p>
              </table:table-cell>
            </table:table-row>
            <table:table-row>
              <table:table-cell table:style-name="Table1.A1" office:value-type="string">
                <text:p text:style-name="P77"/>
              </table:table-cell>
              <table:table-cell table:style-name="Table1.A1" office:value-type="string">
                <text:p text:style-name="P78">Interaction </text:p>
              </table:table-cell>
              <table:table-cell table:style-name="Table1.A1" office:value-type="string">
                <text:p text:style-name="P78">The collection of messages and lifelines that is displayed in the sequence diagram. To view the properties of an Interaction, you must select it in UML <text:soft-page-break/>Model Explorer.</text:p>
              </table:table-cell>
            </table:table-row>
            <table:table-row>
              <table:table-cell table:style-name="Table1.A1" office:value-type="string">
                <text:p text:style-name="P77"/>
              </table:table-cell>
              <table:table-cell table:style-name="Table1.A1" office:value-type="string">
                <text:p text:style-name="P78">Sequence Diagram </text:p>
              </table:table-cell>
              <table:table-cell table:style-name="Table1.A1" office:value-type="string">
                <text:p text:style-name="P78">The diagram that displays an Interaction. To view its properties, click on an empty part of the diagram.</text:p>
                <table:table table:name="Table2" table:style-name="Table2">
                  <table:table-column table:style-name="Table2.A"/>
                  <table:table-row>
                    <table:table-cell table:style-name="Table2.A1" office:value-type="string">
                      <text:p text:style-name="P84"><draw:frame draw:style-name="fr1" draw:name="graphics3" text:anchor-type="as-char" svg:width="0.026cm" svg:height="0.041cm" draw:z-index="2"><draw:image xlink:href="http://i.msdn.microsoft.com/areas/global/content/clear.gif" xlink:type="simple" xlink:show="embed" xlink:actuate="onLoad"/></draw:frame><text:bookmark text:name="alert_note"/> <text:span text:style-name="Strong_20_Emphasis">Note</text:span> </text:p>
                    </table:table-cell>
                  </table:table-row>
                  <table:table-row>
                    <table:table-cell table:style-name="Table2.A1" office:value-type="string">
                      <text:p text:style-name="P78">The names of the Sequence Diagram, the Interaction that it displays, and the file that contains the diagram can all be differen</text:p>
                    </table:table-cell>
                  </table:table-row>
                </table:table>
              </table:table-cell>
            </table:table-row>
          </table:table>
        </text:section>
      </text:section>
      <text:p text:style-name="Standard"/>
      <text:p text:style-name="Standard"/>
      <text:p text:style-name="Standard"/>
      <text:h text:style-name="P83" text:outline-level="1">UML Use Case Diagrams: Guidelines</text:h>
      <text:section text:style-name="Sect1" text:name="Section1">
        <text:p text:style-name="Text_20_body"><text:bookmark text:name="curversion"/><text:span text:style-name="Strong_20_Emphasis">Visual Studio 2013 </text:span></text:p>
      </text:section>
      <text:section text:style-name="Sect1" text:name="Section2">
        <text:p text:style-name="Text_20_body"><text:bookmark text:name="versionclick"/></text:p>
        <text:section text:style-name="Sect1" text:name="Section3">
          <text:p text:style-name="Text_20_body"><text:bookmark text:name="vsseperator"/></text:p>
        </text:section>
        <text:p text:style-name="P75"><text:bookmark text:name="vsLink1"/><text:a xlink:type="simple" xlink:href="javascript:;">Other Versions </text:a></text:p>
        <text:p text:style-name="P75"><draw:frame draw:style-name="fr1" draw:name="graphics4" text:anchor-type="as-char" svg:width="1.997cm" svg:height="0.998cm" draw:z-index="3"><draw:image xlink:href="http://i3.msdn.microsoft.com/Areas/Epx/Content/Images/ImageSprite.png" xlink:type="simple" xlink:show="embed" xlink:actuate="onLoad"/></draw:frame><text:bookmark text:name="vsArrow1"/> </text:p>
      </text:section>
      <text:section text:style-name="Sect1" text:name="Section4">
        <text:p text:style-name="Text_20_body"><text:bookmark text:name="ratingCounterSeperator"/></text:p>
      </text:section>
      <text:section text:style-name="Sect1" text:name="Section5">
        <text:p text:style-name="P76"><text:bookmark text:name="ratingCounter"/><text:bookmark text:name="rcA1"/>12 out of 13 rated this helpful <text:bookmark text:name="rateThisPrefix1"/>- <text:bookmark text:name="rateThisTopic1"/><text:a xlink:type="simple" xlink:href="http://msdn.microsoft.com/en-us/library/dd409432.aspx#feedback">Rate this topic</text:a> </text:p>
      </text:section>
      <text:section text:style-name="Sect1" text:name="Section6">
        <text:p text:style-name="Text_20_body"><text:bookmark text:name="mainSection"/></text:p>
        <text:section text:style-name="Sect1" text:name="Section7">
          <text:p text:style-name="Text_20_body"><text:bookmark text:name="mainBody"/>In Visual Studio Ultimate, you can draw a use case diagram to summarize who uses your application or system, and what they can do with it. To create a UML use case diagram, on the Architecture menu, click New Diagram. </text:p>
          <text:p text:style-name="Text_20_body">For a video demonstration, see <text:a xlink:type="simple" xlink:href="http://channel9.msdn.com/posts/clinted/UML-with-VS-2010-Part-2-Organizing-Features-Into-Use-Cases/">Organizing Features into Use Cases</text:a>.</text:p>
          <text:p text:style-name="Text_20_body">With the help of a use case diagram, you can discuss and communicate:</text:p>
          <text:list xml:id="list1865588173" text:style-name="L2">
            <text:list-item>
              <text:p text:style-name="P5">The scenarios in which your system or application interacts with people, organizations, or external systems.</text:p>
            </text:list-item>
            <text:list-item>
              <text:p text:style-name="P5">The goals that it helps those actors achieve.</text:p>
            </text:list-item>
            <text:list-item>
              <text:p text:style-name="P5">The scope of your system.</text:p>
            </text:list-item>
          </text:list>
          <text:p text:style-name="Text_20_body">A use case diagram does not show the detail of the use cases: it only summarizes some of the relationships between use cases, actors, and systems. In particular, the diagram does not show the order in which steps are performed to achieve the goals of each use case. You can describe those details in other diagrams and documents, which you can link to each use case. For more information, see <text:a xlink:type="simple" xlink:href="http://msdn.microsoft.com/en-us/library/dd409432.aspx#Details">Describing Use Cases in Detail</text:a> in this topic.</text:p>
          <text:p text:style-name="Text_20_body">The descriptions you provide for use cases will use several terms related to the domain in which the system works, such as Sale, Menu, Customer, and so on. It is important to define these terms and their relationships clearly, and you can do that with the help of a UML Class Diagram. For more information, see <text:a xlink:type="simple" xlink:href="http://msdn.microsoft.com/en-us/library/dd409416.aspx">UML Class Diagrams: Guidelines</text:a>.</text:p>
          <text:p text:style-name="Text_20_body">Use cases deal only in the functional requirements for a system. Other requirements such as business rules, quality of service requirements, and implementation constraints must be represented separately. Architecture and internal details must also be described separately. For more information about how to define user requirements, see <text:a xlink:type="simple" xlink:href="http://msdn.microsoft.com/en-us/library/dd409376.aspx">Modeling User Requirements</text:a>.</text:p>
          <text:p text:style-name="Text_20_body">The examples used in this topic relate to a Web site on which customers can order meals from local restaurants.</text:p>
          <text:p text:style-name="Text_20_body"><draw:frame draw:style-name="fr1" draw:name="graphics5" text:anchor-type="as-char" svg:width="1.997cm" svg:height="0.998cm" draw:z-index="4"><draw:image xlink:href="http://i.msdn.microsoft.com/dynimg/IC294848.png" xlink:type="simple" xlink:show="embed" xlink:actuate="onLoad"/><svg:title>Elements in a use case diagram</svg:title></draw:frame><text:bookmark text:name="UML_UCOvActor"/> </text:p>
          <text:list xml:id="list144303427" text:style-name="L3">
            <text:list-item>
              <text:p text:style-name="P6">An actor (1) is a class of person, organization, device, or external software component that interacts with your system. Example actors are Customer, Restaurant, Temperature Sensor, Credit Card Authorizer.</text:p>
            </text:list-item>
            <text:list-item>
              <text:p text:style-name="P6"><text:soft-page-break/>A use case (2) represents the actions that are performed by one or more actors in the pursuit of a particular goal. Example use cases are Order Meal, Update Menu, Process Payment. </text:p>
              <text:p text:style-name="P6">On a use case diagram, use cases are associated (3) with the actors that perform them.</text:p>
            </text:list-item>
            <text:list-item>
              <text:p text:style-name="P6">Your system (4) is whatever you are developing. It might be a small software component, whose actors are just other software components; or it might be a complete application; or it might be a large distributed suite of applications deployed over many computers and devices. Example subsystems are Meal Ordering Website, Meal Delivery Business, Website Version 2.</text:p>
              <text:p text:style-name="P6">A use case diagram can show which use cases are supported by your system or its subsystems.</text:p>
            </text:list-item>
          </text:list>
          <text:h text:style-name="Heading_20_2" text:outline-level="2"><text:a xlink:type="simple" xlink:href="javascript:void(0)">In This Topic </text:a></text:h>
          <text:p text:style-name="Text_20_body"><text:bookmark text:name="sectionToggle01"/><text:a xlink:type="simple" xlink:href="http://msdn.microsoft.com/en-us/library/dd409432.aspx#BasicSteps">Basic Steps for Drawing Use Case Diagrams</text:a> </text:p>
          <text:p text:style-name="Text_20_body"><text:a xlink:type="simple" xlink:href="http://msdn.microsoft.com/en-us/library/dd409432.aspx#Actors">Drawing Actors and Use Cases</text:a> </text:p>
          <text:p text:style-name="Text_20_body"><text:a xlink:type="simple" xlink:href="http://msdn.microsoft.com/en-us/library/dd409432.aspx#Details">Describing Use Cases in Detail</text:a> </text:p>
          <text:p text:style-name="Text_20_body"><text:a xlink:type="simple" xlink:href="http://msdn.microsoft.com/en-us/library/dd409432.aspx#Structuring">Structuring Use Cases</text:a> </text:p>
          <text:p text:style-name="Text_20_body"><text:a xlink:type="simple" xlink:href="http://msdn.microsoft.com/en-us/library/dd409432.aspx#Subsystems">Using Subsystem Boundaries</text:a> </text:p>
          <text:h text:style-name="Heading_20_2" text:outline-level="2"><text:bookmark text:name="BasicSteps"/><text:a xlink:type="simple" xlink:href="javascript:void(0)">Basic Steps for Drawing Use Case Diagrams </text:a></text:h>
          <text:p text:style-name="P3"><text:bookmark text:name="sectionToggle1"/></text:p>
          <table:table table:name="Table3" table:style-name="Table3">
            <table:table-column table:style-name="Table3.A"/>
            <table:table-row>
              <table:table-cell table:style-name="Table3.A1" office:value-type="string">
                <text:p text:style-name="P84"><draw:frame draw:style-name="fr1" draw:name="graphics6" text:anchor-type="as-char" svg:width="0.026cm" svg:height="0.041cm" draw:z-index="13"><draw:image xlink:href="http://i.msdn.microsoft.com/areas/global/content/clear.gif" xlink:type="simple" xlink:show="embed" xlink:actuate="onLoad"/></draw:frame><text:bookmark text:name="alert_note1"/> <text:span text:style-name="Strong_20_Emphasis">Note</text:span> </text:p>
              </table:table-cell>
            </table:table-row>
            <table:table-row>
              <table:table-cell table:style-name="Table3.A1" office:value-type="string">
                <text:p text:style-name="P78">Detailed steps for creating any of the modeling diagrams are described in <text:a xlink:type="simple" xlink:href="http://msdn.microsoft.com/en-us/library/dd409405.aspx">How to: Edit UML Models and Diagrams</text:a>. </text:p>
              </table:table-cell>
            </table:table-row>
          </table:table>
          <text:h text:style-name="Heading_20_3" text:outline-level="3">To create a new use case diagram </text:h>
          <text:list xml:id="list680635331" text:style-name="L4">
            <text:list-item>
              <text:p text:style-name="P7">On the Architecture menu, click New Diagram.</text:p>
            </text:list-item>
            <text:list-item>
              <text:p text:style-name="P7">Under Templates, click UML Use Case Diagram.</text:p>
            </text:list-item>
            <text:list-item>
              <text:p text:style-name="P7">Name the diagram.</text:p>
            </text:list-item>
            <text:list-item>
              <text:p text:style-name="P7">In Add to Modeling Project, select an existing modeling project in your solution, or Create a New Modeling Project, and then click OK.</text:p>
            </text:list-item>
          </text:list>
          <text:h text:style-name="Heading_20_3" text:outline-level="3">To draw a use case diagram</text:h>
          <text:list xml:id="list1652464400" text:style-name="L5">
            <text:list-item>
              <text:p text:style-name="P8">Drag Subsystem boundaries from the toolbox onto the diagram, to represent either your whole system or its major components. </text:p>
              <text:list>
                <text:list-item>
                  <text:p text:style-name="P8">You can draw a use case diagram without system boundaries if you do not want to describe which use cases are supported by your system or its components. </text:p>
                </text:list-item>
                <text:list-item>
                  <text:p text:style-name="P8">Drag the corner of a system to make it bigger, if it is necessary. </text:p>
                </text:list-item>
                <text:list-item>
                  <text:p text:style-name="P8">Rename it appropriately.</text:p>
                </text:list-item>
              </text:list>
            </text:list-item>
            <text:list-item>
              <text:p text:style-name="P8">Drag Actors from the toolbox onto the diagram (placing them outside any system boundary).</text:p>
              <text:list>
                <text:list-item>
                  <text:p text:style-name="P8"><text:soft-page-break/>Actors represent classes of users, organizations, and external systems that interact with your system. </text:p>
                </text:list-item>
                <text:list-item>
                  <text:p text:style-name="P8">Rename them. For example: Customer, Restaurant, Credit card agency.</text:p>
                </text:list-item>
              </text:list>
            </text:list-item>
            <text:list-item>
              <text:p text:style-name="P8">Drag Use Cases from the toolbox onto the appropriate systems. </text:p>
              <text:list>
                <text:list-item>
                  <text:p text:style-name="P8">Use cases represent the activities that actors perform with the help of your system. </text:p>
                </text:list-item>
                <text:list-item>
                  <text:p text:style-name="P8">Rename them by using titles the actors themselves would understand. Do not use titles that are related to your code. For example: Order Meal, Pay for Meal, Deliver Meal.</text:p>
                </text:list-item>
                <text:list-item>
                  <text:p text:style-name="P8">Begin with major transactions such as Order Meal, leaving until later smaller interactions such as Select Menu Item.</text:p>
                </text:list-item>
                <text:list-item>
                  <text:p text:style-name="P8">Place each use case in the system or major subsystem that supports it (ignoring any façade or component involved only in connecting to the user).</text:p>
                </text:list-item>
                <text:list-item>
                  <text:p text:style-name="P8">You can draw a use case outside the system boundary to show that it is not supported by your system, perhaps in a particular version or release.</text:p>
                </text:list-item>
              </text:list>
            </text:list-item>
            <text:list-item>
              <text:p text:style-name="P8">Click Association on the toolbox, then a use case, and then an actor that participates in the use case. Link each actor to its use cases in this manner.</text:p>
            </text:list-item>
            <text:list-item>
              <text:p text:style-name="P8">Structure the use cases with the Include, Extend and Generalization relationships. To create each of these links, click the tool, then the source use case, then the target. See the following section titled <text:a xlink:type="simple" xlink:href="http://msdn.microsoft.com/en-us/library/dd409432.aspx#Structuring">Structuring Use Cases</text:a>.</text:p>
            </text:list-item>
            <text:list-item>
              <text:p text:style-name="P8">Describe the use cases in more detail. See the following section titled <text:a xlink:type="simple" xlink:href="http://msdn.microsoft.com/en-us/library/dd409432.aspx#Details">Describing Use Cases in Detail</text:a>.</text:p>
            </text:list-item>
            <text:list-item>
              <text:p text:style-name="P8">Draw separate diagrams to focus on different subsystems or different groups of related use cases. All the diagrams in one modeling project are views of the same model.</text:p>
            </text:list-item>
          </text:list>
          <text:h text:style-name="Heading_20_2" text:outline-level="2"><text:bookmark text:name="Actors"/><text:a xlink:type="simple" xlink:href="javascript:void(0)">Drawing Actors and Use Cases </text:a></text:h>
          <text:p text:style-name="Text_20_body"><text:bookmark text:name="sectionToggle2"/>The main purpose of a use case diagram is to show who interacts with your system, and the main goals they achieve with it.</text:p>
          <text:list xml:id="list1884458318" text:style-name="L6">
            <text:list-item>
              <text:p text:style-name="P9">Create Actors to represent classes of people, organizations, other systems, software or devices that interact with your system or subsystem. </text:p>
              <text:list>
                <text:list-item>
                  <text:p text:style-name="P9">To learn how to draw actors and other elements, see <text:a xlink:type="simple" xlink:href="http://msdn.microsoft.com/en-us/library/dd409405.aspx">How to: Edit UML Models and Diagrams</text:a>.</text:p>
                </text:list-item>
                <text:list-item>
                  <text:p text:style-name="P9">For each distinct set of goals, identify actors by their type or role, even though the physical persons or entities might be the same. For example, Restaurant and Customer are separate actors, even though a restaurant employee might sometimes be a customer.</text:p>
                </text:list-item>
              </text:list>
            </text:list-item>
            <text:list-item>
              <text:p text:style-name="P9">Create Use Cases for each of the goals that each actor seeks to achieve with the system. </text:p>
              <text:list>
                <text:list-item>
                  <text:p text:style-name="P9">Name and describe the use cases in words that the actor would understand, instead of implementation terms.</text:p>
                </text:list-item>
              </text:list>
            </text:list-item>
            <text:list-item>
              <text:p text:style-name="P9">Use Associations to link actors to use cases.</text:p>
            </text:list-item>
          </text:list>
          <text:h text:style-name="Heading_20_3" text:outline-level="3"><text:soft-page-break/><text:a xlink:type="simple" xlink:href="javascript:void(0)">Inheritance between Actors </text:a></text:h>
          <text:p text:style-name="Text_20_body"><text:bookmark text:name="sectionToggle3"/><draw:frame draw:style-name="fr1" draw:name="graphics7" text:anchor-type="as-char" svg:width="1.997cm" svg:height="0.998cm" draw:z-index="5"><draw:image xlink:href="http://i.msdn.microsoft.com/dynimg/IC294850.png" xlink:type="simple" xlink:show="embed" xlink:actuate="onLoad"/><svg:title>Use case diagram showing inheritance</svg:title></draw:frame><text:bookmark text:name="UML_UCGuideInherit"/> </text:p>
          <text:p text:style-name="Text_20_body">You can draw a Generalization link between Actors. The specialized actor, such as Club Customer in the example, inherits the use cases of the generalized actor, such as Customer. The arrowhead should point at the more general actor, such as Customer. When you create the link, point first at the more specialized actor.</text:p>
          <text:p text:style-name="Text_20_body">The specialized actor can have its own additional use cases that are not available to the other actors.</text:p>
          <table:table table:name="Table4" table:style-name="Table4">
            <table:table-column table:style-name="Table4.A"/>
            <table:table-row>
              <table:table-cell table:style-name="Table4.A1" office:value-type="string">
                <text:p text:style-name="P84"><draw:frame draw:style-name="fr1" draw:name="graphics8" text:anchor-type="as-char" svg:width="0.026cm" svg:height="0.041cm" draw:z-index="14"><draw:image xlink:href="http://i.msdn.microsoft.com/areas/global/content/clear.gif" xlink:type="simple" xlink:show="embed" xlink:actuate="onLoad"/></draw:frame><text:bookmark text:name="alert_caution"/> <text:span text:style-name="Strong_20_Emphasis">Caution</text:span> </text:p>
              </table:table-cell>
            </table:table-row>
            <table:table-row>
              <table:table-cell table:style-name="Table4.A1" office:value-type="string">
                <text:p text:style-name="P78">You should not make loops of generalization relationships that result in an actor generalizing itself. Loops may generate errors.</text:p>
              </table:table-cell>
            </table:table-row>
          </table:table>
          <text:h text:style-name="Heading_20_3" text:outline-level="3"><text:a xlink:type="simple" xlink:href="javascript:void(0)">Alternative Actor Icons </text:a></text:h>
          <text:p text:style-name="Text_20_body"><text:bookmark text:name="sectionToggle4"/>You can use custom icons to represent an actor, instead of the standard stick figure. For example, you could change it to resemble a device, restaurant, bank, and so on.</text:p>
          <text:h text:style-name="Heading_20_3" text:outline-level="3">To change the appearance of an actor</text:h>
          <text:list xml:id="list2178028241" text:style-name="L7">
            <text:list-item>
              <text:p text:style-name="P10">Right-click the actor and then click Properties. </text:p>
              <text:p text:style-name="P10">The Properties window appears.</text:p>
            </text:list-item>
            <text:list-item>
              <text:p text:style-name="P10">Set the Image Path property to the location of an image file. </text:p>
              <text:list>
                <text:list-item>
                  <text:p text:style-name="P10">You can use any of several image formats, including .gif, .jpg, and .bmp.</text:p>
                </text:list-item>
                <text:list-item>
                  <text:p text:style-name="P10">Use a file that is included in the solution or project source control so that it is still available when the solution is moved or copied.</text:p>
                </text:list-item>
              </text:list>
            </text:list-item>
            <text:list-item>
              <text:p text:style-name="P10">To replicate this appearance in other use case diagrams, copy the actor and paste it into another diagram.</text:p>
              <text:list>
                <text:list-item>
                  <text:p text:style-name="P10">The change of image applies only to the view in a particular diagram. It does not apply to the underlying model element. If you drag the actor from UML Model Explorer onto another diagram, it will appear as the standard stick figure.</text:p>
                </text:list-item>
              </text:list>
            </text:list-item>
          </text:list>
          <text:h text:style-name="Heading_20_3" text:outline-level="3"><text:a xlink:type="simple" xlink:href="javascript:void(0)">Multiplicities between Actors and Use Cases </text:a></text:h>
          <text:p text:style-name="Text_20_body"><text:bookmark text:name="sectionToggle5"/>The association between an actor and a use case can show a multiplicity at each end.</text:p>
          <text:p text:style-name="P75"><draw:frame draw:style-name="fr1" draw:name="graphics9" text:anchor-type="as-char" svg:width="1.997cm" svg:height="0.998cm" draw:z-index="6"><draw:image xlink:href="http://i.msdn.microsoft.com/dynimg/IC294851.png" xlink:type="simple" xlink:show="embed" xlink:actuate="onLoad"/><svg:title>Use case one to one with actor</svg:title></draw:frame><text:bookmark text:name="UML_UCGuideMulti1"/> </text:p>
          <table:table table:name="Table5" table:style-name="Table5">
            <table:table-column table:style-name="Table5.A"/>
            <table:table-row>
              <table:table-cell table:style-name="Table5.A1" office:value-type="string">
                <text:p text:style-name="P84"><draw:frame draw:style-name="fr1" draw:name="graphics10" text:anchor-type="as-char" svg:width="0.026cm" svg:height="0.041cm" draw:z-index="15"><draw:image xlink:href="http://i.msdn.microsoft.com/areas/global/content/clear.gif" xlink:type="simple" xlink:show="embed" xlink:actuate="onLoad"/></draw:frame><text:bookmark text:name="alert_note2"/> <text:span text:style-name="Strong_20_Emphasis">Note</text:span> </text:p>
              </table:table-cell>
            </table:table-row>
            <table:table-row>
              <table:table-cell table:style-name="Table5.A1" office:value-type="string">
                <text:p text:style-name="P78">The multiplicities of an association on a use case diagram are hidden if they are both 1.</text:p>
              </table:table-cell>
            </table:table-row>
          </table:table>
          <text:p text:style-name="Text_20_body">By default, each multiplicity is 1. In a strict interpretation of the model, a multiplicity of 1 means that, for example, only one customer is involved in ordering each meal and that each customer orders only one meal at a time.</text:p>
          <text:p text:style-name="Text_20_body"><text:soft-page-break/>You can change these multiplicities.</text:p>
          <text:p text:style-name="Text_20_body">For example:</text:p>
          <text:p text:style-name="Text_20_body"><draw:frame draw:style-name="fr1" draw:name="graphics11" text:anchor-type="as-char" svg:width="1.997cm" svg:height="0.998cm" draw:z-index="7"><draw:image xlink:href="http://i.msdn.microsoft.com/dynimg/IC307300.png" xlink:type="simple" xlink:show="embed" xlink:actuate="onLoad"/><svg:title>Use case showing many to many multiplicity</svg:title></draw:frame><text:bookmark text:name="UML_UCGuideMulti2"/> </text:p>
          <text:list xml:id="list2159847296" text:style-name="L8">
            <text:list-item>
              <text:p text:style-name="P11">To state that several actors of the same class can take part in a single occurrence of a use case, set the multiplicity at the actor end of the association to 1..*. </text:p>
              <text:p text:style-name="P11">In the illustration, one or more restaurants can take part in fulfilling the same meal order. </text:p>
            </text:list-item>
            <text:list-item>
              <text:p text:style-name="P11">To show that each actor can participate at the same time in several occurrences of a use case, set the multiplicity at the use case end of the association to *. </text:p>
              <text:p text:style-name="P11">In the illustration, each restaurant can work on fulfilling more than one order at a time.</text:p>
            </text:list-item>
          </text:list>
          <text:h text:style-name="Heading_20_3" text:outline-level="3">To set multiplicities on an association</text:h>
          <text:list xml:id="list1210227365" text:style-name="L9">
            <text:list-item>
              <text:p text:style-name="P12">Right-click the association and then click Properties.</text:p>
            </text:list-item>
            <text:list-item>
              <text:p text:style-name="P12">Expand either First Role or Second Role.</text:p>
              <text:p text:style-name="P12">Role means the element at one end of the association.</text:p>
            </text:list-item>
            <text:list-item>
              <text:p text:style-name="P12">Set the Multiplicity property, choosing from the list:</text:p>
              <text:list>
                <text:list-item>
                  <text:p text:style-name="P12">1 to state that exactly one instance of this role participates in each link.</text:p>
                </text:list-item>
                <text:list-item>
                  <text:p text:style-name="P12">1..* to state that one or more instance of this role participate in each link.</text:p>
                </text:list-item>
                <text:list-item>
                  <text:p text:style-name="P12">0..1 to state that participation is optional.</text:p>
                </text:list-item>
                <text:list-item>
                  <text:p text:style-name="P12">* to state that zero or more instances of this role participate in the link.</text:p>
                </text:list-item>
              </text:list>
            </text:list-item>
          </text:list>
          <table:table table:name="Table6" table:style-name="Table6">
            <table:table-column table:style-name="Table6.A"/>
            <table:table-row>
              <table:table-cell table:style-name="Table6.A1" office:value-type="string">
                <text:p text:style-name="P84"><draw:frame draw:style-name="fr1" draw:name="graphics12" text:anchor-type="as-char" svg:width="0.026cm" svg:height="0.041cm" draw:z-index="16"><draw:image xlink:href="http://i.msdn.microsoft.com/areas/global/content/clear.gif" xlink:type="simple" xlink:show="embed" xlink:actuate="onLoad"/></draw:frame><text:bookmark text:name="alert_note3"/> <text:span text:style-name="Strong_20_Emphasis">Note</text:span> </text:p>
              </table:table-cell>
            </table:table-row>
            <table:table-row>
              <table:table-cell table:style-name="Table6.A1" office:value-type="string">
                <text:p text:style-name="P78">Many teams do not place multiplicity information on use case diagrams, leaving the multiplicities at the default value of 1. Instead, they provide the information in separate descriptions of the use cases. In this case, all the multiplicities in the use case diagrams will be hidden.</text:p>
              </table:table-cell>
            </table:table-row>
          </table:table>
          <text:h text:style-name="Heading_20_3" text:outline-level="3"><text:a xlink:type="simple" xlink:href="javascript:void(0)">Using an actor or use case on multiple diagrams </text:a></text:h>
          <text:p text:style-name="Text_20_body"><text:bookmark text:name="sectionToggle6"/>You can show the same actors and use cases on several diagrams. For example:</text:p>
          <text:list xml:id="list1837776455" text:style-name="L10">
            <text:list-item>
              <text:p text:style-name="P13">You can describe in different diagrams the different use cases in which one actor is involved.</text:p>
            </text:list-item>
            <text:list-item>
              <text:p text:style-name="P13">You can use one diagram to show the actors and subsystems with which a use case is associated, and use another diagram to show how the use case is structured into included and extended use cases.</text:p>
            </text:list-item>
          </text:list>
          <text:h text:style-name="Heading_20_3" text:outline-level="3">To show the same actor or use case on different diagrams</text:h>
          <text:list xml:id="list332038259" text:style-name="L11">
            <text:list-item>
              <text:p text:style-name="P14">Create the actor or use case on one diagram.</text:p>
            </text:list-item>
            <text:list-item>
              <text:p text:style-name="P14">Create another use case diagram.</text:p>
            </text:list-item>
            <text:list-item>
              <text:p text:style-name="P14">Drag an actor or use case off Model Explorer onto the new diagram.</text:p>
            </text:list-item>
          </text:list>
          <table:table table:name="Table7" table:style-name="Table7">
            <table:table-column table:style-name="Table7.A"/>
            <text:soft-page-break/>
            <table:table-row>
              <table:table-cell table:style-name="Table7.A1" office:value-type="string">
                <text:p text:style-name="P84"><draw:frame draw:style-name="fr1" draw:name="graphics13" text:anchor-type="as-char" svg:width="0.026cm" svg:height="0.041cm" draw:z-index="17"><draw:image xlink:href="http://i.msdn.microsoft.com/areas/global/content/clear.gif" xlink:type="simple" xlink:show="embed" xlink:actuate="onLoad"/></draw:frame><text:bookmark text:name="alert_note4"/> <text:span text:style-name="Strong_20_Emphasis">Note</text:span> </text:p>
              </table:table-cell>
            </table:table-row>
            <table:table-row>
              <table:table-cell table:style-name="Table7.A1" office:value-type="string">
                <text:p text:style-name="P78">If you place on the new diagram an actor and a use case that are already associated, the association between them will automatically appear on the new diagram.</text:p>
              </table:table-cell>
            </table:table-row>
          </table:table>
          <text:h text:style-name="Heading_20_2" text:outline-level="2"><text:bookmark text:name="Details"/><text:a xlink:type="simple" xlink:href="javascript:void(0)">Describing use cases in detail </text:a></text:h>
          <text:p text:style-name="Text_20_body"><text:bookmark text:name="sectionToggle7"/>A use case represents:</text:p>
          <text:list xml:id="list1761485002" text:style-name="L12">
            <text:list-item>
              <text:p text:style-name="P15">A goal of an actor in using the system, such as Buy a Meal; and</text:p>
            </text:list-item>
            <text:list-item>
              <text:p text:style-name="P15">One or more scenarios, that is, sequences of steps performed in pursuing the goal, such as: {Order Meal, Pay, Deliver}. In addition to success scenarios, there might be several exception or failure scenarios, such as Credit Card Rejected.</text:p>
            </text:list-item>
          </text:list>
          <text:p text:style-name="Text_20_body">A use case can be described in different levels of detail. At an early stage of design, just the name on the use case diagram is sufficient. Later, more detailed descriptions of the scenarios can be written.</text:p>
          <text:p text:style-name="Text_20_body">In Visual Studio Ultimate, you can describe a use case in several ways, which can be used separately or together:</text:p>
          <text:list xml:id="list1174612624" text:style-name="L13">
            <text:list-item>
              <text:p text:style-name="P16">Link the use case to another diagram or diagrams in the project.</text:p>
              <text:list>
                <text:list-item>
                  <text:p text:style-name="P16">An activity diagram helps you explain a more complex process where there are loops, branches and parallel threads. It can also show the flow of data between parts of the process. For more information, see <text:a xlink:type="simple" xlink:href="http://msdn.microsoft.com/en-us/library/dd409465.aspx">UML Activity Diagrams: Guidelines</text:a>.</text:p>
                </text:list-item>
                <text:list-item>
                  <text:p text:style-name="P16">A sequence diagram helps you explain a complex series of interactions between different actors. You can also use it to show what happens inside the system in response to each use case. For more information, see <text:a xlink:type="simple" xlink:href="http://msdn.microsoft.com/en-us/library/dd409389.aspx">UML Sequence Diagrams: Guidelines</text:a>.</text:p>
                </text:list-item>
              </text:list>
            </text:list-item>
            <text:list-item>
              <text:p text:style-name="P16">Link the use case to a OneNote page, section, or paragraph that describes the use case in detail.</text:p>
            </text:list-item>
            <text:list-item>
              <text:p text:style-name="P16">Link the use case to a Word document, in which you use text, screen shots, and so on to describe the use case's scenarios. For more information, see <text:a xlink:type="simple" xlink:href="http://msdn.microsoft.com/en-us/library/dd409376.aspx">Modeling User Requirements</text:a>.</text:p>
            </text:list-item>
          </text:list>
          <text:h text:style-name="Heading_20_3" text:outline-level="3">To link a use case to a diagram or file in the same solution</text:h>
          <text:list xml:id="list1231256148" text:style-name="L14">
            <text:list-item>
              <text:p text:style-name="P17">Draw a diagram such as a sequence diagram or activity diagram to illustrate a scenario of the use case.</text:p>
            </text:list-item>
            <text:list-item>
              <text:p text:style-name="P17">Go back to the use case diagram.</text:p>
            </text:list-item>
            <text:list-item>
              <text:p text:style-name="P17">Drag the diagram or file from Solution Explorer onto a blank part of the use case diagram.</text:p>
            </text:list-item>
            <text:list-item>
              <text:p text:style-name="P17">Connect from the artifact to the use case using a Dependency.</text:p>
            </text:list-item>
          </text:list>
          <text:h text:style-name="Heading_20_3" text:outline-level="3">To link to a solution file such as a Word document or PowerPoint presentation </text:h>
          <text:list xml:id="list193579114" text:style-name="L15">
            <text:list-item>
              <text:p text:style-name="P18">Write a document that uses text, screen shots, and so on to describe the scenario of the use case.</text:p>
            </text:list-item>
            <text:list-item>
              <text:p text:style-name="P18">Add the document to the solution.</text:p>
              <text:list>
                <text:list-item>
                  <text:p text:style-name="P18">Move the Word document into the same Windows folder as the solution.</text:p>
                </text:list-item>
                <text:list-item>
                  <text:p text:style-name="P18">In Solution Explorer, right-click the solution, point to Add, and then click Existing Item.</text:p>
                </text:list-item>
                <text:list-item>
                  <text:p text:style-name="P18"><text:soft-page-break/>Navigate to the Word document and click Add.</text:p>
                  <text:p text:style-name="P18">The Word document appears in a solution folder in Solution Explorer.</text:p>
                </text:list-item>
              </text:list>
            </text:list-item>
            <text:list-item>
              <text:p text:style-name="P18">Drag the Word document from Solution Explorer onto a blank part of the use case diagram.</text:p>
              <text:p text:style-name="P18">A new Artifact appears.</text:p>
            </text:list-item>
            <text:list-item>
              <text:p text:style-name="P18">Connect from the artifact to the use case using a Dependency.</text:p>
            </text:list-item>
          </text:list>
          <text:h text:style-name="Heading_20_3" text:outline-level="3">To link to a shared document, OneNote element, or web page</text:h>
          <text:list xml:id="list1685837907" text:style-name="L16">
            <text:list-item>
              <text:p text:style-name="P19">Obtain the URL of the shared element. This can be, for example, a network file path beginning '\\', or a web page or Sharepoint URL beginning 'http://', or a link to a OneNote section, page, or paragraph beginning 'onenote:'.</text:p>
            </text:list-item>
            <text:list-item>
              <text:p text:style-name="P19">In the Toolbox, click Artifact and then click in the use case diagram. </text:p>
            </text:list-item>
            <text:list-item>
              <text:p text:style-name="P19">With the new artifact selected, type or paste the URL into the Hyperlink property. </text:p>
            </text:list-item>
          </text:list>
          <table:table table:name="Table8" table:style-name="Table8">
            <table:table-column table:style-name="Table8.A"/>
            <table:table-row>
              <table:table-cell table:style-name="Table8.A1" office:value-type="string">
                <text:p text:style-name="P84"><draw:frame draw:style-name="fr1" draw:name="graphics14" text:anchor-type="as-char" svg:width="0.026cm" svg:height="0.041cm" draw:z-index="18"><draw:image xlink:href="http://i.msdn.microsoft.com/areas/global/content/clear.gif" xlink:type="simple" xlink:show="embed" xlink:actuate="onLoad"/></draw:frame><text:bookmark text:name="alert_note5"/> <text:span text:style-name="Strong_20_Emphasis">Note</text:span> </text:p>
              </table:table-cell>
            </table:table-row>
            <table:table-row>
              <table:table-cell table:style-name="Table8.A1" office:value-type="string">
                <text:p text:style-name="P78">You can double-click an Artifact to open the diagram or document to which it links.</text:p>
              </table:table-cell>
            </table:table-row>
          </table:table>
          <text:h text:style-name="Heading_20_3" text:outline-level="3"><text:a xlink:type="simple" xlink:href="javascript:void(0)">Linking use cases to work items </text:a></text:h>
          <text:p text:style-name="Text_20_body"><text:bookmark text:name="sectionToggle8"/>If your project uses Visual Studio Team Foundation Server 2010 and you have Team Explorer, you can link each use case to a work item in Team Foundation. To learn how to make these links, see <text:a xlink:type="simple" xlink:href="http://msdn.microsoft.com/en-us/library/dd465152.aspx">Link Model Elements and Work Items</text:a>.</text:p>
          <text:p text:style-name="Text_20_body">This enables you to:</text:p>
          <text:list xml:id="list722318128" text:style-name="L17">
            <text:list-item>
              <text:p text:style-name="P20">Describe the use case in the linked work item. In particular, if your project uses the Visual Studio Formal Process Template, you can link to a Use Case Work Item. This work item type provides fields for describing the goals and scenarios of the use case.</text:p>
            </text:list-item>
            <text:list-item>
              <text:p text:style-name="P20">Link test cases to the use case so that you can obtain reports on how far the code being developed implements the use case.</text:p>
            </text:list-item>
            <text:list-item>
              <text:p text:style-name="P20">Link tasks to the use case so that you can track the progress of development work.</text:p>
            </text:list-item>
          </text:list>
          <text:h text:style-name="Heading_20_2" text:outline-level="2"><text:bookmark text:name="Structuring"/><text:a xlink:type="simple" xlink:href="javascript:void(0)">Structuring Use Cases </text:a></text:h>
          <text:p text:style-name="Text_20_body"><text:bookmark text:name="sectionToggle9"/>You should try to describe your system's behavior with just a few major use cases. Each large use case defines a major goal that an actor achieves, such as buying a product, or, from the vendor's point of view, providing products for sale.</text:p>
          <text:p text:style-name="Text_20_body">When you have made these goals clear, you can go into more detail about how the each goal is achieved, and about variations in the basic goals.</text:p>
          <text:p text:style-name="Text_20_body">Avoid decomposing the use cases into too much detail. Use cases are about the users' experience of your system, instead of its internal workings. Additionally, you will generally find it more productive to create early working versions of the code, instead of spending time structuring use cases into fine detail.</text:p>
          <text:p text:style-name="Text_20_body">You can summarize on a use case diagram the relationships between major and more detailed use cases. <text:soft-page-break/>The following sections describe this:</text:p>
          <text:list xml:id="list1002320389" text:style-name="L18">
            <text:list-item>
              <text:p text:style-name="P21"><text:a xlink:type="simple" xlink:href="http://msdn.microsoft.com/en-us/library/dd409432.aspx#Include">Showing the details of a use case with Include</text:a> </text:p>
            </text:list-item>
            <text:list-item>
              <text:p text:style-name="P21"><text:a xlink:type="simple" xlink:href="http://msdn.microsoft.com/en-us/library/dd409432.aspx#Inheritance">Sharing goals with Generalization</text:a> </text:p>
            </text:list-item>
            <text:list-item>
              <text:p text:style-name="P21"><text:a xlink:type="simple" xlink:href="http://msdn.microsoft.com/en-us/library/dd409432.aspx#Extend">Separating out variant cases with Extend</text:a> </text:p>
            </text:list-item>
          </text:list>
          <text:h text:style-name="Heading_20_3" text:outline-level="3"><text:bookmark text:name="Include"/><text:a xlink:type="simple" xlink:href="javascript:void(0)">Showing the details of a use case with Include </text:a></text:h>
          <text:p text:style-name="Text_20_body"><text:bookmark text:name="sectionToggle10"/>Use an Include relation to show that one use case describes some of the detail of another. In the illustration, Order a Meal includes Pay, Choose Menu, and Choose Menu Item. Each of the included, more detailed use cases is a step that the actor or actors might have to perform to achieve the overall goal of the including use case. The arrow should point at the more detailed, included use case. </text:p>
          <table:table table:name="Table9" table:style-name="Table9">
            <table:table-column table:style-name="Table9.A"/>
            <table:table-row>
              <table:table-cell table:style-name="Table9.A1" office:value-type="string">
                <text:p text:style-name="P84"><draw:frame draw:style-name="fr1" draw:name="graphics15" text:anchor-type="as-char" svg:width="0.026cm" svg:height="0.041cm" draw:z-index="19"><draw:image xlink:href="http://i.msdn.microsoft.com/areas/global/content/clear.gif" xlink:type="simple" xlink:show="embed" xlink:actuate="onLoad"/></draw:frame><text:bookmark text:name="alert_caution1"/> <text:span text:style-name="Strong_20_Emphasis">Caution</text:span> </text:p>
              </table:table-cell>
            </table:table-row>
            <table:table-row>
              <table:table-cell table:style-name="Table9.A1" office:value-type="string">
                <text:p text:style-name="P78">You should not make loops of include relationships that result in a use case including itself. Loops can generate errors.</text:p>
              </table:table-cell>
            </table:table-row>
          </table:table>
          <text:p text:style-name="Text_20_body">You can share included use cases. In the example, the Order a Meal and Subscribe to Reviews use cases both include Pay.</text:p>
          <text:p text:style-name="Text_20_body"><draw:frame draw:style-name="fr1" draw:name="graphics16" text:anchor-type="as-char" svg:width="1.997cm" svg:height="0.998cm" draw:z-index="8"><draw:image xlink:href="http://i.msdn.microsoft.com/dynimg/IC292999.png" xlink:type="simple" xlink:show="embed" xlink:actuate="onLoad"/><svg:title>Use cases decomposed with include</svg:title></draw:frame><text:bookmark text:name="UML_UCGuideInclude"/> </text:p>
          <text:p text:style-name="Text_20_body">The goal and scenarios of an included use case should make sense independently so that it can be included in use cases that are designed later.</text:p>
          <text:p text:style-name="Text_20_body">Separating use cases into including and included parts is useful to achieve the following goals:</text:p>
          <text:list xml:id="list429026647" text:style-name="L19">
            <text:list-item>
              <text:p text:style-name="P22">Structure your use case descriptions into different layers of detail. </text:p>
            </text:list-item>
            <text:list-item>
              <text:p text:style-name="P22">Avoid repeating shared scenarios in different use cases.</text:p>
            </text:list-item>
          </text:list>
          <text:h text:style-name="Heading_20_4" text:outline-level="4"><text:bookmark text:name="Steps"/><text:a xlink:type="simple" xlink:href="javascript:void(0)">Defining the order of the detailed steps </text:a></text:h>
          <text:p text:style-name="Text_20_body"><text:bookmark text:name="sectionToggle11"/>The use case diagram says nothing about the order in which the more detailed steps must be performed, nor about whether each of them is always necessary.</text:p>
          <text:p text:style-name="Text_20_body">To make the order of the steps clear, you can use an Artifact to attach a separate document to the including use case. In the following example, an activity diagram attached to the Order a Meal use case. Alternatively, you could use a text document that has a list of steps or a sequence of screen shots. For more information, see <text:a xlink:type="simple" xlink:href="http://msdn.microsoft.com/en-us/library/dd409432.aspx#Details">Describing Use Cases in Detail</text:a>.</text:p>
          <text:p text:style-name="Text_20_body">Notice these naming conventions when you use an activity diagram:</text:p>
          <text:list xml:id="list1756795403" text:style-name="L20">
            <text:list-item>
              <text:p text:style-name="P23">The name of the whole activity is the same as the including use case.</text:p>
            </text:list-item>
            <text:list-item>
              <text:p text:style-name="P23">The actions in the activity diagram have the same names as the included use cases.</text:p>
            </text:list-item>
          </text:list>
          <text:p text:style-name="Text_20_body">For more information, see <text:a xlink:type="simple" xlink:href="http://msdn.microsoft.com/en-us/library/dd409465.aspx">UML Activity Diagrams: Guidelines</text:a>.</text:p>
          <text:p text:style-name="Text_20_body"><draw:frame draw:style-name="fr1" draw:name="graphics17" text:anchor-type="as-char" svg:width="1.997cm" svg:height="0.998cm" draw:z-index="9"><draw:image xlink:href="http://i.msdn.microsoft.com/dynimg/IC274177.png" xlink:type="simple" xlink:show="embed" xlink:actuate="onLoad"/><svg:title>Use case steps shown in linked activity diagram</svg:title></draw:frame><text:bookmark text:name="UML_UCGuideSteps"/> </text:p>
          <text:h text:style-name="Heading_20_3" text:outline-level="3"><text:bookmark text:name="Inheritance"/><text:soft-page-break/><text:a xlink:type="simple" xlink:href="javascript:void(0)">Sharing goals with Generalization </text:a></text:h>
          <text:p text:style-name="Text_20_body"><text:bookmark text:name="sectionToggle12"/>Use a Generalization relation to show that a specialized use case is a particular way to achieve the goals expressed by another general use case. The open arrowhead should point at the more general use case.</text:p>
          <text:p text:style-name="Text_20_body"><draw:frame draw:style-name="fr1" draw:name="graphics18" text:anchor-type="as-char" svg:width="1.997cm" svg:height="0.998cm" draw:z-index="10"><draw:image xlink:href="http://i.msdn.microsoft.com/dynimg/IC267844.png" xlink:type="simple" xlink:show="embed" xlink:actuate="onLoad"/><svg:title>Use cases showing the generalization relation</svg:title></draw:frame><text:bookmark text:name="UML_UCGuideGeneral"/> </text:p>
          <text:p text:style-name="Text_20_body">For example, Pay generalizes Pay by Credit Card and Pay by Cash.</text:p>
          <table:table table:name="Table10" table:style-name="Table10">
            <table:table-column table:style-name="Table10.A"/>
            <table:table-row>
              <table:table-cell table:style-name="Table10.A1" office:value-type="string">
                <text:p text:style-name="P84"><draw:frame draw:style-name="fr1" draw:name="graphics19" text:anchor-type="as-char" svg:width="0.026cm" svg:height="0.041cm" draw:z-index="20"><draw:image xlink:href="http://i.msdn.microsoft.com/areas/global/content/clear.gif" xlink:type="simple" xlink:show="embed" xlink:actuate="onLoad"/></draw:frame><text:bookmark text:name="alert_caution2"/> <text:span text:style-name="Strong_20_Emphasis">Caution</text:span> </text:p>
              </table:table-cell>
            </table:table-row>
            <table:table-row>
              <table:table-cell table:style-name="Table10.A1" office:value-type="string">
                <text:p text:style-name="P78">You should not make loops of generalization relationships, that result in an actor generalizing itself. Loops might generate errors.</text:p>
              </table:table-cell>
            </table:table-row>
          </table:table>
          <text:p text:style-name="Text_20_body">Specialized use cases can help you show different ways that your system can achieve the same goal.</text:p>
          <text:p text:style-name="Text_20_body">The specialized use cases are considered to inherit the goals and actors of the general use case. The general use case does not have to have scenarios of its own; its specializations describe different ways of achieving the goals.</text:p>
          <text:h text:style-name="Heading_20_3" text:outline-level="3">To refactor common goals from two or more use cases</text:h>
          <text:list xml:id="list211556393" text:style-name="L21">
            <text:list-item>
              <text:p text:style-name="P24">Create and name the new general use case.</text:p>
            </text:list-item>
            <text:list-item>
              <text:p text:style-name="P24">Create a Generalization relation with the large arrow pointing at the new general use case.</text:p>
              <text:list>
                <text:list-item>
                  <text:p text:style-name="P24">Click Generalization in the toolbox.</text:p>
                </text:list-item>
                <text:list-item>
                  <text:p text:style-name="P24">Click a specialized use case (Pay by Credit Card in the example).</text:p>
                </text:list-item>
                <text:list-item>
                  <text:p text:style-name="P24">Click the general use case (Pay in the example).</text:p>
                </text:list-item>
              </text:list>
            </text:list-item>
            <text:list-item>
              <text:p text:style-name="P24">If you have described the goals for the specialized use cases, move the common parts into the description of the general use case.</text:p>
            </text:list-item>
            <text:list-item>
              <text:p text:style-name="P24">Actors that are shared between the specialized use cases can be moved to the general use case.</text:p>
            </text:list-item>
          </text:list>
          <text:h text:style-name="Heading_20_3" text:outline-level="3"><text:bookmark text:name="Extend"/><text:a xlink:type="simple" xlink:href="javascript:void(0)">Separating variant cases with Extend </text:a></text:h>
          <text:p text:style-name="Text_20_body"><text:bookmark text:name="sectionToggle13"/>Use an Extend link to show that one use case may add functionality to another use case under certain circumstances. The arrow should point at the main, extended use case.</text:p>
          <text:p text:style-name="P75"><draw:frame draw:style-name="fr1" draw:name="graphics20" text:anchor-type="as-char" svg:width="1.997cm" svg:height="0.998cm" draw:z-index="11"><draw:image xlink:href="http://i.msdn.microsoft.com/dynimg/IC274178.png" xlink:type="simple" xlink:show="embed" xlink:actuate="onLoad"/><svg:title>One use case extending another</svg:title></draw:frame><text:bookmark text:name="UML_UCGuideExtend"/> </text:p>
          <table:table table:name="Table11" table:style-name="Table11">
            <table:table-column table:style-name="Table11.A"/>
            <table:table-row>
              <table:table-cell table:style-name="Table11.A1" office:value-type="string">
                <text:p text:style-name="P84"><draw:frame draw:style-name="fr1" draw:name="graphics21" text:anchor-type="as-char" svg:width="0.026cm" svg:height="0.041cm" draw:z-index="21"><draw:image xlink:href="http://i.msdn.microsoft.com/areas/global/content/clear.gif" xlink:type="simple" xlink:show="embed" xlink:actuate="onLoad"/></draw:frame><text:bookmark text:name="alert_caution3"/> <text:span text:style-name="Strong_20_Emphasis">Caution</text:span> </text:p>
              </table:table-cell>
            </table:table-row>
            <table:table-row>
              <table:table-cell table:style-name="Table11.A1" office:value-type="string">
                <text:p text:style-name="P78">You should not make loops of extend relationships, that result in an actor generalizing itself. Loops might generate errors.</text:p>
              </table:table-cell>
            </table:table-row>
          </table:table>
          <text:p text:style-name="Text_20_body">For example, the Login use case of a typical Web site can include Register New User - but only when the user does not already have an account.</text:p>
          <text:h text:style-name="Heading_20_3" text:outline-level="3">To separate a use case into main and extending parts</text:h>
          <text:list xml:id="list1613117061" text:style-name="L22">
            <text:list-item>
              <text:p text:style-name="P25">Create and name the new extension use case.</text:p>
            </text:list-item>
            <text:list-item>
              <text:p text:style-name="P25"><text:soft-page-break/>Create an Extend relation with the arrow pointing at the extended use case.</text:p>
              <text:list>
                <text:list-item>
                  <text:p text:style-name="P25">Click Extend in the toolbox.</text:p>
                </text:list-item>
                <text:list-item>
                  <text:p text:style-name="P25">Click the extending use case (Register New User in the example).</text:p>
                </text:list-item>
                <text:list-item>
                  <text:p text:style-name="P25">Click the extended use case (Login in the example).</text:p>
                </text:list-item>
              </text:list>
            </text:list-item>
          </text:list>
          <table:table table:name="Table12" table:style-name="Table12">
            <table:table-column table:style-name="Table12.A"/>
            <table:table-row>
              <table:table-cell table:style-name="Table12.A1" office:value-type="string">
                <text:p text:style-name="P84"><draw:frame draw:style-name="fr1" draw:name="graphics22" text:anchor-type="as-char" svg:width="0.026cm" svg:height="0.041cm" draw:z-index="22"><draw:image xlink:href="http://i.msdn.microsoft.com/areas/global/content/clear.gif" xlink:type="simple" xlink:show="embed" xlink:actuate="onLoad"/></draw:frame><text:bookmark text:name="alert_note6"/> <text:span text:style-name="Strong_20_Emphasis">Note</text:span> </text:p>
              </table:table-cell>
            </table:table-row>
            <table:table-row>
              <table:table-cell table:style-name="Table12.A1" office:value-type="string">
                <text:p text:style-name="P78">Avoid creating a loop of Extend relations in the diagram. It is incorrect for a use case to be an extension of itself.</text:p>
              </table:table-cell>
            </table:table-row>
          </table:table>
          <text:list xml:id="list1135539243" text:continue-numbering="true" text:style-name="L22">
            <text:list-item>
              <text:p text:style-name="P25">If you have already created scenarios for the extended use case, move the relevant steps into the scenario of the extension.</text:p>
            </text:list-item>
            <text:list-item>
              <text:p text:style-name="P25">The description of the extension (Register New User in the example) should include details of where in the main use case scenarios it will occur, and under what circumstances. Think of it as modifying the main case's description.</text:p>
            </text:list-item>
          </text:list>
          <text:p text:style-name="Text_20_body">The extension use case represents scenario steps that would otherwise be part of the main use case's scenarios. The scenario and goal of the extension will always be read in the context of the main use case, therefore they do not have to be useful independently.</text:p>
          <text:p text:style-name="Text_20_body">Separating out extensions can be useful to describe these situations:</text:p>
          <text:list xml:id="list530343411" text:style-name="L23">
            <text:list-item>
              <text:p text:style-name="P26">There are additional actors who are involved only in the extension use case. For example, an administrator is required to approve a customer's registration on the Web site.</text:p>
            </text:list-item>
            <text:list-item>
              <text:p text:style-name="P26">A separate subsystem will deal with the extension use case.</text:p>
            </text:list-item>
            <text:list-item>
              <text:p text:style-name="P26">This extension will be available only in specific versions of the system. You can show each version as a separate subsystem in the use case diagram.</text:p>
            </text:list-item>
          </text:list>
          <text:h text:style-name="Heading_20_2" text:outline-level="2"><text:bookmark text:name="Subsystems"/><text:a xlink:type="simple" xlink:href="javascript:void(0)">Using Subsystem Boundaries </text:a></text:h>
          <text:p text:style-name="Text_20_body"><text:bookmark text:name="sectionToggle14"/>Use a subsystem boundary to show what use cases are within the scope of your system.</text:p>
          <text:h text:style-name="Heading_20_3" text:outline-level="3">To draw a subsystem boundary</text:h>
          <text:list xml:id="list1155635229" text:style-name="L24">
            <text:list-item>
              <text:p text:style-name="P27">In the toolbox, click Subsystem, then click the diagram. </text:p>
              <text:p text:style-name="P27">A subsystem appears on the diagram.</text:p>
            </text:list-item>
            <text:list-item>
              <text:p text:style-name="P27">Drag the corners of the subsystem to adjust its size.</text:p>
            </text:list-item>
            <text:list-item>
              <text:p text:style-name="P27">Drag existing use cases into or out of the subsystem to adjust its contents.</text:p>
            </text:list-item>
          </text:list>
          <text:p text:style-name="Text_20_body">- or -</text:p>
          <text:p text:style-name="Text_20_body">To create a new use case directly in a subsystem, click Use Case in the toolbox, then click inside the subsystem.</text:p>
          <table:table table:name="Table13" table:style-name="Table13">
            <table:table-column table:style-name="Table13.A"/>
            <table:table-row>
              <table:table-cell table:style-name="Table13.A1" office:value-type="string">
                <text:p text:style-name="P84"><draw:frame draw:style-name="fr1" draw:name="graphics23" text:anchor-type="as-char" svg:width="0.026cm" svg:height="0.041cm" draw:z-index="23"><draw:image xlink:href="http://i.msdn.microsoft.com/areas/global/content/clear.gif" xlink:type="simple" xlink:show="embed" xlink:actuate="onLoad"/></draw:frame><text:bookmark text:name="alert_note7"/> <text:span text:style-name="Strong_20_Emphasis">Note</text:span> </text:p>
              </table:table-cell>
            </table:table-row>
            <table:table-row>
              <table:table-cell table:style-name="Table13.A1" office:value-type="string">
                <text:p text:style-name="P78">The Subjects property of a use case indicates what subsystem it is contained within.</text:p>
              </table:table-cell>
            </table:table-row>
          </table:table>
          <text:h text:style-name="Heading_20_3" text:outline-level="3"><text:soft-page-break/><text:a xlink:type="simple" xlink:href="javascript:void(0)">Use cases outside the system scope </text:a></text:h>
          <text:p text:style-name="Text_20_body"><text:bookmark text:name="sectionToggle15"/>It is frequently useful to include on the diagram use cases that are part of the business but not dealt with by the system that you are developing. This helps developers understand the context of their work. For example, Deliver Meal could be shown as a use case involving the actors Restaurant and Customer, but outside the responsibility of the Meal Ordering Web Site.</text:p>
          <text:h text:style-name="Heading_20_3" text:outline-level="3"><text:a xlink:type="simple" xlink:href="javascript:void(0)">Multiple subsystems </text:a></text:h>
          <text:p text:style-name="Text_20_body"><text:bookmark text:name="sectionToggle16"/>You can create several subsystem boundaries to show how different use cases are dealt with by different components of the system. For example, Add Restaurant Appraisal may be dealt with on a separate forum Web site. Remember that a use case diagram should deal with what is visible to the user. If you want to describe the internal division of work in the system, consider using a component diagram. </text:p>
          <text:h text:style-name="Heading_20_3" text:outline-level="3"><text:a xlink:type="simple" xlink:href="javascript:void(0)">System versions </text:a></text:h>
          <text:p text:style-name="Text_20_body"><text:bookmark text:name="sectionToggle17"/>You can use different subsystem boundaries to illustrate different versions of the system. For example, the Pay use case might be included in Website Version 2 but not in Version 1.This implies that the system helps customers make their orders. However, they have to pay the restaurant directly.</text:p>
          <text:p text:style-name="Text_20_body">Use Dependency relations to link subsystems representing different versions or variants.</text:p>
          <text:p text:style-name="P75"><draw:frame draw:style-name="fr1" draw:name="graphics24" text:anchor-type="as-char" svg:width="17.277cm" svg:height="11.456cm" draw:z-index="12"><draw:image xlink:href="http://i.msdn.microsoft.com/dynimg/IC294853.png" xlink:type="simple" xlink:show="embed" xlink:actuate="onLoad"/><svg:title>Subsystems show different versions of a system</svg:title></draw:frame><text:bookmark text:name="UML_UCGuideSystem"/> </text:p>
        </text:section>
      </text:section>
      <text:p text:style-name="Standard"/>
      <text:p text:style-name="Standard"/>
      <text:p text:style-name="Standard"/>
      <text:h text:style-name="P83" text:outline-level="1">UML Activity Diagrams: Guidelines</text:h>
      <text:section text:style-name="Sect1" text:name="Section8">
        <text:p text:style-name="Text_20_body"><text:bookmark text:name="curversion1"/><text:span text:style-name="Strong_20_Emphasis">Visual Studio 2013 </text:span></text:p>
      </text:section>
      <text:section text:style-name="Sect1" text:name="Section9">
        <text:p text:style-name="Text_20_body"><text:bookmark text:name="versionclick1"/></text:p>
        <text:section text:style-name="Sect1" text:name="Section10">
          <text:p text:style-name="Text_20_body"><text:bookmark text:name="vsseperator1"/></text:p>
        </text:section>
        <text:p text:style-name="P75"><text:bookmark text:name="vsLink2"/><text:a xlink:type="simple" xlink:href="javascript:;">Other Versions </text:a></text:p>
        <text:p text:style-name="P75"><draw:frame draw:style-name="fr1" draw:name="graphics25" text:anchor-type="as-char" svg:width="1.997cm" svg:height="0.998cm" draw:z-index="24"><draw:image xlink:href="http://i3.msdn.microsoft.com/Areas/Epx/Content/Images/ImageSprite.png" xlink:type="simple" xlink:show="embed" xlink:actuate="onLoad"/></draw:frame><text:bookmark text:name="vsArrow2"/> </text:p>
      </text:section>
      <text:section text:style-name="Sect1" text:name="Section11">
        <text:p text:style-name="Text_20_body"><text:bookmark text:name="ratingCounterSeperator1"/></text:p>
      </text:section>
      <text:section text:style-name="Sect1" text:name="Section12">
        <text:p text:style-name="P76"><text:bookmark text:name="ratingCounter1"/><text:bookmark text:name="rcA2"/>3 out of 4 rated this helpful <text:bookmark text:name="rateThisPrefix2"/>- <text:bookmark text:name="rateThisTopic2"/><text:a xlink:type="simple" xlink:href="http://msdn.microsoft.com/en-us/library/dd409465.aspx#feedback">Rate this topic</text:a> </text:p>
      </text:section>
      <text:section text:style-name="Sect1" text:name="Section13">
        <text:p text:style-name="Text_20_body"><text:bookmark text:name="mainSection1"/></text:p>
        <text:section text:style-name="Sect1" text:name="Section14">
          <text:p text:style-name="Text_20_body"><text:bookmark text:name="mainBody1"/>In Visual Studio Ultimate, you can draw an activity diagram to describe a business process or a software algorithm as a flow of work through a series of actions. People, software components, or devices can perform these actions. For a video demonstration, see: <text:a xlink:type="simple" xlink:href="http://channel9.msdn.com/posts/clinted/UML-with-VS-2010-Part-4-Capture-Business-Workflows/">Capture Business Workflows by using Activity Diagrams</text:a>.</text:p>
          <text:p text:style-name="Text_20_body">To create a UML activity diagram, on the Architecture menu, click New Diagram.</text:p>
          <text:p text:style-name="Text_20_body">You can use an activity diagram for many purposes:</text:p>
          <text:list xml:id="list446691343" text:style-name="L25">
            <text:list-item>
              <text:p text:style-name="P28">To describe a business process or a flow of work between users and your system. For more information, see <text:a xlink:type="simple" xlink:href="http://msdn.microsoft.com/en-us/library/dd409376.aspx">Modeling User Requirements</text:a>.</text:p>
            </text:list-item>
            <text:list-item>
              <text:p text:style-name="P28">To describe the steps performed in a use case. For more information, see <text:a xlink:type="simple" xlink:href="http://msdn.microsoft.com/en-us/library/dd409432.aspx">UML Use Case Diagrams: Guidelines</text:a>.</text:p>
            </text:list-item>
            <text:list-item>
              <text:p text:style-name="P28">To describe a method, function or operation in software. For more information, see <text:a xlink:type="simple" xlink:href="http://msdn.microsoft.com/en-us/library/dd490886.aspx">Modeling the Architecture of a Software System</text:a>.</text:p>
            </text:list-item>
          </text:list>
          <text:p text:style-name="Text_20_body">Drawing an activity diagram can help you improve a process. If the diagram of an existing process proves to be very complex, you can consider how the process could be simplified. </text:p>
          <text:p text:style-name="Text_20_body">For reference information about the elements on activity diagrams, see <text:a xlink:type="simple" xlink:href="http://msdn.microsoft.com/en-us/library/dd409360.aspx">UML Activity Diagrams: Reference</text:a>.</text:p>
          <text:h text:style-name="Heading_20_2" text:outline-level="2"><text:a xlink:type="simple" xlink:href="javascript:void(0)">In This Topic </text:a></text:h>
          <text:p text:style-name="Text_20_body"><text:bookmark text:name="sectionToggle02"/><text:a xlink:type="simple" xlink:href="http://msdn.microsoft.com/en-us/library/dd409465.aspx#Relationships">Relationship to Other Diagrams</text:a> </text:p>
          <text:p text:style-name="Text_20_body"><text:a xlink:type="simple" xlink:href="http://msdn.microsoft.com/en-us/library/dd409465.aspx#BasicSteps">Basic Steps for Drawing Activity Diagrams</text:a> </text:p>
          <text:p text:style-name="Text_20_body"><text:a xlink:type="simple" xlink:href="http://msdn.microsoft.com/en-us/library/dd409465.aspx#SimpleControlFlow">Describing Control Flow</text:a> </text:p>
          <text:p text:style-name="Text_20_body"><text:a xlink:type="simple" xlink:href="http://msdn.microsoft.com/en-us/library/dd409465.aspx#DataFlows">Describing Data Flow</text:a> </text:p>
          <text:p text:style-name="Text_20_body"><text:a xlink:type="simple" xlink:href="http://msdn.microsoft.com/en-us/library/dd409465.aspx#Details">Defining an Action in More Detail</text:a> </text:p>
          <text:p text:style-name="Text_20_body"><text:a xlink:type="simple" xlink:href="http://msdn.microsoft.com/en-us/library/dd409465.aspx#Concurrent">Concurrent Flows</text:a> </text:p>
          <text:h text:style-name="Heading_20_2" text:outline-level="2"><text:bookmark text:name="Relationships"/><text:soft-page-break/><text:a xlink:type="simple" xlink:href="javascript:void(0)">Relationship to Other Diagrams </text:a></text:h>
          <text:p text:style-name="Text_20_body"><text:bookmark text:name="sectionToggle18"/>If you draw an activity diagram to describe a business process, or a way in which users use your system, you can draw a use case diagram to show a different view of the same information. In the use case diagram, you draw actions as use cases. Give the use cases the same names as the corresponding actions. The advantages of the use case view are that you can:</text:p>
          <text:list xml:id="list169351868" text:style-name="L26">
            <text:list-item>
              <text:p text:style-name="P29">Show in one diagram how larger actions/use cases are composed of smaller ones, using the Includes relation.</text:p>
            </text:list-item>
            <text:list-item>
              <text:p text:style-name="P29">Connect each action/use case explicitly to the users or external systems involved in its execution.</text:p>
            </text:list-item>
            <text:list-item>
              <text:p text:style-name="P29">Draw boundaries around the actions/use cases supported by your system, or each major component of it.</text:p>
            </text:list-item>
          </text:list>
          <text:p text:style-name="Text_20_body">You can also draw an activity diagram to describe the detailed design of a software operation. </text:p>
          <text:p text:style-name="Text_20_body">In an activity diagram, you can show the flow of data passed between actions. See the section on <text:a xlink:type="simple" xlink:href="http://msdn.microsoft.com/en-us/library/dd409465.aspx#DataFlows">Describing Data Flow</text:a>. But an activity diagram does not describe the structure of the data. For that purpose, you can draw a UML class diagram. For information see <text:a xlink:type="simple" xlink:href="http://msdn.microsoft.com/en-us/library/dd409416.aspx">UML Class Diagrams: Guidelines</text:a>.</text:p>
          <text:h text:style-name="Heading_20_2" text:outline-level="2"><text:bookmark text:name="BasicSteps1"/><text:a xlink:type="simple" xlink:href="javascript:void(0)">Basic Steps for Drawing Activity Diagrams </text:a></text:h>
          <text:p text:style-name="Text_20_body"><text:bookmark text:name="sectionToggle21"/>Detailed steps for creating any of the modeling diagrams are described in <text:a xlink:type="simple" xlink:href="http://msdn.microsoft.com/en-us/library/dd409405.aspx">How to: Edit UML Models and Diagrams</text:a>.</text:p>
          <text:h text:style-name="Heading_20_3" text:outline-level="3">To draw an activity diagram</text:h>
          <text:list xml:id="list809532939" text:style-name="L27">
            <text:list-item>
              <text:p text:style-name="P30">On the Architecture menu, click New Diagram.</text:p>
            </text:list-item>
            <text:list-item>
              <text:p text:style-name="P30">Under Templates, click UML Activity Diagram.</text:p>
            </text:list-item>
            <text:list-item>
              <text:p text:style-name="P30">Name the diagram.</text:p>
            </text:list-item>
            <text:list-item>
              <text:p text:style-name="P30">In Add to Modeling Project, select an existing modeling project in your solution, or Create a New Modeling Project.</text:p>
            </text:list-item>
          </text:list>
          <text:h text:style-name="Heading_20_3" text:outline-level="3">To draw elements on an activity diagram</text:h>
          <text:list xml:id="list901308284" text:style-name="L28">
            <text:list-item>
              <text:p text:style-name="P31">Drag elements from the toolbox onto the diagram.</text:p>
              <text:p text:style-name="P31">Start by placing the main activities on the diagram, connecting them, and then adding final touches such as the initial and final nodes.</text:p>
            </text:list-item>
          </text:list>
          <table:table table:name="Table14" table:style-name="Table14">
            <table:table-column table:style-name="Table14.A"/>
            <table:table-row>
              <table:table-cell table:style-name="Table14.A1" office:value-type="string">
                <text:p text:style-name="P84"><draw:frame draw:style-name="fr1" draw:name="graphics26" text:anchor-type="as-char" svg:width="0.026cm" svg:height="0.041cm" draw:z-index="35"><draw:image xlink:href="http://i.msdn.microsoft.com/areas/global/content/clear.gif" xlink:type="simple" xlink:show="embed" xlink:actuate="onLoad"/></draw:frame><text:bookmark text:name="alert_note8"/> <text:span text:style-name="Strong_20_Emphasis">Note</text:span> </text:p>
              </table:table-cell>
            </table:table-row>
            <table:table-row>
              <table:table-cell table:style-name="Table14.A1" office:value-type="string">
                <text:p text:style-name="P78">You cannot drag existing elements onto the diagram from UML Model Explorer.</text:p>
              </table:table-cell>
            </table:table-row>
          </table:table>
          <text:list xml:id="list151419559" text:continue-numbering="true" text:style-name="L28">
            <text:list-item>
              <text:p text:style-name="P31">To connect the elements, follow these steps:</text:p>
              <text:list>
                <text:list-item>
                  <text:p text:style-name="P31">In the Activity Diagram toolbox, click Connector.</text:p>
                </text:list-item>
                <text:list-item>
                  <text:p text:style-name="P31">On the diagram, click the source element. </text:p>
                </text:list-item>
                <text:list-item>
                  <text:p text:style-name="P31">Click the target element.</text:p>
                </text:list-item>
              </text:list>
            </text:list-item>
          </text:list>
          <table:table table:name="Table15" table:style-name="Table15">
            <table:table-column table:style-name="Table15.A"/>
            <text:soft-page-break/>
            <table:table-row>
              <table:table-cell table:style-name="Table15.A1" office:value-type="string">
                <text:p text:style-name="P84"><draw:frame draw:style-name="fr1" draw:name="graphics27" text:anchor-type="as-char" svg:width="0.026cm" svg:height="0.041cm" draw:z-index="36"><draw:image xlink:href="http://i.msdn.microsoft.com/areas/global/content/clear.gif" xlink:type="simple" xlink:show="embed" xlink:actuate="onLoad"/></draw:frame><text:bookmark text:name="alert_note9"/> <text:span text:style-name="Strong_20_Emphasis">Note</text:span> </text:p>
              </table:table-cell>
            </table:table-row>
            <table:table-row>
              <table:table-cell table:style-name="Table15.A1" office:value-type="string">
                <text:p text:style-name="P78">To use a tool multiple times, double-click the tool in the toolbox.</text:p>
              </table:table-cell>
            </table:table-row>
          </table:table>
          <text:h text:style-name="Heading_20_3" text:outline-level="3">To move an activity to another package</text:h>
          <text:list xml:id="list1619778215" text:style-name="L29">
            <text:list-item>
              <text:p text:style-name="P32">In UML Model Explorer, drag the activity into a package.</text:p>
              <text:p text:style-name="P32">- or -</text:p>
            </text:list-item>
            <text:list-item>
              <text:p text:style-name="P32">In UML Model Explorer, right-click the activity and click Cut. Then right-click the package and click Paste.</text:p>
            </text:list-item>
          </text:list>
          <table:table table:name="Table16" table:style-name="Table16">
            <table:table-column table:style-name="Table16.A"/>
            <table:table-row>
              <table:table-cell table:style-name="Table16.A1" office:value-type="string">
                <text:p text:style-name="P84"><draw:frame draw:style-name="fr1" draw:name="graphics28" text:anchor-type="as-char" svg:width="0.026cm" svg:height="0.041cm" draw:z-index="37"><draw:image xlink:href="http://i.msdn.microsoft.com/areas/global/content/clear.gif" xlink:type="simple" xlink:show="embed" xlink:actuate="onLoad"/></draw:frame><text:bookmark text:name="alert_note10"/> <text:span text:style-name="Strong_20_Emphasis">Note</text:span> </text:p>
              </table:table-cell>
            </table:table-row>
            <table:table-row>
              <table:table-cell table:style-name="Table16.A1" office:value-type="string">
                <text:p text:style-name="P78">The activity will appear in UML Model Explorer only when you add the first element to the diagram. </text:p>
              </table:table-cell>
            </table:table-row>
          </table:table>
          <text:h text:style-name="Heading_20_2" text:outline-level="2"><text:bookmark text:name="SimpleControlFlow"/><text:a xlink:type="simple" xlink:href="javascript:void(0)">Describing Control Flow </text:a></text:h>
          <text:p text:style-name="Text_20_body"><text:bookmark text:name="sectionToggle31"/>An activity diagram describes a business process or software algorithm as a series of actions. Connector arrows show how control is passed sequentially from one action to the next. Ordinarily, an action can start only after the previous action has been completed. </text:p>
          <text:p text:style-name="Text_20_body">The following figure is an example of how you can show a sequence of actions with actions, connectors, branches and loops. Each element is explained in more detail in the following sections.</text:p>
          <text:p text:style-name="Text_20_body"><draw:frame draw:style-name="fr1" draw:name="graphics29" text:anchor-type="as-char" svg:width="1.997cm" svg:height="0.998cm" draw:z-index="25"><draw:image xlink:href="http://i.msdn.microsoft.com/dynimg/IC274180.png" xlink:type="simple" xlink:show="embed" xlink:actuate="onLoad"/><svg:title>A simple activity diagram</svg:title></draw:frame><text:bookmark text:name="UML_ActGuideCtrl"/> </text:p>
          <text:p text:style-name="Text_20_body">Activity diagrams use Actions and Connectors to describe your system or application as a series of actions with the control flowing sequentially from one action to the next.</text:p>
          <text:list xml:id="list1279315793" text:style-name="L30">
            <text:list-item>
              <text:p text:style-name="P33">Create an Action (1) for each major task that is performed by a user, the system, or both in collaboration. </text:p>
            </text:list-item>
          </text:list>
          <table:table table:name="Table17" table:style-name="Table17">
            <table:table-column table:style-name="Table17.A"/>
            <table:table-row>
              <table:table-cell table:style-name="Table17.A1" office:value-type="string">
                <text:p text:style-name="P84"><draw:frame draw:style-name="fr1" draw:name="graphics30" text:anchor-type="as-char" svg:width="0.026cm" svg:height="0.041cm" draw:z-index="38"><draw:image xlink:href="http://i.msdn.microsoft.com/areas/global/content/clear.gif" xlink:type="simple" xlink:show="embed" xlink:actuate="onLoad"/></draw:frame><text:bookmark text:name="alert_note11"/> <text:span text:style-name="Strong_20_Emphasis">Note</text:span> </text:p>
              </table:table-cell>
            </table:table-row>
            <table:table-row>
              <table:table-cell table:style-name="Table17.A1" office:value-type="string">
                <text:p text:style-name="P78">Try to describe your process or algorithm with just a few actions. You can use Call Behavior Actions to define each action in more detail in a separate diagram, as described in <text:a xlink:type="simple" xlink:href="http://msdn.microsoft.com/en-us/library/dd409465.aspx#Subactivities">Describing Sub-activities with Call Behavior Actions</text:a>.</text:p>
              </table:table-cell>
            </table:table-row>
          </table:table>
          <text:list xml:id="list1730465705" text:continue-numbering="true" text:style-name="L30">
            <text:list-item>
              <text:p text:style-name="P33">Make sure that the title of each action clearly indicates what it typically achieves.</text:p>
            </text:list-item>
            <text:list-item>
              <text:p text:style-name="P33">Link the actions in sequence with Connectors (2).</text:p>
            </text:list-item>
            <text:list-item>
              <text:p text:style-name="P33">Each action ends before the next action in the control flow begins. If you want to describe actions that overlap, use a Fork Node as described in the section <text:a xlink:type="simple" xlink:href="http://msdn.microsoft.com/en-us/library/dd409465.aspx#Concurrent">Concurrent Flows</text:a>.</text:p>
            </text:list-item>
          </text:list>
          <text:p text:style-name="Text_20_body">Although the diagram describes the sequence of actions, it does not describe how the actions are executed, or how control is passed from one action to the next. If you use the diagram to represent a business process, control might be passed, for example, when one person sends an e-mail message to another. If you use the diagram to represent a software design, control might be passed by the normal flow of execution from one statement to the next. </text:p>
          <text:h text:style-name="Heading_20_3" text:outline-level="3"><text:soft-page-break/><text:a xlink:type="simple" xlink:href="javascript:void(0)">Describing Decisions and Loops </text:a></text:h>
          <text:list xml:id="list1229103324" text:style-name="L31">
            <text:list-item>
              <text:p text:style-name="P34"><text:bookmark text:name="sectionToggle41"/>Use a Decision Node (3) to indicate a point where the outcome of a decision dictates the next step. You can draw as many outgoing paths as you want.</text:p>
            </text:list-item>
            <text:list-item>
              <text:p text:style-name="P34">If you use the activity diagram to define part of an application, you should define the guards (4) so that it is clear when each path should be taken. Right-click the connector, click Properties, and in the Properties window, type a value for the Guard field.</text:p>
            </text:list-item>
            <text:list-item>
              <text:p text:style-name="P34">It is not always necessary to define the guards. For example, if you use the activity diagram to describe a business process or an interaction protocol, a branch defines the range of options open to the user or to the interacting components.</text:p>
            </text:list-item>
            <text:list-item>
              <text:p text:style-name="P34">Use a Merge Node (5) to bring together two or more alternative flows that branched at a Decision Node.</text:p>
            </text:list-item>
          </text:list>
          <table:table table:name="Table18" table:style-name="Table18">
            <table:table-column table:style-name="Table18.A"/>
            <table:table-row>
              <table:table-cell table:style-name="Table18.A1" office:value-type="string">
                <text:p text:style-name="P84"><draw:frame draw:style-name="fr1" draw:name="graphics31" text:anchor-type="as-char" svg:width="0.026cm" svg:height="0.041cm" draw:z-index="39"><draw:image xlink:href="http://i.msdn.microsoft.com/areas/global/content/clear.gif" xlink:type="simple" xlink:show="embed" xlink:actuate="onLoad"/></draw:frame><text:bookmark text:name="alert_note12"/> <text:span text:style-name="Strong_20_Emphasis">Note</text:span> </text:p>
              </table:table-cell>
            </table:table-row>
            <table:table-row>
              <table:table-cell table:style-name="Table18.A1" office:value-type="string">
                <text:p text:style-name="P78">You should use a Merge Node to bring together alternative flows, instead of bringing the flows together at an action. In the example, it would not be correct to connect from the decision node directly back to Choose Menu Item. This is because an action does not start until threads of control have arrived at all its incoming connectors. Therefore, you should bring only concurrent flows together at an action. For more information, see <text:a xlink:type="simple" xlink:href="http://msdn.microsoft.com/en-us/library/dd409465.aspx#Concurrent">Concurrent Flows</text:a>.</text:p>
              </table:table-cell>
            </table:table-row>
          </table:table>
          <text:list xml:id="list845957910" text:continue-numbering="true" text:style-name="L31">
            <text:list-item>
              <text:p text:style-name="P34">Use branches to describe loops, as shown in the example.</text:p>
            </text:list-item>
          </text:list>
          <table:table table:name="Table19" table:style-name="Table19">
            <table:table-column table:style-name="Table19.A"/>
            <table:table-row>
              <table:table-cell table:style-name="Table19.A1" office:value-type="string">
                <text:p text:style-name="P84"><draw:frame draw:style-name="fr1" draw:name="graphics32" text:anchor-type="as-char" svg:width="0.026cm" svg:height="0.041cm" draw:z-index="40"><draw:image xlink:href="http://i.msdn.microsoft.com/areas/global/content/clear.gif" xlink:type="simple" xlink:show="embed" xlink:actuate="onLoad"/></draw:frame><text:bookmark text:name="alert_note13"/> <text:span text:style-name="Strong_20_Emphasis">Note</text:span> </text:p>
              </table:table-cell>
            </table:table-row>
            <table:table-row>
              <table:table-cell table:style-name="Table19.A1" office:value-type="string">
                <text:p text:style-name="P78">Try to nest loops in a well-structured way, as you would in program code. If you are describing an existing business process, this might reveal some opportunities for improving it. </text:p>
              </table:table-cell>
            </table:table-row>
          </table:table>
          <text:h text:style-name="Heading_20_3" text:outline-level="3"><text:a xlink:type="simple" xlink:href="javascript:void(0)">Starting the Activity </text:a></text:h>
          <text:p text:style-name="Text_20_body"><text:bookmark text:name="sectionToggle51"/>There are two ways to indicate entry points into an activity:</text:p>
          <text:list xml:id="list112400907" text:style-name="L32">
            <text:list-item>
              <text:p text:style-name="P35">Initial Node </text:p>
              <text:p text:style-name="P35">Create one Initial Node (6) to indicate the first action of the activity. </text:p>
              <text:p text:style-name="P35">This method is most useful when you are describing a sub-activity, or where you do not have to explicitly state what initiates the activity. For example, the activity Order a Meal clearly begins when a customer gets hungry.</text:p>
            </text:list-item>
            <text:list-item>
              <text:p text:style-name="P35">Accept Event Node </text:p>
              <text:p text:style-name="P35">Create Accept Event Nodes, as described in the section <text:a xlink:type="simple" xlink:href="http://msdn.microsoft.com/en-us/library/dd409465.aspx#Concurrent">Concurrent Flows</text:a>, to indicate the start of a thread that responds to a particular event, such as a user input. Do not provide an incoming flow to the node. Omitting an incoming flow indicates that a thread will be started every time that the event occurs.</text:p>
              <text:p text:style-name="P35">This method is most useful when you describe a response to a specific external event.</text:p>
            </text:list-item>
          </text:list>
          <text:h text:style-name="Heading_20_3" text:outline-level="3"><text:a xlink:type="simple" xlink:href="javascript:void(0)">Ending the Activity </text:a></text:h>
          <text:p text:style-name="Text_20_body"><text:bookmark text:name="sectionToggle61"/>Use an Activity Final Node (7) to indicate the end of an activity. </text:p>
          <text:list xml:id="list1677981445" text:style-name="L33">
            <text:list-item>
              <text:p text:style-name="P36"><text:soft-page-break/>When a thread of control reaches an Activity Final Node, all the activity's concurrent actions and sub-activities terminate.</text:p>
            </text:list-item>
            <text:list-item>
              <text:p text:style-name="P36">You can use more than one Activity Final Node to reduce the clutter of additional connectors.</text:p>
            </text:list-item>
          </text:list>
          <text:h text:style-name="Heading_20_3" text:outline-level="3"><text:a xlink:type="simple" xlink:href="javascript:void(0)">Interrupting the Activity </text:a></text:h>
          <text:p text:style-name="Text_20_body"><text:bookmark text:name="sectionToggle71"/>To describe how the ordinary flow of an activity can be interrupted, for example, if the user decides to cancel the process, you can create an Accept Event Node that listens for that event. For more information, see the section <text:a xlink:type="simple" xlink:href="http://msdn.microsoft.com/en-us/library/dd409465.aspx#Concurrent">Concurrent Flows</text:a>. Create a control flow from that to an Activity Final Node (7).</text:p>
          <text:h text:style-name="Heading_20_3" text:outline-level="3"><text:a xlink:type="simple" xlink:href="javascript:void(0)">Swimlanes </text:a></text:h>
          <text:p text:style-name="Text_20_body"><text:bookmark text:name="sectionToggle81"/>It is sometimes useful to arrange the actions of an activity into areas corresponding to different objects or business roles that perform the actions. These areas are conventionally arranged in columns and are called swimlanes.</text:p>
          <text:list xml:id="list1897553853" text:style-name="L34">
            <text:list-item>
              <text:p text:style-name="P37">Use lines or rectangles from the Simple Shapes section of the Toolbox to draw swimlanes or other areas.</text:p>
            </text:list-item>
            <text:list-item>
              <text:p text:style-name="P37">To label each swimlane, create a comment and set its Transparent property to True.</text:p>
            </text:list-item>
          </text:list>
          <text:p text:style-name="Text_20_body">Simple shapes do not form part of the UML model, and do not appear in UML Model Explorer.</text:p>
          <text:h text:style-name="Heading_20_2" text:outline-level="2"><text:bookmark text:name="DataFlows"/><text:a xlink:type="simple" xlink:href="javascript:void(0)">Describing Data Flow </text:a></text:h>
          <text:p text:style-name="Text_20_body"><text:bookmark text:name="sectionToggle91"/>You can describe the data passing in and out of an activity in either of two ways:</text:p>
          <text:list xml:id="list551671651" text:style-name="L35">
            <text:list-item>
              <text:p text:style-name="P38">Use an Object Node. This is the simplest method of describing the information flowing between activities. An object node is like a variable in a program. It represents something that stores one or more values that are passing from one action to another.</text:p>
            </text:list-item>
            <text:list-item>
              <text:p text:style-name="P38">Use an Output Pin and an Input Pin. This method lets you separately describe the outputs from one action and the inputs to another. Pins are like parameters in a program. Pins represent ports where objects can enter and leave an action.</text:p>
            </text:list-item>
          </text:list>
          <table:table table:name="Table20" table:style-name="Table20">
            <table:table-column table:style-name="Table20.A"/>
            <table:table-row>
              <table:table-cell table:style-name="Table20.A1" office:value-type="string">
                <text:p text:style-name="P84"><draw:frame draw:style-name="fr1" draw:name="graphics33" text:anchor-type="as-char" svg:width="0.026cm" svg:height="0.041cm" draw:z-index="41"><draw:image xlink:href="http://i.msdn.microsoft.com/areas/global/content/clear.gif" xlink:type="simple" xlink:show="embed" xlink:actuate="onLoad"/></draw:frame><text:bookmark text:name="alert_note14"/> <text:span text:style-name="Strong_20_Emphasis">Note</text:span> </text:p>
              </table:table-cell>
            </table:table-row>
            <table:table-row>
              <table:table-cell table:style-name="Table20.A1" office:value-type="string">
                <text:p text:style-name="P78">For an overview of the elements used in this section, see the Data Flows section of the topic see <text:a xlink:type="simple" xlink:href="http://msdn.microsoft.com/en-us/library/dd409360.aspx">UML Activity Diagrams: Reference</text:a>.</text:p>
              </table:table-cell>
            </table:table-row>
          </table:table>
          <text:h text:style-name="Heading_20_3" text:outline-level="3"><text:a xlink:type="simple" xlink:href="javascript:void(0)">Describing Data Flow with Object Nodes </text:a></text:h>
          <text:p text:style-name="Text_20_body"><text:bookmark text:name="sectionToggle101"/>Most control flows carry data. For example, the output flow from the "Customer provides details" action carries a reference to the shipping address.</text:p>
          <text:p text:style-name="Text_20_body">If you want to describe that data on your diagram, you can replace a connector with an object node and two connectors as shown in the following figure.</text:p>
          <text:p text:style-name="Text_20_body"><draw:frame draw:style-name="fr1" draw:name="graphics34" text:anchor-type="as-char" svg:width="1.997cm" svg:height="0.998cm" draw:z-index="26"><draw:image xlink:href="http://i.msdn.microsoft.com/dynimg/IC267855.png" xlink:type="simple" xlink:show="embed" xlink:actuate="onLoad"/><svg:title>Object nodes can show data passed between actions</svg:title></draw:frame><text:bookmark text:name="UML_ActGuideData"/> </text:p>
          <text:p text:style-name="Text_20_body">Notice that the round-cornered rectangles, such as Dispatch Goods, represent actions, where processing <text:soft-page-break/>occurs. The square-cornered rectangles, such as Shipment Address, represent a flow of objects from one action to another. </text:p>
          <text:p text:style-name="Text_20_body">Give the object node a name that reflects the role of the node as a conduit or buffer of the objects that flow between the actions.</text:p>
          <text:p text:style-name="Text_20_body">You can set the Type of the object node in the Properties window. The type can be a primitive type such as Integer, or a class, interface, or enumeration that you have defined in a class diagram. For example, you could create a class Shipment Address, with attributes of Street Address, City, and so on, together with an association to another class that is named Customer. For more information, see <text:a xlink:type="simple" xlink:href="http://msdn.microsoft.com/en-us/library/dd409416.aspx">UML Class Diagrams: Guidelines</text:a>.</text:p>
          <table:table table:name="Table21" table:style-name="Table21">
            <table:table-column table:style-name="Table21.A"/>
            <table:table-row>
              <table:table-cell table:style-name="Table21.A1" office:value-type="string">
                <text:p text:style-name="P84"><draw:frame draw:style-name="fr1" draw:name="graphics35" text:anchor-type="as-char" svg:width="0.026cm" svg:height="0.041cm" draw:z-index="42"><draw:image xlink:href="http://i.msdn.microsoft.com/areas/global/content/clear.gif" xlink:type="simple" xlink:show="embed" xlink:actuate="onLoad"/></draw:frame><text:bookmark text:name="alert_note15"/> <text:span text:style-name="Strong_20_Emphasis">Note</text:span> </text:p>
              </table:table-cell>
            </table:table-row>
            <table:table-row>
              <table:table-cell table:style-name="Table21.A1" office:value-type="string">
                <text:p text:style-name="P78">If you type the name of a type that has not yet been defined, an item will be added under Unspecified Types in UML Model Explorer. If you subsequently define a type of that name in a class diagram, you should reset the type of the object node so that it refers to the new type.</text:p>
              </table:table-cell>
            </table:table-row>
          </table:table>
          <text:h text:style-name="Heading_20_4" text:outline-level="4"><text:a xlink:type="simple" xlink:href="javascript:void(0)">Buffering data in object nodes </text:a></text:h>
          <text:p text:style-name="Text_20_body"><text:bookmark text:name="sectionToggle111"/>An object node can act as a buffer for multiple objects. In the following illustration, the control flow shows that the user can go around the [choose more] loop (1) many times, while the Chosen Menu Items object node (2) accumulates the user's choices. Finally, when the user has completed his or her selection, control passes to the Confirm Order action (3), which accepts the complete list of choices from the Chosen Menu Items buffer.</text:p>
          <text:p text:style-name="Text_20_body"><draw:frame draw:style-name="fr1" draw:name="graphics36" text:anchor-type="as-char" svg:width="1.997cm" svg:height="0.998cm" draw:z-index="27"><draw:image xlink:href="http://i.msdn.microsoft.com/dynimg/IC276119.png" xlink:type="simple" xlink:show="embed" xlink:actuate="onLoad"/><svg:title>Buffering data in object nodes</svg:title></draw:frame><text:bookmark text:name="UML_ActGuideBuffer"/> </text:p>
          <text:p text:style-name="Text_20_body">You can specify how the items in a buffer are stored by setting properties of the object node:</text:p>
          <text:list xml:id="list1096958856" text:style-name="L36">
            <text:list-item>
              <text:p text:style-name="P39">Set the Ordering property:</text:p>
              <text:list>
                <text:list-item>
                  <text:p text:style-name="P39">Unordered to specify a random or unspecified order. (Default.)</text:p>
                </text:list-item>
                <text:list-item>
                  <text:p text:style-name="P39">Ordered to specify an order according to a specific key. </text:p>
                </text:list-item>
                <text:list-item>
                  <text:p text:style-name="P39">Fifo to specify an order of first-in, first-out.</text:p>
                </text:list-item>
                <text:list-item>
                  <text:p text:style-name="P39">Lifo to specify an order of last-in, first-out.</text:p>
                </text:list-item>
              </text:list>
            </text:list-item>
            <text:list-item>
              <text:p text:style-name="P39">Set the Upper Bound property to specify the maximum number of objects that can be contained in the buffer. The default is *. This means that there is no limit.</text:p>
            </text:list-item>
          </text:list>
          <text:h text:style-name="Heading_20_3" text:outline-level="3"><text:a xlink:type="simple" xlink:href="javascript:void(0)">Describing Data Flow with Input and Output Pins </text:a></text:h>
          <text:p text:style-name="Text_20_body"><text:bookmark text:name="sectionToggle121"/>Use an Output Pin and an Input Pin to separately describe the outputs from one action and the inputs to another.</text:p>
          <text:p text:style-name="Text_20_body"><draw:frame draw:style-name="fr1" draw:name="graphics37" text:anchor-type="as-char" svg:width="1.997cm" svg:height="0.998cm" draw:z-index="28"><draw:image xlink:href="http://i.msdn.microsoft.com/dynimg/IC267857.png" xlink:type="simple" xlink:show="embed" xlink:actuate="onLoad"/><svg:title>Input and output pins are action parameters</svg:title></draw:frame><text:bookmark text:name="UML_ActGuidePins"/> </text:p>
          <text:p text:style-name="Text_20_body">To create a pin, click Input Pin or Output Pin on the toolbox and then click an action. You can then move the pin around the perimeter of the action, and change its name. You can create input and output pins on any kind of action, including Call Behavior Actions, Call Operation Actions, Send Signal <text:soft-page-break/>Actions, and Accept Event Actions.</text:p>
          <text:p text:style-name="Text_20_body">A connector between two pins represents an object flow, just as the flows to and from an object node do. </text:p>
          <text:p text:style-name="Text_20_body">Give each pin a name that indicates the role of the objects it produces or accepts, such as a parameter name. </text:p>
          <text:p text:style-name="Text_20_body">You can set the type of objects transmitted in the Type property. This must be a type that you have created in a UML Class Diagram.</text:p>
          <text:p text:style-name="Text_20_body">The objects flowing between connected pins must be compatible in some way. This could be because the objects produced by the output pin belong to a derived type of the input pin's type.</text:p>
          <text:p text:style-name="Text_20_body">Alternatively you can specify that the object flow includes a transformation that converts data between the type of the output pin and the type of the input pin. The most common transformation of this kind just extracts the appropriate part from a larger type. The example in the figure implies the existence of a transformation that extracts the Shipping Address from the Order Detail. </text:p>
          <text:h text:style-name="Heading_20_2" text:outline-level="2"><text:bookmark text:name="Details1"/><text:a xlink:type="simple" xlink:href="javascript:void(0)">Defining an Action in More Detail </text:a></text:h>
          <text:p text:style-name="Text_20_body"><text:bookmark text:name="sectionToggle131"/>In addition to using the name of the action to make clear the result it should ordinarily achieve, here are some ways you can add more detail to an action:</text:p>
          <text:list xml:id="list2070257200" text:style-name="L37">
            <text:list-item>
              <text:p text:style-name="P40">Write a more detailed description in the Body property. For example, you could write a fragment of program code or pseudo code, or a complete description of the results achieved.</text:p>
            </text:list-item>
            <text:list-item>
              <text:p text:style-name="P40">Replace the action with a Call Behavior Action, and describe its detailed behavior within a separate activity diagram. See <text:a xlink:type="simple" xlink:href="http://msdn.microsoft.com/en-us/library/dd409465.aspx#Subactivities">Describing Sub-activities with Call Behavior Actions</text:a>.</text:p>
            </text:list-item>
            <text:list-item>
              <text:p text:style-name="P40">Set the action's Local Postconditions and Local Preconditions properties to describe its outcome in more specific detail. For more information, see <text:a xlink:type="simple" xlink:href="http://msdn.microsoft.com/en-us/library/dd409465.aspx#Postcondition">Defining Postconditions and Preconditions</text:a>.</text:p>
            </text:list-item>
          </text:list>
          <text:h text:style-name="Heading_20_3" text:outline-level="3"><text:bookmark text:name="Subactivities"/><text:a xlink:type="simple" xlink:href="javascript:void(0)">Describing Sub-activities with Call Behavior Actions </text:a></text:h>
          <text:p text:style-name="Text_20_body"><text:bookmark text:name="sectionToggle141"/>You can describe the detailed behavior of an action using a separate activity diagram. A called behavior is an activity diagram that is represented on your main activity diagram by a Call Behavior Action. You can also use the Call Behavior Action to describe behavior that is shared between different activities so that you do not have to draw the sub-activity multiple times.</text:p>
          <text:p text:style-name="Text_20_body">In the following figure, Diagram 1 shows an activity that has a Call Behavior Action and Diagram 2 shows the sub-activity diagram that shows the called behavior.</text:p>
          <text:p text:style-name="Text_20_body"><draw:frame draw:style-name="fr1" draw:name="graphics38" text:anchor-type="as-char" svg:width="1.997cm" svg:height="0.998cm" draw:z-index="29"><draw:image xlink:href="http://i.msdn.microsoft.com/dynimg/IC274182.png" xlink:type="simple" xlink:show="embed" xlink:actuate="onLoad"/><svg:title>A separate activity diagram shows detailed actions</svg:title></draw:frame><text:bookmark text:name="UML_ActGuideDetail"/> </text:p>
          <text:h text:style-name="Heading_20_3" text:outline-level="3">To describe a sub-activity with a Call Behavior Action</text:h>
          <text:list xml:id="list627085156" text:style-name="L38">
            <text:list-item>
              <text:p text:style-name="P41">To create the diagram for the sub-activity, in Solution Explorer, right-click your modeling project, point to Add, and then click New Item.</text:p>
            </text:list-item>
            <text:list-item>
              <text:p text:style-name="P41">In the Add New Item dialog box, under Templates click Activity Diagram and in the Name box type the name that you plan to give your Call Behavior Action.</text:p>
            </text:list-item>
            <text:list-item>
              <text:p text:style-name="P41">Draw the detailed work flow for the sub-activity. This is the called behavior.</text:p>
              <text:list>
                <text:list-item>
                  <text:p text:style-name="P41"><text:soft-page-break/>In the called sub-activity diagram, the Initial Node indicates where control starts when the called behavior is invoked. The Activity Final Node shows where control should return to the parent activity.</text:p>
                </text:list-item>
              </text:list>
            </text:list-item>
            <text:list-item>
              <text:p text:style-name="P41">Set the Behavior property of the Call Behavior Action to refer to the called behavior diagram.</text:p>
            </text:list-item>
          </text:list>
          <table:table table:name="Table22" table:style-name="Table22">
            <table:table-column table:style-name="Table22.A"/>
            <table:table-row>
              <table:table-cell table:style-name="Table22.A1" office:value-type="string">
                <text:p text:style-name="P84"><draw:frame draw:style-name="fr1" draw:name="graphics39" text:anchor-type="as-char" svg:width="0.026cm" svg:height="0.041cm" draw:z-index="43"><draw:image xlink:href="http://i.msdn.microsoft.com/areas/global/content/clear.gif" xlink:type="simple" xlink:show="embed" xlink:actuate="onLoad"/></draw:frame><text:bookmark text:name="alert_note16"/> <text:span text:style-name="Strong_20_Emphasis">Note</text:span> </text:p>
              </table:table-cell>
            </table:table-row>
            <table:table-row>
              <table:table-cell table:style-name="Table22.A1" office:value-type="string">
                <text:p text:style-name="P78">The sub-activity diagram must have some elements on it or the diagram will not be available in the drop-down list for the Behavior property. Also, the trident icon will not appear on your Call Behavior Action shape until you set its Behavior property.</text:p>
              </table:table-cell>
            </table:table-row>
          </table:table>
          <text:list xml:id="list907070403" text:continue-numbering="true" text:style-name="L38">
            <text:list-item>
              <text:p text:style-name="P41">Set the Is Synchronous property of the action to indicate whether your activity waits for the called activity to complete. </text:p>
              <text:list>
                <text:list-item>
                  <text:p text:style-name="P41">If you set Is Synchronous to false, you are indicating that the flow can continue to the next action before the called activity finishes. You should not define output pins or outgoing data flows from the action.</text:p>
                </text:list-item>
              </text:list>
            </text:list-item>
          </text:list>
          <text:h text:style-name="Heading_20_3" text:outline-level="3"><text:a xlink:type="simple" xlink:href="javascript:void(0)">Describing data flow in and out of sub-activities </text:a></text:h>
          <text:p text:style-name="Text_20_body"><text:bookmark text:name="sectionToggle151"/>You can describe the data flowing in and out of sub-activities, in the same way that you use parameters in software.</text:p>
          <text:list xml:id="list1029804265" text:style-name="L39">
            <text:list-item>
              <text:p text:style-name="P42">Create input and output pins (1) on the Called Behavior Action, for each piece of data that flows into or out of the action. Name each one appropriately.</text:p>
            </text:list-item>
            <text:list-item>
              <text:p text:style-name="P42">In the sub-activity diagram, create an Activity Parameter Node (2) for each input and output pin on the calling action. Give each node the same name as its corresponding pin.</text:p>
            </text:list-item>
          </text:list>
          <table:table table:name="Table23" table:style-name="Table23">
            <table:table-column table:style-name="Table23.A"/>
            <table:table-row>
              <table:table-cell table:style-name="Table23.A1" office:value-type="string">
                <text:p text:style-name="P84"><draw:frame draw:style-name="fr1" draw:name="graphics40" text:anchor-type="as-char" svg:width="0.026cm" svg:height="0.041cm" draw:z-index="44"><draw:image xlink:href="http://i.msdn.microsoft.com/areas/global/content/clear.gif" xlink:type="simple" xlink:show="embed" xlink:actuate="onLoad"/></draw:frame><text:bookmark text:name="alert_note17"/> <text:span text:style-name="Strong_20_Emphasis">Note</text:span> </text:p>
              </table:table-cell>
            </table:table-row>
            <table:table-row>
              <table:table-cell table:style-name="Table23.A1" office:value-type="string">
                <text:p text:style-name="P78">An activity parameter node resembles an object node. To check what type of node that you are looking at, right-click the node and then click Properties. The type of node is shown in the header of the Properties window.</text:p>
              </table:table-cell>
            </table:table-row>
          </table:table>
          <text:list xml:id="list452106294" text:continue-numbering="true" text:style-name="L39">
            <text:list-item>
              <text:p text:style-name="P42">In the sub-activity diagram, draw connectors that show the flow of objects into or out of each activity parameter node.</text:p>
            </text:list-item>
          </text:list>
          <text:p text:style-name="Text_20_body"><draw:frame draw:style-name="fr1" draw:name="graphics41" text:anchor-type="as-char" svg:width="1.997cm" svg:height="0.998cm" draw:z-index="30"><draw:image xlink:href="http://i.msdn.microsoft.com/dynimg/IC276120.png" xlink:type="simple" xlink:show="embed" xlink:actuate="onLoad"/><svg:title>Pins on Call Behavior map to activity parameters</svg:title></draw:frame><text:bookmark text:name="UML_ActGuideSub"/> </text:p>
          <text:h text:style-name="Heading_20_3" text:outline-level="3"><text:bookmark text:name="Postcondition"/><text:a xlink:type="simple" xlink:href="javascript:void(0)">Defining Postconditions and Preconditions </text:a></text:h>
          <text:p text:style-name="Text_20_body"><text:bookmark text:name="sectionToggle161"/>You can use the Local Postconditions and Local Preconditions properties to specify in detail the outcome of an action. These properties describe the effect of the action without describing how the effect is achieved. </text:p>
          <text:p text:style-name="Text_20_body">To set these properties, right-click the action and then click Properties. Type values into the properties in the Properties window.</text:p>
          <text:h text:style-name="Heading_20_4" text:outline-level="4"><text:a xlink:type="simple" xlink:href="javascript:void(0)">Local Postconditions </text:a></text:h>
          <text:p text:style-name="Text_20_body"><text:bookmark text:name="sectionToggle171"/>A postcondition is a condition that should be satisfied before the action can be considered completed. <text:soft-page-break/>In the example action Confirm Order, the postcondition might be:</text:p>
          <text:p text:style-name="Text_20_body">The customer has provided complete and valid details that are required for processing his or her credit card. </text:p>
          <text:p text:style-name="Text_20_body">A postcondition can express a relationship between the states before and after the action has occurred. For example:</text:p>
          <text:p text:style-name="Text_20_body">The interest rate is double what it was before.</text:p>
          <text:p text:style-name="Text_20_body">You can write postconditions in a more formal style, referring to specific attributes of the data dealt with in the actions. For example:</text:p>
          <text:p text:style-name="Text_20_body">InvoiceTotal == Sum(OrderItem.MenuItem.Price) </text:p>
          <text:h text:style-name="Heading_20_4" text:outline-level="4"><text:a xlink:type="simple" xlink:href="javascript:void(0)">Local Preconditions </text:a></text:h>
          <text:p text:style-name="Text_20_body"><text:bookmark text:name="sectionToggle181"/>A precondition is a condition that should be true when the action is ready to begin. For example, the Confirm Order action might have the precondition:</text:p>
          <text:p text:style-name="Text_20_body">Customer has chosen at least one item from the menu.</text:p>
          <text:h text:style-name="Heading_20_3" text:outline-level="3"><text:a xlink:type="simple" xlink:href="javascript:void(0)">Describing Calls to Operations </text:a></text:h>
          <text:p text:style-name="Text_20_body"><text:bookmark text:name="sectionToggle19"/>Generally, an action describes work that is performed by any mixture of people, software, or machines. But you can use a Call Operation Action to describe a call to a specific software method or function.</text:p>
          <text:list xml:id="list355125700" text:style-name="L40">
            <text:list-item>
              <text:p text:style-name="P43">Set the name of the Call Operation Action to indicate what operation is called, and on what object or component.</text:p>
            </text:list-item>
            <text:list-item>
              <text:p text:style-name="P43">Add input and output pins to the Call Operation Action, to describe parameters and return values.</text:p>
            </text:list-item>
            <text:list-item>
              <text:p text:style-name="P43">You can set the Is Synchronous property of the action to indicate whether your activity waits for the operation to complete. </text:p>
              <text:list>
                <text:list-item>
                  <text:p text:style-name="P43">If you set Is Synchronous to false, you are indicating that the flow can continue to the next action before the called operation is complete. You should not define output pins or outgoing data flows from the action.</text:p>
                </text:list-item>
              </text:list>
            </text:list-item>
          </text:list>
          <text:h text:style-name="Heading_20_2" text:outline-level="2"><text:bookmark text:name="Concurrent"/><text:a xlink:type="simple" xlink:href="javascript:void(0)">Concurrent Flows </text:a></text:h>
          <text:p text:style-name="Text_20_body"><text:bookmark text:name="sectionToggle20"/>You can use the Fork Node and the Join Node to describe two or more threads of activities that can execute at the same time.</text:p>
          <text:p text:style-name="Text_20_body"><draw:frame draw:style-name="fr1" draw:name="graphics42" text:anchor-type="as-char" svg:width="1.997cm" svg:height="0.998cm" draw:z-index="31"><draw:image xlink:href="http://i.msdn.microsoft.com/dynimg/IC267860.png" xlink:type="simple" xlink:show="embed" xlink:actuate="onLoad"/><svg:title>The fork and join nodes show concurrent flows</svg:title></draw:frame><text:bookmark text:name="UML_ActGuideConcurrent"/> </text:p>
          <text:p text:style-name="Text_20_body">The effect of the Fork Node (1) is to divide the thread of control into two or more threads. When the previous action ends, all the actions on the output side of the fork can start.</text:p>
          <text:p text:style-name="Text_20_body">A Join Node (2) brings concurrent threads together. The action after the Join Node may not start until all the actions leading to the Join Node are complete.</text:p>
          <text:h text:style-name="Heading_20_3" text:outline-level="3"><text:soft-page-break/><text:a xlink:type="simple" xlink:href="javascript:void(0)">Describing Signals and Events </text:a></text:h>
          <text:p text:style-name="Text_20_body"><text:bookmark text:name="sectionToggle211"/>You can show a step in a process that sends a signal as a Send Signal Action in an activity. You can show a step that waits for a specific signal or event before the step can continue as an Accept Event Action.</text:p>
          <text:p text:style-name="Text_20_body">For example, you might show a step that sends an order and then another step that must receive the order before it processes that order.</text:p>
          <text:h text:style-name="Heading_20_4" text:outline-level="4"><text:a xlink:type="simple" xlink:href="javascript:void(0)">Sending a Signal </text:a></text:h>
          <text:p text:style-name="Text_20_body"><text:bookmark text:name="sectionToggle22"/>Use a Send Signal Action (3) to indicate that a signal or message of some kind is sent to other activities or processes. Use the name of the action to indicate what kind of message it sends.</text:p>
          <text:list xml:id="list39938199" text:style-name="L41">
            <text:list-item>
              <text:p text:style-name="P44">Control immediately passes to the next action in the control flow, if there is one.</text:p>
            </text:list-item>
            <text:list-item>
              <text:p text:style-name="P44">You cannot use a Send Signal Action to describe how your process responds to any returned information. To do that, use a separate Accept Event Action.</text:p>
            </text:list-item>
            <text:list-item>
              <text:p text:style-name="P44">You can show incoming data flow to a Send Signal Action, to indicate what data can be sent with the outgoing message. For more information, see <text:a xlink:type="simple" xlink:href="http://msdn.microsoft.com/en-us/library/dd409465.aspx#DataFlows">Describing Data Flow</text:a>.</text:p>
            </text:list-item>
          </text:list>
          <text:h text:style-name="Heading_20_4" text:outline-level="4"><text:a xlink:type="simple" xlink:href="javascript:void(0)">Waiting for a signal or event </text:a></text:h>
          <text:p text:style-name="Text_20_body"><text:bookmark text:name="sectionToggle23"/>Use an Accept Event Action (4) to indicate that this activity waits for some external event or incoming message. Use the name of the action to indicate the type of event that it waits for.</text:p>
          <text:list xml:id="list1657689793" text:style-name="L42">
            <text:list-item>
              <text:p text:style-name="P45">To show that your activity waits for an external event or message at a specific point in its flow, draw an Accept Event Action with an incoming flow, at the appropriate place in the activity.</text:p>
            </text:list-item>
            <text:list-item>
              <text:p text:style-name="P45">To show that your activity can respond to an external event or message at any time, draw an Accept Event Action without any incoming flow. When the named external event occurs, a new thread will begin in your activity, starting from the Accept Event Action.</text:p>
            </text:list-item>
            <text:list-item>
              <text:p text:style-name="P45">You cannot use an Accept Event Action to describe any value returned to the sender of the signal. Use a separate Send Signal Action for that purpose.</text:p>
            </text:list-item>
            <text:list-item>
              <text:p text:style-name="P45">You can show outgoing data flows from the action, to show how your activity processes data that is received in the signal. If you want to show more than one output flow, you should set the IsUnmarshall property of the Accept Event Action, which indicates that the action parses the incoming signal into its separate components. For more information, see <text:a xlink:type="simple" xlink:href="http://msdn.microsoft.com/en-us/library/dd409465.aspx#DataFlows">Describing Data Flow</text:a>.</text:p>
            </text:list-item>
          </text:list>
          <text:h text:style-name="Heading_20_3" text:outline-level="3"><text:a xlink:type="simple" xlink:href="javascript:void(0)">Describing Multiple Data Flows </text:a></text:h>
          <text:p text:style-name="Text_20_body"><text:bookmark text:name="sectionToggle24"/>You can draw more than one control flow or object flow coming out of an action to indicate that more than one thread emerges when the action ends. The effect resembles that of a fork, except that you can use a mixture of control and object flows.</text:p>
          <text:p text:style-name="Text_20_body">The following example shows multiple flows out of and into actions.</text:p>
          <text:p text:style-name="Text_20_body"><draw:frame draw:style-name="fr1" draw:name="graphics43" text:anchor-type="as-char" svg:width="1.997cm" svg:height="0.998cm" draw:z-index="32"><draw:image xlink:href="http://i.msdn.microsoft.com/dynimg/IC267861.png" xlink:type="simple" xlink:show="embed" xlink:actuate="onLoad"/><svg:title>Parallel object flows</svg:title></draw:frame><text:bookmark text:name="UML_ActGuideMulti"/> </text:p>
          <text:p text:style-name="Text_20_body">When the "Customer provides details" action completes, it produces two objects: "Shipment address" and "Credit card details." The two objects go forward for processing by different actions.</text:p>
          <text:p text:style-name="Text_20_body"><text:soft-page-break/>Because an action requires all its inputs to be available before it can start, the last action does not start until all the actions that lead to it are complete.</text:p>
          <text:h text:style-name="Heading_20_3" text:outline-level="3"><text:a xlink:type="simple" xlink:href="javascript:void(0)">Streams </text:a></text:h>
          <text:p text:style-name="Text_20_body"><text:bookmark text:name="sectionToggle25"/>You can use an activity diagram to help you describe a pipeline or a series of actions that execute at the same time, and continuously pass data from one action to another. </text:p>
          <text:p text:style-name="Text_20_body">The intention in the following example is that each action can produce objects and continue to work. Because there are no control flows, each action can start as soon as it receives its first objects.</text:p>
          <text:p text:style-name="Text_20_body">Notice that the connectors in this example are object flows, because they all have at least one end on an Activity Parameter Node, Object Node, or on an Input or Output Pin. </text:p>
          <text:p text:style-name="Text_20_body"><draw:frame draw:style-name="fr1" draw:name="graphics44" text:anchor-type="as-char" svg:width="1.997cm" svg:height="0.998cm" draw:z-index="33"><draw:image xlink:href="http://i.msdn.microsoft.com/dynimg/IC274184.png" xlink:type="simple" xlink:show="embed" xlink:actuate="onLoad"/><svg:title>A data flow</svg:title></draw:frame><text:bookmark text:name="UML_ActGuideStream"/> </text:p>
          <text:p text:style-name="Text_20_body">1. The example has three Activity Parameter Nodes, which represent its inputs and outputs.</text:p>
          <text:p text:style-name="Text_20_body">2. Object Nodes, Input Pins and Output Pins can represent buffers. You can set the Upper Bound property of an Object Node to state how many objects can be in the buffer at the same time.</text:p>
          <text:p text:style-name="Text_20_body">3. You can use Decision nodes to show that a stream divides, sending different objects down different branches. You can use comments or the titles of the nodes to explain what the dividing criterion is.</text:p>
          <text:p text:style-name="Text_20_body">4. You can use Fork nodes to show that two or more copies of the objects are made, sending them for concurrent processing. </text:p>
          <text:p text:style-name="Text_20_body">5. You can use Join nodes to show that two streams of processing are merged back into one.</text:p>
          <text:h text:style-name="Heading_20_3" text:outline-level="3"><text:a xlink:type="simple" xlink:href="javascript:void(0)">Selection and Transformation </text:a></text:h>
          <text:p text:style-name="Text_20_body"><text:bookmark text:name="sectionToggle26"/>You can specify that the objects in an object flow are transformed, selected, or both. An object flow is a flow to or from a pin or an object node.</text:p>
          <text:list xml:id="list885676132" text:style-name="L43">
            <text:list-item>
              <text:p text:style-name="P46">A transformation describes how objects entering a flow are converted to another type.</text:p>
            </text:list-item>
            <text:list-item>
              <text:p text:style-name="P46">A selection describes how only some of the objects entering a flow are transmitted to the receiving action.</text:p>
            </text:list-item>
          </text:list>
          <text:p text:style-name="Text_20_body">The example shows a transformation. The first action in Diagram 1 produces a postal code, or zip code, at an output pin. This is connected to an input pin on the second action. But the second action expects a fully-specified address. The conversion from one type to another is specified in a second activity, Address Lookup. This is referenced from the Transformation property of the object flow. The Address Lookup activity contains one Activity Parameter Node for the incoming postal code, and another Activity Parameter Node for the outgoing full address.</text:p>
          <text:p text:style-name="Text_20_body"><draw:frame draw:style-name="fr1" draw:name="graphics45" text:anchor-type="as-char" svg:width="1.997cm" svg:height="0.998cm" draw:z-index="34"><draw:image xlink:href="http://i.msdn.microsoft.com/dynimg/IC267863.png" xlink:type="simple" xlink:show="embed" xlink:actuate="onLoad"/><svg:title>Object transformation defined in another diagram</svg:title></draw:frame><text:bookmark text:name="UML_ActGuideTransform"/> </text:p>
          <text:p text:style-name="Text_20_body">You can specify a transformation or selection in two ways:</text:p>
          <text:list xml:id="list1231679419" text:style-name="L44">
            <text:list-item>
              <text:p text:style-name="P47">Attach a comment to the input or output pin. </text:p>
              <text:list>
                <text:list-item>
                  <text:p text:style-name="P47">To distinguish this description from a general comment, you can begin the comment with &lt;&lt;transformation&gt;&gt; or &lt;&lt;selection&gt;&gt;.</text:p>
                </text:list-item>
              </text:list>
            </text:list-item>
            <text:list-item>
              <text:p text:style-name="P47"><text:soft-page-break/>Specify the transformation or selection in detail in a separate activity diagram. </text:p>
              <text:list>
                <text:list-item>
                  <text:p text:style-name="P47">If you use this method, attach a comment also, to make it clear to readers that the transformation has been defined.</text:p>
                </text:list-item>
              </text:list>
            </text:list-item>
          </text:list>
          <text:h text:style-name="Heading_20_3" text:outline-level="3">To specify a transformation or selection in a separate activity diagram</text:h>
          <text:list xml:id="list1979698223" text:style-name="L45">
            <text:list-item>
              <text:p text:style-name="P48">Create a new Activity Diagram in which to describe the transformation or selection flow.</text:p>
              <text:list>
                <text:list-item>
                  <text:p text:style-name="P48">In Solution Explorer, right-click your project, point to Add, click New Item, and then click Activity Diagram. Give the diagram an appropriate name for the transformation or selection flow. Click Add.</text:p>
                </text:list-item>
              </text:list>
            </text:list-item>
            <text:list-item>
              <text:p text:style-name="P48">In the new diagram:</text:p>
              <text:list>
                <text:list-item>
                  <text:p text:style-name="P48">Create two Activity Parameter Nodes, one for the input flow and one for the output.</text:p>
                </text:list-item>
                <text:list-item>
                  <text:p text:style-name="P48">Create actions interconnected with object flows. This shows how the transformation or selection works.</text:p>
                </text:list-item>
              </text:list>
            </text:list-item>
            <text:list-item>
              <text:p text:style-name="P48">In any diagram where you want to use the transformation or selection:</text:p>
              <text:list>
                <text:list-item>
                  <text:p text:style-name="P48">Create an object flow, that is, a connector to or from an input or output pin, an object node, or an activity parameter node.</text:p>
                </text:list-item>
                <text:list-item>
                  <text:p text:style-name="P48">Right-click the object flow and then click Properties.</text:p>
                </text:list-item>
                <text:list-item>
                  <text:p text:style-name="P48">In the Transformation or Selection property, select the diagram where you specified the transformation or selection flow.</text:p>
                </text:list-item>
              </text:list>
            </text:list-item>
          </text:list>
          <text:p text:style-name="Text_20_body">You can also define a selection for an object node, and on individual input and output pins. Define a selection activity as in the previous procedure, and then set the Selection property of the object node, or input or output pin.</text:p>
        </text:section>
      </text:section>
      <text:p text:style-name="Standard"/>
      <text:h text:style-name="P83" text:outline-level="1">UML Component Diagrams: Guidelines</text:h>
      <text:section text:style-name="Sect1" text:name="Section15">
        <text:p text:style-name="Text_20_body"><text:bookmark text:name="curversion2"/><text:span text:style-name="Strong_20_Emphasis">Visual Studio 2013 </text:span></text:p>
      </text:section>
      <text:section text:style-name="Sect1" text:name="Section16">
        <text:p text:style-name="Text_20_body"><text:bookmark text:name="versionclick2"/></text:p>
        <text:section text:style-name="Sect1" text:name="Section17">
          <text:p text:style-name="Text_20_body"><text:bookmark text:name="vsseperator2"/></text:p>
        </text:section>
        <text:p text:style-name="P75"><text:bookmark text:name="vsLink3"/><text:a xlink:type="simple" xlink:href="javascript:;">Other Versions </text:a></text:p>
        <text:p text:style-name="P75"><draw:frame draw:style-name="fr1" draw:name="graphics46" text:anchor-type="as-char" svg:width="1.997cm" svg:height="0.998cm" draw:z-index="45"><draw:image xlink:href="http://i3.msdn.microsoft.com/Areas/Epx/Content/Images/ImageSprite.png" xlink:type="simple" xlink:show="embed" xlink:actuate="onLoad"/></draw:frame><text:bookmark text:name="vsArrow3"/> </text:p>
      </text:section>
      <text:section text:style-name="Sect1" text:name="Section18">
        <text:p text:style-name="Text_20_body"><text:bookmark text:name="ratingCounterSeperator2"/></text:p>
      </text:section>
      <text:section text:style-name="Sect1" text:name="Section19">
        <text:p text:style-name="P76"><text:bookmark text:name="ratingCounter2"/><text:bookmark text:name="rcA3"/>This topic has not yet been rated <text:bookmark text:name="rateThisPrefix3"/>- <text:bookmark text:name="rateThisTopic3"/><text:a xlink:type="simple" xlink:href="http://msdn.microsoft.com/en-us/library/dd409393.aspx#feedback">Rate this topic</text:a> </text:p>
      </text:section>
      <text:section text:style-name="Sect1" text:name="Section20">
        <text:p text:style-name="Text_20_body"><text:bookmark text:name="mainSection2"/></text:p>
        <text:section text:style-name="Sect1" text:name="Section21">
          <text:p text:style-name="Text_20_body"><text:bookmark text:name="mainBody2"/>In Visual Studio Ultimate, you can draw a component diagram to show the structure a software system. For a video demonstration, see <text:a xlink:type="simple" xlink:href="http://channel9.msdn.com/posts/clinted/UML-with-VS-2010-Part-6-Designing-a-Projects-Physical-Structure/">Designing the Physical Structure by using Component Diagrams</text:a>.</text:p>
          <text:p text:style-name="Text_20_body">To create a UML component diagram, on the Architecture menu, click New Diagram.</text:p>
          <text:p text:style-name="Text_20_body">A component is a modular unit that is replaceable within its environment. Its internals are hidden, but it has one or more well-defined provided interfaces through which its functions can be accessed. A component can also have required interfaces. A required interface defines what functions or services it requires from other components. By connecting the provided and required interfaces of several components, a larger component can be constructed. A complete software system can be understood as a component. </text:p>
          <text:p text:style-name="Text_20_body">Drawing component diagrams has several benefits:</text:p>
          <text:list xml:id="list2158920072" text:style-name="L46">
            <text:list-item>
              <text:p text:style-name="P49">Thinking of your design with regard to the major blocks helps the development team to understand an existing design and create a new one.</text:p>
            </text:list-item>
            <text:list-item>
              <text:p text:style-name="P49">By thinking of your system as a collection of components with well-defined provided and required interfaces, you improve the separation between the components. This in turn makes the design easier to understand and easier to change when requirements change.</text:p>
            </text:list-item>
          </text:list>
          <text:p text:style-name="Text_20_body">You can use a component diagram to represent your design regardless of what language or platform the design uses or will use. </text:p>
          <text:h text:style-name="Heading_20_2" text:outline-level="2"><text:a xlink:type="simple" xlink:href="javascript:void(0)">In This Topic </text:a></text:h>
          <text:p text:style-name="Text_20_body"><text:bookmark text:name="sectionToggle03"/><text:a xlink:type="simple" xlink:href="http://msdn.microsoft.com/en-us/library/dd409393.aspx#OtherDiagrams">Relationship to Other Diagrams</text:a> </text:p>
          <text:p text:style-name="Text_20_body"><text:a xlink:type="simple" xlink:href="http://msdn.microsoft.com/en-us/library/dd409393.aspx#Basics">Basic Steps for Drawing Component Diagrams</text:a> </text:p>
          <text:p text:style-name="Text_20_body"><text:a xlink:type="simple" xlink:href="http://msdn.microsoft.com/en-us/library/dd409393.aspx#Parts">Showing the Internal Parts of a Component</text:a> </text:p>
          <text:p text:style-name="Text_20_body"><text:a xlink:type="simple" xlink:href="http://msdn.microsoft.com/en-us/library/dd409393.aspx#Designing">Designing the Component</text:a> </text:p>
          <table:table table:name="Table24" table:style-name="Table24">
            <table:table-column table:style-name="Table24.A"/>
            <table:table-row>
              <table:table-cell table:style-name="Table24.A1" office:value-type="string">
                <text:p text:style-name="P84"><draw:frame draw:style-name="fr1" draw:name="graphics47" text:anchor-type="as-char" svg:width="0.026cm" svg:height="0.041cm" draw:z-index="53"><draw:image xlink:href="http://i.msdn.microsoft.com/areas/global/content/clear.gif" xlink:type="simple" xlink:show="embed" xlink:actuate="onLoad"/></draw:frame><text:bookmark text:name="alert_note18"/> <text:span text:style-name="Strong_20_Emphasis">Note</text:span> </text:p>
              </table:table-cell>
            </table:table-row>
            <table:table-row>
              <table:table-cell table:style-name="Table24.A1" office:value-type="string">
                <text:p text:style-name="P78">For reference information about the elements on component diagrams, see <text:a xlink:type="simple" xlink:href="http://msdn.microsoft.com/en-us/library/dd409390.aspx">UML Component Diagrams: Reference</text:a>.</text:p>
              </table:table-cell>
            </table:table-row>
          </table:table>
          <text:h text:style-name="Heading_20_2" text:outline-level="2"><text:bookmark text:name="OtherDiagrams"/><text:soft-page-break/><text:a xlink:type="simple" xlink:href="javascript:void(0)">Relationship to Other Diagrams </text:a></text:h>
          <text:p text:style-name="Text_20_body"><text:bookmark text:name="sectionToggle110"/>You can use a component diagram in conjunction with other diagrams.</text:p>
          <table:table table:name="Table25" table:style-name="Table25">
            <table:table-column table:style-name="Table25.A"/>
            <table:table-column table:style-name="Table25.B"/>
            <table:table-row>
              <table:table-cell table:style-name="Table25.A1" office:value-type="string">
                <text:p text:style-name="P85">Other diagram</text:p>
              </table:table-cell>
              <table:table-cell table:style-name="Table25.A1" office:value-type="string">
                <text:p text:style-name="P85">Helps you discuss and communicate these aspects of your design</text:p>
              </table:table-cell>
            </table:table-row>
            <table:table-row>
              <table:table-cell table:style-name="Table25.A1" office:value-type="string">
                <text:p text:style-name="P78">UML Sequence Diagram</text:p>
              </table:table-cell>
              <table:table-cell table:style-name="Table25.A1" office:value-type="string">
                <text:list xml:id="list793708347" text:style-name="L47">
                  <text:list-item>
                    <text:p text:style-name="P79">Interactions between a system's components </text:p>
                  </text:list-item>
                  <text:list-item>
                    <text:p text:style-name="P79">Interactions and between the parts inside a component.</text:p>
                  </text:list-item>
                </text:list>
                <text:p text:style-name="P78">For more information, see <text:a xlink:type="simple" xlink:href="http://msdn.microsoft.com/en-us/library/dd409389.aspx">UML Sequence Diagrams: Guidelines</text:a>.</text:p>
              </table:table-cell>
            </table:table-row>
            <table:table-row>
              <table:table-cell table:style-name="Table25.A1" office:value-type="string">
                <text:p text:style-name="P78">UML Class Diagram</text:p>
              </table:table-cell>
              <table:table-cell table:style-name="Table25.A1" office:value-type="string">
                <text:list xml:id="list1323773727" text:style-name="L48">
                  <text:list-item>
                    <text:p text:style-name="P80">The interfaces of a component. The class diagram lets you detail the methods of the interface.</text:p>
                  </text:list-item>
                  <text:list-item>
                    <text:p text:style-name="P80">The data sent in parameters across the components' interfaces.</text:p>
                  </text:list-item>
                </text:list>
                <text:p text:style-name="P78">For more information, see <text:a xlink:type="simple" xlink:href="http://msdn.microsoft.com/en-us/library/dd409416.aspx">UML Class Diagrams: Guidelines</text:a>.</text:p>
              </table:table-cell>
            </table:table-row>
            <table:table-row>
              <table:table-cell table:style-name="Table25.A1" office:value-type="string">
                <text:p text:style-name="P78">Activity Diagrams</text:p>
              </table:table-cell>
              <table:table-cell table:style-name="Table25.A1" office:value-type="string">
                <text:list xml:id="list1401090469" text:style-name="L49">
                  <text:list-item>
                    <text:p text:style-name="P81">The internal processing performed by a component in response to incoming messages. </text:p>
                  </text:list-item>
                </text:list>
                <text:p text:style-name="P78">For more information, see <text:a xlink:type="simple" xlink:href="http://msdn.microsoft.com/en-us/library/dd409465.aspx">UML Activity Diagrams: Guidelines</text:a>.</text:p>
              </table:table-cell>
            </table:table-row>
            <table:table-row>
              <table:table-cell table:style-name="Table25.A1" office:value-type="string">
                <text:p text:style-name="P78">Layer Diagrams</text:p>
              </table:table-cell>
              <table:table-cell table:style-name="Table25.A1" office:value-type="string">
                <text:list xml:id="list643605235" text:style-name="L50">
                  <text:list-item>
                    <text:p text:style-name="P82">Logical architectural tiers for your components.</text:p>
                  </text:list-item>
                </text:list>
                <text:p text:style-name="P78">For more information, see <text:a xlink:type="simple" xlink:href="http://msdn.microsoft.com/en-us/library/dd409462.aspx">Layer Diagrams: Reference</text:a>.</text:p>
              </table:table-cell>
            </table:table-row>
          </table:table>
          <text:h text:style-name="Heading_20_2" text:outline-level="2"><text:bookmark text:name="Basics"/><text:a xlink:type="simple" xlink:href="javascript:void(0)">Basic Steps for Drawing Component Diagrams </text:a></text:h>
          <text:p text:style-name="Text_20_body"><text:bookmark text:name="sectionToggle27"/>For reference information about the elements on component diagrams, see <text:a xlink:type="simple" xlink:href="http://msdn.microsoft.com/en-us/library/dd409390.aspx">UML Component Diagrams: Reference</text:a>.</text:p>
          <text:p text:style-name="Text_20_body">For more information about how to use component diagrams in the process of design, see <text:a xlink:type="simple" xlink:href="http://msdn.microsoft.com/en-us/library/dd490886.aspx">Modeling the Architecture of a Software System</text:a>.</text:p>
          <table:table table:name="Table26" table:style-name="Table26">
            <table:table-column table:style-name="Table26.A"/>
            <table:table-row>
              <table:table-cell table:style-name="Table26.A1" office:value-type="string">
                <text:p text:style-name="P84"><draw:frame draw:style-name="fr1" draw:name="graphics48" text:anchor-type="as-char" svg:width="0.026cm" svg:height="0.041cm" draw:z-index="52"><draw:image xlink:href="http://i.msdn.microsoft.com/areas/global/content/clear.gif" xlink:type="simple" xlink:show="embed" xlink:actuate="onLoad"/></draw:frame><text:bookmark text:name="alert_note19"/> <text:span text:style-name="Strong_20_Emphasis">Note</text:span> </text:p>
              </table:table-cell>
            </table:table-row>
            <table:table-row>
              <table:table-cell table:style-name="Table26.A1" office:value-type="string">
                <text:p text:style-name="P78">Detailed steps for creating any of the modeling diagrams are described in <text:a xlink:type="simple" xlink:href="http://msdn.microsoft.com/en-us/library/dd409405.aspx">How to: Edit UML Models and Diagrams</text:a>. </text:p>
              </table:table-cell>
            </table:table-row>
          </table:table>
          <text:h text:style-name="Heading_20_3" text:outline-level="3">To create a Component diagram</text:h>
          <text:list xml:id="list1768365903" text:style-name="L51">
            <text:list-item>
              <text:p text:style-name="P50">On the Architecture menu, click New Diagram.</text:p>
            </text:list-item>
            <text:list-item>
              <text:p text:style-name="P50">Under Templates, click UML Component Diagram.</text:p>
            </text:list-item>
            <text:list-item>
              <text:p text:style-name="P50">Name the diagram.</text:p>
            </text:list-item>
            <text:list-item>
              <text:p text:style-name="P50">In Add to Modeling Project, select an existing modeling project in your solution, or Create a <text:soft-page-break/>New Modeling Project, and then click OK..</text:p>
              <text:p text:style-name="P50">A new component diagram appears with the UML Component Diagram toolbox. The toolbox contains the required elements and relations.</text:p>
            </text:list-item>
          </text:list>
          <text:h text:style-name="Heading_20_3" text:outline-level="3"><text:a xlink:type="simple" xlink:href="javascript:void(0)">Drawing Components </text:a></text:h>
          <text:p text:style-name="Text_20_body"><text:bookmark text:name="sectionToggle32"/><draw:frame draw:style-name="fr1" draw:name="graphics49" text:anchor-type="as-char" svg:width="1.997cm" svg:height="0.998cm" draw:z-index="46"><draw:image xlink:href="http://i.msdn.microsoft.com/dynimg/IC307298.png" xlink:type="simple" xlink:show="embed" xlink:actuate="onLoad"/><svg:title>Components with interfaces</svg:title></draw:frame><text:bookmark text:name="UML_CompDrawing"/> </text:p>
          <text:p text:style-name="Text_20_body">Create a component (1) for each major functional unit in your system or application. </text:p>
          <text:p text:style-name="Text_20_body">Examples include an application, a hardware device, a Web service, a .NET assembly, a program class or group of classes, or any separable segment of a program.</text:p>
          <text:h text:style-name="Heading_20_3" text:outline-level="3">To create components</text:h>
          <text:list xml:id="list1980567070" text:style-name="L52">
            <text:list-item>
              <text:p text:style-name="P51">Click Component in the toolbox, and then click a blank part of the diagram.</text:p>
              <text:p text:style-name="P51">- or - </text:p>
              <text:p text:style-name="P51">Copy and paste an existing component.</text:p>
              <text:list>
                <text:list-item>
                  <text:p text:style-name="P51">Find an existing component in a diagram or in UML Model Explorer.</text:p>
                </text:list-item>
                <text:list-item>
                  <text:p text:style-name="P51">Right-click the component and then click Copy.</text:p>
                </text:list-item>
                <text:list-item>
                  <text:p text:style-name="P51">Open the diagram where you want the copied component to appear.</text:p>
                </text:list-item>
                <text:list-item>
                  <text:p text:style-name="P51">Right-click a blank part of the diagram and then click Paste.</text:p>
                  <text:p text:style-name="P51">A copy of the component appears with a new name.</text:p>
                </text:list-item>
              </text:list>
            </text:list-item>
            <text:list-item>
              <text:p text:style-name="P51">Click the name of the component to change it.</text:p>
            </text:list-item>
            <text:list-item>
              <text:p text:style-name="P51">Click the chevron (5) if you want to see just the component's header.</text:p>
            </text:list-item>
          </text:list>
          <text:h text:style-name="Heading_20_3" text:outline-level="3"><text:a xlink:type="simple" xlink:href="javascript:void(0)">Showing the Ports of a Component </text:a></text:h>
          <text:p text:style-name="Text_20_body"><text:bookmark text:name="sectionToggle42"/>A port (2, 3) represents a group of messages or operation calls that pass either into or out of a component. The group is described by an interface, which defines the port's type. A port can either provide an interface or require an interface.</text:p>
          <text:p text:style-name="Text_20_body">A port with a provided interface (2) supplies operations that are implemented by the component, and that can be used by other components. </text:p>
          <text:p text:style-name="Text_20_body">Examples include a user interface, a Web service, a .NET interface, or a collection of functions in any programming language.</text:p>
          <text:p text:style-name="Text_20_body">A port with a required interface (3) represents a component's requirement for a group of operations or services to be provided by other components or external systems.</text:p>
          <text:p text:style-name="Text_20_body">For example, a Web browser requires Web servers, or an application add-in requires services from the application.</text:p>
          <text:p text:style-name="Text_20_body">A component can have any number of ports.</text:p>
          <text:h text:style-name="Heading_20_3" text:outline-level="3"><text:soft-page-break/>To add ports to a component</text:h>
          <text:list xml:id="list1036780737" text:style-name="L53">
            <text:list-item>
              <text:p text:style-name="P52">In the toolbox, click Provided Interface or Required Interface.</text:p>
            </text:list-item>
            <text:list-item>
              <text:p text:style-name="P52">Click the component that you want to add it to.</text:p>
              <text:p text:style-name="P52">An port appears on the boundary of the component.</text:p>
              <text:p text:style-name="P52">A new interface is created as the type of the port. This interface appears in UML Model Explorer.</text:p>
            </text:list-item>
            <text:list-item>
              <text:p text:style-name="P52">Drag the port around the component boundary to place it where you want.</text:p>
            </text:list-item>
            <text:list-item>
              <text:p text:style-name="P52">Drag the port's label to adjust its position.</text:p>
            </text:list-item>
            <text:list-item>
              <text:p text:style-name="P52">Click the label to change it. The label shows the name of the interface. If you change it, you are changing the name of the interface.</text:p>
            </text:list-item>
          </text:list>
          <text:p text:style-name="Text_20_body">If you want to list the attributes and operations of the interface, you can do so by adding them to the interface in UML Model Explorer. Alternatively, you can drag the interface from UML Model Explorer onto a class diagram, and add the operations and attributes there.</text:p>
          <text:h text:style-name="Heading_20_3" text:outline-level="3"><text:a xlink:type="simple" xlink:href="javascript:void(0)">Linking between components </text:a></text:h>
          <text:p text:style-name="Text_20_body"><text:bookmark text:name="sectionToggle52"/>Use a dependency (4) to show that one component's requirement can be satisfied by the operations or services provided by another component.</text:p>
          <text:h text:style-name="Heading_20_3" text:outline-level="3">To show that a provided interface can satisfy a required interface</text:h>
          <text:list xml:id="list1029196096" text:style-name="L54">
            <text:list-item>
              <text:p text:style-name="P53">In the toolbox, click Dependency.</text:p>
            </text:list-item>
            <text:list-item>
              <text:p text:style-name="P53">Click the port with the required interface on one component, and then click the port with the provided interface in another component.</text:p>
            </text:list-item>
          </text:list>
          <text:p text:style-name="Text_20_body">You should try to avoid designing dependency loops in which every component in a group depends on all the other components.</text:p>
          <text:h text:style-name="Heading_20_3" text:outline-level="3">To add a port for an existing interface to a component</text:h>
          <text:list xml:id="list1829053762" text:style-name="L55">
            <text:list-item>
              <text:p text:style-name="P54">Find the interface in UML Model Explorer and then drag it from there onto the component.</text:p>
              <text:p text:style-name="P54">-or-</text:p>
            </text:list-item>
            <text:list-item>
              <text:p text:style-name="P54">Copy and paste a reference to an interface from a diagram. </text:p>
              <text:list>
                <text:list-item>
                  <text:p text:style-name="P54">On a class diagram or a component diagram, right-click the interface and then click Copy.</text:p>
                </text:list-item>
                <text:list-item>
                  <text:p text:style-name="P54">On the component diagram, right-click the component, and then click Paste Reference.</text:p>
                  <text:p text:style-name="P54">A provided interface appears on the component. An Action tag appears nearby.</text:p>
                </text:list-item>
              </text:list>
            </text:list-item>
          </text:list>
          <table:table table:name="Table27" table:style-name="Table27">
            <table:table-column table:style-name="Table27.A"/>
            <table:table-row>
              <table:table-cell table:style-name="Table27.A1" office:value-type="string">
                <text:p text:style-name="P84"><draw:frame draw:style-name="fr1" draw:name="graphics50" text:anchor-type="as-char" svg:width="0.026cm" svg:height="0.041cm" draw:z-index="51"><draw:image xlink:href="http://i.msdn.microsoft.com/areas/global/content/clear.gif" xlink:type="simple" xlink:show="embed" xlink:actuate="onLoad"/></draw:frame><text:bookmark text:name="alert_note20"/> <text:span text:style-name="Strong_20_Emphasis">Note</text:span> </text:p>
              </table:table-cell>
            </table:table-row>
            <table:table-row>
              <table:table-cell table:style-name="Table27.A1" office:value-type="string">
                <text:p text:style-name="P78">If you use Paste instead of Paste Reference, a new interface that has a new name will be created.</text:p>
              </table:table-cell>
            </table:table-row>
          </table:table>
          <text:list xml:id="list1260019483" text:continue-numbering="true" text:style-name="L55">
            <text:list-item>
              <text:list>
                <text:list-item>
                  <text:p text:style-name="P54">If you wanted to create a required interface, click the Action tag and then click Convert <text:soft-page-break/>to Required Interface.</text:p>
                </text:list-item>
              </text:list>
            </text:list-item>
          </text:list>
          <text:h text:style-name="Heading_20_2" text:outline-level="2"><text:bookmark text:name="Parts"/><text:a xlink:type="simple" xlink:href="javascript:void(0)">Showing the Internal Parts of a Component </text:a></text:h>
          <text:p text:style-name="Text_20_body"><text:bookmark text:name="sectionToggle62"/><draw:frame draw:style-name="fr1" draw:name="graphics51" text:anchor-type="as-char" svg:width="1.997cm" svg:height="0.998cm" draw:z-index="47"><draw:image xlink:href="http://i.msdn.microsoft.com/dynimg/IC307299.png" xlink:type="simple" xlink:show="embed" xlink:actuate="onLoad"/><svg:title>Component diagram showing internal parts</svg:title></draw:frame><text:bookmark text:name="UML_CompShowing"/> </text:p>
          <text:p text:style-name="Text_20_body">You can place parts (3) in a component (1) to show how it is composed of smaller components that interact with one another.</text:p>
          <text:p text:style-name="Text_20_body">The diagram in the illustration states that every instance of the type Dinner Now Web Service contains one instance of Customer Server and one instance of Kitchen Server. </text:p>
          <text:p text:style-name="Text_20_body">A part is a property of its parent component, much like an attribute belongs to an ordinary class. A part has its own type, which is usually also a component. The label of the part has the same form as an ordinary attribute:</text:p>
          <text:p text:style-name="Text_20_body">+ partName : TypeName </text:p>
          <text:p text:style-name="Text_20_body">Inside the parent component, each part shows the provided and required interfaces that are defined for its type (4, 5). The operations or services that are required by one part can be provided by another. You can use Part Assembly connectors to show how parts are connected with one another (6). </text:p>
          <text:p text:style-name="Text_20_body">You can also show that an interface of the parent component is actually provided or required by one of its parts. You can connect a port of the parent to a port of an internal part using a Delegation relation (9). The two ports must be of the same kind (provided or required), and their interface types should be compatible.</text:p>
          <text:p text:style-name="Text_20_body">You can create a new part either with a new type, or from an existing type.</text:p>
          <text:h text:style-name="Heading_20_3" text:outline-level="3">To add parts to a component</text:h>
          <text:list xml:id="list1868253535" text:style-name="L56">
            <text:list-item>
              <text:p text:style-name="P55">Create a part for each major functional unit that you consider to be a part of the parent component.</text:p>
              <text:list>
                <text:list-item>
                  <text:p text:style-name="P55">Click Component in the toolbox, and then click inside the parent component (1).</text:p>
                  <text:p text:style-name="P55">A new part (3) appears inside the parent component.</text:p>
                  <text:p text:style-name="P55">A new component is created in UML Model Explorer. This is the new part's type.</text:p>
                  <text:p text:style-name="P55">- or -</text:p>
                  <text:p text:style-name="P55">Drag an existing component from UML Model Explorer onto the parent component. </text:p>
                  <text:p text:style-name="P55">A new part (3) appears inside the parent component. Its type is the component you dragged from UML Model Explorer.</text:p>
                  <text:p text:style-name="P55">- or - </text:p>
                  <text:p text:style-name="P55">Right-click a component, either in a diagram or in UML Model Explorer, and then click Copy.</text:p>
                  <text:p text:style-name="P55">Right-click on the parent component, and then click Paste Reference.</text:p>
                  <text:p text:style-name="P55">A new part (3) appears inside the parent component. Its type is the component you copied.</text:p>
                </text:list-item>
                <text:list-item>
                  <text:p text:style-name="P55"><text:soft-page-break/>Click the new part's name to change it. You cannot change its type.</text:p>
                </text:list-item>
                <text:list-item>
                  <text:p text:style-name="P55">You can add provided and required interfaces (4, 5) to the new part. Click the Provided Interface or Required Interface tool, and then click in the part.</text:p>
                  <text:p text:style-name="P55">- or -</text:p>
                  <text:p text:style-name="P55">Drag an existing interface from UML Model Explorer onto the part.</text:p>
                  <text:p text:style-name="P55">The interfaces are added to the part's type, and appear on the part itself. The parent component adjusts its size if necessary.</text:p>
                </text:list-item>
              </text:list>
            </text:list-item>
            <text:list-item>
              <text:p text:style-name="P55">Connect the parts to one another.</text:p>
              <text:list>
                <text:list-item>
                  <text:p text:style-name="P55">Use the Dependency tool to connect the ports of different parts (6).</text:p>
                </text:list-item>
              </text:list>
            </text:list-item>
            <text:list-item>
              <text:p text:style-name="P55">Connect the parts to the parent component's ports:</text:p>
              <text:list>
                <text:list-item>
                  <text:p text:style-name="P55">Create one or more ports (7) on the parent component. Click Required Interface or Provided Interface on the toolbox, and then click the parent component.</text:p>
                </text:list-item>
                <text:list-item>
                  <text:p text:style-name="P55">Delegate (9) the port to one or more parts. Click the Delegation tool, then a port on the parent component, and then a port on a part. You can connect ports that either provide or require interfaces in the same way.</text:p>
                </text:list-item>
              </text:list>
            </text:list-item>
          </text:list>
          <text:h text:style-name="Heading_20_3" text:outline-level="3"><text:a xlink:type="simple" xlink:href="javascript:void(0)">Showing the Parts of a Part </text:a></text:h>
          <text:p text:style-name="Text_20_body"><text:bookmark text:name="sectionToggle72"/>After you have decomposed a component into parts, you can decompose each of the part types into its own internal parts.</text:p>
          <text:p text:style-name="Text_20_body">It is easiest to do each layer of decomposition in a separate component diagram. You must first locate the type of the part. For example, in the illustration, one of the parts is named DNCustomerServer, and its type is a component called CustomerServer. You can find that type in UML Model Explorer, and place it in another diagram. Then you can create its own internal parts.</text:p>
          <text:h text:style-name="Heading_20_3" text:outline-level="3">To place a part's type on a diagram</text:h>
          <text:list xml:id="list719283144" text:style-name="L57">
            <text:list-item>
              <text:p text:style-name="P56">Determine the fully qualified name of the part's type.</text:p>
              <text:p text:style-name="P56">Right-click the part and then click Properties. </text:p>
              <text:p text:style-name="P56">The type name appears in the Type field of the Properties window.</text:p>
            </text:list-item>
            <text:list-item>
              <text:p text:style-name="P56">Locate the part's type in UML Model Explorer. </text:p>
              <text:p text:style-name="P56">Click View, point to Other Windows, and then click UML Model Explorer.</text:p>
              <text:p text:style-name="P56">Expand the project and if necessary any package to which the type belongs.</text:p>
              <text:p text:style-name="P56">The type will be listed as a Component.</text:p>
              <text:p text:style-name="P56">You can change its name here if you want to.</text:p>
            </text:list-item>
            <text:list-item>
              <text:p text:style-name="P56">Open or create another component diagram.</text:p>
            </text:list-item>
            <text:list-item>
              <text:p text:style-name="P56">Drag from the type in UML Model Explorer onto the diagram.</text:p>
              <text:p text:style-name="P56">A view of the type appears as a component in the diagram.</text:p>
              <text:p text:style-name="P56">It has the same interfaces as you defined for the part.</text:p>
              <text:p text:style-name="P56"><text:soft-page-break/>You can now add parts inside it.</text:p>
            </text:list-item>
          </text:list>
          <text:h text:style-name="Heading_20_2" text:outline-level="2"><text:bookmark text:name="Designing"/><text:a xlink:type="simple" xlink:href="javascript:void(0)">Designing the Component </text:a></text:h>
          <text:h text:style-name="Heading_20_3" text:outline-level="3"><text:bookmark text:name="sectionToggle82"/><text:a xlink:type="simple" xlink:href="javascript:void(0)">Describing How the Parts Collaborate </text:a></text:h>
          <text:p text:style-name="Text_20_body"><text:bookmark text:name="sectionToggle92"/>You can draw a sequence diagram to show how the parts work together in response to a message that arrives at the parent component. </text:p>
          <text:p text:style-name="Text_20_body">You can use these diagrams both to explain an existing component, and to design a new component.</text:p>
          <text:p text:style-name="Text_20_body">If you are still designing the component, you can draw sequence diagrams before you have decided what parts it will have. You can use the sequence diagrams to experiment with different parts, required interfaces, and message sequences. Draw sequence diagrams for the most frequent and the most important incoming messages. You can then create parts in your component that correspond to the lifelines you have decided on.</text:p>
          <text:p text:style-name="Text_20_body">Use the sequence diagrams to assess how the system's work is spread between the different components. </text:p>
          <text:list xml:id="list1430872069" text:style-name="L58">
            <text:list-item>
              <text:p text:style-name="P57">If too much is heaped on one part, the application will probably be more difficult to update, than if the work is evenly spread out.</text:p>
            </text:list-item>
            <text:list-item>
              <text:p text:style-name="P57">If the work is too thinly spread with many interactions, the system might perform badly and be difficult to understand.</text:p>
            </text:list-item>
          </text:list>
          <text:p text:style-name="Text_20_body"><draw:frame draw:style-name="fr1" draw:name="graphics52" text:anchor-type="as-char" svg:width="1.997cm" svg:height="0.998cm" draw:z-index="48"><draw:image xlink:href="http://i.msdn.microsoft.com/dynimg/IC267827.png" xlink:type="simple" xlink:show="embed" xlink:actuate="onLoad"/><svg:title>Sequence diagram showing collaborating parts</svg:title></draw:frame><text:bookmark text:name="UML_CompDescParts"/> </text:p>
          <text:h text:style-name="Heading_20_3" text:outline-level="3">To draw a sequence diagram that shows collaboration between parts</text:h>
          <text:list xml:id="list428581870" text:style-name="L59">
            <text:list-item>
              <text:p text:style-name="P58">Create a new sequence diagram.</text:p>
              <text:p text:style-name="P58">For more information, see <text:a xlink:type="simple" xlink:href="http://msdn.microsoft.com/en-us/library/dd409389.aspx">UML Sequence Diagrams: Guidelines</text:a>.</text:p>
            </text:list-item>
            <text:list-item>
              <text:p text:style-name="P58">Create a lifeline for an external component, user, device or other actor (1) that sends messages to this component.</text:p>
              <text:p text:style-name="P58">You can set the Actor property of this lifeline to true, to indicate that it is external to the component under consideration. A stick figure appears above the lifeline.</text:p>
            </text:list-item>
            <text:list-item>
              <text:p text:style-name="P58">Create a lifeline for the provided interface (2) of this component to which the chosen actor sends messages.</text:p>
            </text:list-item>
            <text:list-item>
              <text:p text:style-name="P58">Create a lifeline for each part (3) of the component.</text:p>
            </text:list-item>
            <text:list-item>
              <text:p text:style-name="P58">Create a lifeline for each required interface (4) of the component.</text:p>
            </text:list-item>
            <text:list-item>
              <text:p text:style-name="P58">Draw messages from the external actor (5). Show how the message is passed to the parts, and how they collaborate to respond to the message.</text:p>
            </text:list-item>
            <text:list-item>
              <text:p text:style-name="P58">Where necessary, show messages sent to a required interface (6). Do not show any detail within execution of the message.</text:p>
            </text:list-item>
          </text:list>
          <text:h text:style-name="Heading_20_3" text:outline-level="3"><text:soft-page-break/><text:a xlink:type="simple" xlink:href="javascript:void(0)">Is the Component More than its Parts? </text:a></text:h>
          <text:p text:style-name="Text_20_body"><text:bookmark text:name="sectionToggle102"/>In some cases, a component is no more than a name given to a collection of parts. All the work is done by the parts, and at run time there is no code or other artifact that represents the component.</text:p>
          <text:p text:style-name="Text_20_body">You can indicate this in the model by setting the Is Indirectly Instantiated property of the component. In this case, all the component's interfaces should be on ports, with delegations to internal parts.</text:p>
          <text:h text:style-name="Heading_20_3" text:outline-level="3"><text:a xlink:type="simple" xlink:href="javascript:void(0)">Describing the Process Inside Each Part </text:a></text:h>
          <text:p text:style-name="Text_20_body"><text:bookmark text:name="sectionToggle112"/>You can use activity diagrams to show how a component processes each incoming message. For more information, see <text:a xlink:type="simple" xlink:href="http://msdn.microsoft.com/en-us/library/dd409465.aspx">UML Activity Diagrams: Guidelines</text:a>.</text:p>
          <text:p text:style-name="Text_20_body"><draw:frame draw:style-name="fr1" draw:name="graphics53" text:anchor-type="as-char" svg:width="1.997cm" svg:height="0.998cm" draw:z-index="49"><draw:image xlink:href="http://i.msdn.microsoft.com/dynimg/IC267828.png" xlink:type="simple" xlink:show="embed" xlink:actuate="onLoad"/><svg:title>Activity diagram with data buffer</svg:title></draw:frame><text:bookmark text:name="UML_CompDescribingProc"/> </text:p>
          <text:p text:style-name="Text_20_body">Use an Accept Event Action (1) to show that an incoming message starts a new thread.</text:p>
          <text:p text:style-name="Text_20_body">Use object nodes and input/output pins to show the flow of information, and to show where information is stored. In the example, an object node (2) is used to show items being buffered between one thread and another.</text:p>
          <text:h text:style-name="Heading_20_3" text:outline-level="3"><text:a xlink:type="simple" xlink:href="javascript:void(0)">Defining Data and Classes </text:a></text:h>
          <text:p text:style-name="Text_20_body"><text:bookmark text:name="sectionToggle122"/>You can use a UML class diagram to describe the detailed content of:</text:p>
          <text:list xml:id="list1169358311" text:style-name="L60">
            <text:list-item>
              <text:p text:style-name="P59">The interfaces of the components. When you add a requires or provides port to a component, an interface appears in UML Model Explorer. You can drag or copy this into a UML Class Diagram to show its attributes and operations, and relationships to other interfaces.</text:p>
            </text:list-item>
            <text:list-item>
              <text:p text:style-name="P59">Data passed in parameters of operations in the interfaces.</text:p>
            </text:list-item>
            <text:list-item>
              <text:p text:style-name="P59">Data stored in the components, for example as shown in object flows in activity diagrams.</text:p>
            </text:list-item>
          </text:list>
          <text:h text:style-name="Heading_20_3" text:outline-level="3"><text:a xlink:type="simple" xlink:href="javascript:void(0)">General Dependencies Between Components </text:a></text:h>
          <text:p text:style-name="Text_20_body"><text:bookmark text:name="sectionToggle132"/>You can use a component diagram just to show the major parts of your design and their interdependencies.</text:p>
          <text:p text:style-name="Text_20_body"><draw:frame draw:style-name="fr1" draw:name="graphics54" text:anchor-type="as-char" svg:width="11.721cm" svg:height="4.445cm" draw:z-index="50"><draw:image xlink:href="http://i.msdn.microsoft.com/dynimg/IC267829.png" xlink:type="simple" xlink:show="embed" xlink:actuate="onLoad"/><svg:title>A dependency between components</svg:title></draw:frame><text:bookmark text:name="UML_CompDepend"/> </text:p>
          <text:p text:style-name="Text_20_body">Use the Dependency tool to draw a dependency. This indicates that the design of one component relies on another.</text:p>
          <text:p text:style-name="Text_20_body">Typical kinds of dependency include the following:</text:p>
          <text:list xml:id="list1604111281" text:style-name="L61">
            <text:list-item>
              <text:p text:style-name="P60">One component calls code within the other.</text:p>
            </text:list-item>
            <text:list-item>
              <text:p text:style-name="P60"><text:soft-page-break/>One component instantiates a class that is defined within another class. </text:p>
            </text:list-item>
            <text:list-item>
              <text:p text:style-name="P60">One component uses information created by another component.</text:p>
            </text:list-item>
          </text:list>
          <text:p text:style-name="Text_20_body">You can use the name of the dependency arrow to denote a particular kind of usage. To set the name, right-click the arrow, then click Properties, and set the Name field in the properties window.</text:p>
        </text:section>
      </text:section>
      <text:p text:style-name="Standard"/>
      <text:h text:style-name="P83" text:outline-level="1">UML Class Diagrams: Reference</text:h>
      <text:section text:style-name="Sect1" text:name="Section22">
        <text:p text:style-name="Text_20_body"><text:bookmark text:name="curversion3"/><text:span text:style-name="Strong_20_Emphasis">Visual Studio 2013 </text:span></text:p>
      </text:section>
      <text:section text:style-name="Sect1" text:name="Section23">
        <text:p text:style-name="Text_20_body"><text:bookmark text:name="versionclick3"/></text:p>
        <text:section text:style-name="Sect1" text:name="Section24">
          <text:p text:style-name="Text_20_body"><text:bookmark text:name="vsseperator3"/></text:p>
        </text:section>
        <text:p text:style-name="P75"><text:bookmark text:name="vsLink4"/><text:a xlink:type="simple" xlink:href="javascript:;">Other Versions </text:a></text:p>
        <text:p text:style-name="P75"><draw:frame draw:style-name="fr1" draw:name="graphics55" text:anchor-type="as-char" svg:width="1.997cm" svg:height="0.998cm" draw:z-index="54"><draw:image xlink:href="http://i3.msdn.microsoft.com/Areas/Epx/Content/Images/ImageSprite.png" xlink:type="simple" xlink:show="embed" xlink:actuate="onLoad"/></draw:frame><text:bookmark text:name="vsArrow4"/> </text:p>
      </text:section>
      <text:section text:style-name="Sect1" text:name="Section25">
        <text:p text:style-name="Text_20_body"><text:bookmark text:name="ratingCounterSeperator3"/></text:p>
      </text:section>
      <text:section text:style-name="Sect1" text:name="Section26">
        <text:p text:style-name="P76"><text:bookmark text:name="ratingCounter3"/><text:bookmark text:name="rcA4"/>5 out of 8 rated this helpful <text:bookmark text:name="rateThisPrefix4"/>- <text:bookmark text:name="rateThisTopic4"/><text:a xlink:type="simple" xlink:href="http://msdn.microsoft.com/en-us/library/dd409437.aspx#feedback">Rate this topic</text:a> </text:p>
      </text:section>
      <text:section text:style-name="Sect1" text:name="Section27">
        <text:p text:style-name="Text_20_body"><text:bookmark text:name="mainSection3"/></text:p>
        <text:section text:style-name="Sect1" text:name="Section28">
          <text:p text:style-name="Text_20_body"><text:bookmark text:name="mainBody3"/>A UML class diagram describes the object and information structures used by your application, both internally and in communication with its users. It describes the information without reference to any particular implementation. Its classes and relationships can be implemented in many ways, such as database tables, XML nodes, or compositions of software objects. </text:p>
          <table:table table:name="Table28" table:style-name="Table28">
            <table:table-column table:style-name="Table28.A"/>
            <table:table-row>
              <table:table-cell table:style-name="Table28.A1" office:value-type="string">
                <text:p text:style-name="P84"><draw:frame draw:style-name="fr1" draw:name="graphics56" text:anchor-type="as-char" svg:width="0.026cm" svg:height="0.041cm" draw:z-index="58"><draw:image xlink:href="http://i.msdn.microsoft.com/areas/global/content/clear.gif" xlink:type="simple" xlink:show="embed" xlink:actuate="onLoad"/></draw:frame><text:bookmark text:name="alert_note21"/> <text:span text:style-name="Strong_20_Emphasis">Note</text:span> </text:p>
              </table:table-cell>
            </table:table-row>
            <table:table-row>
              <table:table-cell table:style-name="Table28.A1" office:value-type="string">
                <text:p text:style-name="P78">This topic is about UML class diagrams. There is another kind of class diagram, the .NET class diagram, which is used to visualize program code. For more information, see <text:a xlink:type="simple" xlink:href="http://go.microsoft.com/fwlink/?LinkId=142231" office:target-frame-name="_blank" xlink:show="new">Designing and Viewing Classes and Types</text:a>.</text:p>
              </table:table-cell>
            </table:table-row>
          </table:table>
          <text:p text:style-name="Text_20_body">To create a UML class diagram, on the Architecture menu, choose New Diagram. For more information about how to draw UML class diagrams, see <text:a xlink:type="simple" xlink:href="http://msdn.microsoft.com/en-us/library/dd409416.aspx">UML Class Diagrams: Guidelines</text:a>. For more information about how to create and draw modeling diagrams, see <text:a xlink:type="simple" xlink:href="http://msdn.microsoft.com/en-us/library/dd409405.aspx">How to: Edit UML Models and Diagrams</text:a>.</text:p>
          <text:h text:style-name="Heading_20_2" text:outline-level="2"><text:a xlink:type="simple" xlink:href="javascript:void(0)">Reading Class Diagrams </text:a></text:h>
          <text:p text:style-name="Text_20_body"><text:bookmark text:name="sectionToggle04"/>The table in this section describes the elements that you can see on a UML class diagram. For information about the properties of these elements, see the following topics:</text:p>
          <text:list xml:id="list1769427187" text:style-name="L62">
            <text:list-item>
              <text:p text:style-name="P61"><text:a xlink:type="simple" xlink:href="http://msdn.microsoft.com/en-us/library/dd323860.aspx">Properties of Types in UML Class Diagrams</text:a> </text:p>
            </text:list-item>
            <text:list-item>
              <text:p text:style-name="P61"><text:a xlink:type="simple" xlink:href="http://msdn.microsoft.com/en-us/library/dd323861.aspx">Properties of Attributes in UML Class Diagrams</text:a> </text:p>
            </text:list-item>
            <text:list-item>
              <text:p text:style-name="P61"><text:a xlink:type="simple" xlink:href="http://msdn.microsoft.com/en-us/library/dd323859.aspx">Properties of Operations in UML Class Diagrams</text:a> </text:p>
            </text:list-item>
            <text:list-item>
              <text:p text:style-name="P61"><text:a xlink:type="simple" xlink:href="http://msdn.microsoft.com/en-us/library/dd323862.aspx">Properties of Associations in UML Class Diagrams</text:a> </text:p>
            </text:list-item>
          </text:list>
          <text:p text:style-name="P75"><draw:frame draw:style-name="fr1" draw:name="graphics57" text:anchor-type="as-char" svg:width="1.997cm" svg:height="0.998cm" draw:z-index="55"><draw:image xlink:href="http://i.msdn.microsoft.com/dynimg/IC315445.png" xlink:type="simple" xlink:show="embed" xlink:actuate="onLoad"/><svg:title>Three classes showing relationships and properties</svg:title></draw:frame><text:bookmark text:name="UML_ClassOvReading"/> </text:p>
          <table:table table:name="Table29" table:style-name="Table29">
            <table:table-column table:style-name="Table29.A"/>
            <table:table-column table:style-name="Table29.B"/>
            <table:table-column table:style-name="Table29.C"/>
            <table:table-row>
              <table:table-cell table:style-name="Table29.A1" office:value-type="string">
                <text:p text:style-name="P85">Shape </text:p>
              </table:table-cell>
              <table:table-cell table:style-name="Table29.A1" office:value-type="string">
                <text:p text:style-name="P85">Element </text:p>
              </table:table-cell>
              <table:table-cell table:style-name="Table29.A1" office:value-type="string">
                <text:p text:style-name="P85">Description </text:p>
              </table:table-cell>
            </table:table-row>
            <table:table-row>
              <table:table-cell table:style-name="Table29.A1" office:value-type="string">
                <text:p text:style-name="P78">1</text:p>
              </table:table-cell>
              <table:table-cell table:style-name="Table29.A1" office:value-type="string">
                <text:p text:style-name="P78">Class </text:p>
              </table:table-cell>
              <table:table-cell table:style-name="Table29.A1" office:value-type="string">
                <text:p text:style-name="P78">A definition of objects that share given structural or behavioral characteristics. For more information, see <text:a xlink:type="simple" xlink:href="http://msdn.microsoft.com/en-us/library/dd323860.aspx">Properties of Types in UML Class Diagrams</text:a>.</text:p>
              </table:table-cell>
            </table:table-row>
            <text:soft-page-break/>
            <table:table-row>
              <table:table-cell table:style-name="Table29.A1" office:value-type="string">
                <text:p text:style-name="P78">1</text:p>
              </table:table-cell>
              <table:table-cell table:style-name="Table29.A1" office:value-type="string">
                <text:p text:style-name="P78">Classifier</text:p>
              </table:table-cell>
              <table:table-cell table:style-name="Table29.A1" office:value-type="string">
                <text:p text:style-name="P78">The general name for a class, interface, or enumeration. Components, use cases, and actors are also classifiers.</text:p>
              </table:table-cell>
            </table:table-row>
            <table:table-row>
              <table:table-cell table:style-name="Table29.A1" office:value-type="string">
                <text:p text:style-name="P78">2</text:p>
              </table:table-cell>
              <table:table-cell table:style-name="Table29.A1" office:value-type="string">
                <text:p text:style-name="P78">Collapse/ Expand control</text:p>
              </table:table-cell>
              <table:table-cell table:style-name="Table29.A1" office:value-type="string">
                <text:p text:style-name="P78">If you cannot see the details of a classifier, click the expander at upper-left of the classifier. You might also have to click the [+] on each segment.</text:p>
              </table:table-cell>
            </table:table-row>
            <table:table-row>
              <table:table-cell table:style-name="Table29.A1" office:value-type="string">
                <text:p text:style-name="P78">3</text:p>
              </table:table-cell>
              <table:table-cell table:style-name="Table29.A1" office:value-type="string">
                <text:p text:style-name="P78">Attribute </text:p>
              </table:table-cell>
              <table:table-cell table:style-name="Table29.A1" office:value-type="string">
                <text:p text:style-name="P78">A typed value attached to each instance of a classifier. </text:p>
                <text:p text:style-name="P78">To add an attribute, click the Attributes section and then press ENTER. Type the signature of the attribute. For more information, see <text:a xlink:type="simple" xlink:href="http://msdn.microsoft.com/en-us/library/dd323861.aspx">Properties of Attributes in UML Class Diagrams</text:a>.</text:p>
              </table:table-cell>
            </table:table-row>
            <table:table-row>
              <table:table-cell table:style-name="Table29.A1" office:value-type="string">
                <text:p text:style-name="P78">4</text:p>
              </table:table-cell>
              <table:table-cell table:style-name="Table29.A1" office:value-type="string">
                <text:p text:style-name="P78">Operation </text:p>
              </table:table-cell>
              <table:table-cell table:style-name="Table29.A1" office:value-type="string">
                <text:p text:style-name="P78">A method or function that can be performed by instances of a classifier. To add an operation, click the Operations section and then press ENTER. Type the signature of the operation. For more information, see <text:a xlink:type="simple" xlink:href="http://msdn.microsoft.com/en-us/library/dd323859.aspx">Properties of Operations in UML Class Diagrams</text:a>. </text:p>
              </table:table-cell>
            </table:table-row>
            <table:table-row>
              <table:table-cell table:style-name="Table29.A1" office:value-type="string">
                <text:p text:style-name="P78">5</text:p>
              </table:table-cell>
              <table:table-cell table:style-name="Table29.A1" office:value-type="string">
                <text:p text:style-name="P78">Association </text:p>
              </table:table-cell>
              <table:table-cell table:style-name="Table29.A1" office:value-type="string">
                <text:p text:style-name="P78">A relationship between the members of two classifiers. For more information, see <text:a xlink:type="simple" xlink:href="http://msdn.microsoft.com/en-us/library/dd323862.aspx">Properties of Associations in UML Class Diagrams</text:a>. </text:p>
              </table:table-cell>
            </table:table-row>
            <table:table-row>
              <table:table-cell table:style-name="Table29.A1" office:value-type="string">
                <text:p text:style-name="P78">5a</text:p>
              </table:table-cell>
              <table:table-cell table:style-name="Table29.A1" office:value-type="string">
                <text:p text:style-name="P78">Aggregation </text:p>
              </table:table-cell>
              <table:table-cell table:style-name="Table29.A1" office:value-type="string">
                <text:p text:style-name="P78">An association representing a shared ownership relationship. The Aggregation property of the owner role is set to Shared.</text:p>
              </table:table-cell>
            </table:table-row>
            <table:table-row>
              <table:table-cell table:style-name="Table29.A1" office:value-type="string">
                <text:p text:style-name="P78">5b</text:p>
              </table:table-cell>
              <table:table-cell table:style-name="Table29.A1" office:value-type="string">
                <text:p text:style-name="P78">Composition </text:p>
              </table:table-cell>
              <table:table-cell table:style-name="Table29.A1" office:value-type="string">
                <text:p text:style-name="P78">An Association representing a whole-part relationship. The Aggregation property of the owner role is set to Composite.</text:p>
              </table:table-cell>
            </table:table-row>
            <table:table-row>
              <table:table-cell table:style-name="Table29.A1" office:value-type="string">
                <text:p text:style-name="P78">6</text:p>
              </table:table-cell>
              <table:table-cell table:style-name="Table29.A1" office:value-type="string">
                <text:p text:style-name="P78">Association Name </text:p>
              </table:table-cell>
              <table:table-cell table:style-name="Table29.A1" office:value-type="string">
                <text:p text:style-name="P78">The name of an association. The name can be left empty.</text:p>
              </table:table-cell>
            </table:table-row>
            <table:table-row>
              <table:table-cell table:style-name="Table29.A1" office:value-type="string">
                <text:p text:style-name="P78">7</text:p>
              </table:table-cell>
              <table:table-cell table:style-name="Table29.A1" office:value-type="string">
                <text:p text:style-name="P78">Role Name </text:p>
              </table:table-cell>
              <table:table-cell table:style-name="Table29.A1" office:value-type="string">
                <text:p text:style-name="P78">The name of a role, that is, one end of an association. Can be used to refer to the associated object. In the previous illustration, for any Order O, O.ChosenMenu is its associated Menu.</text:p>
                <text:p text:style-name="P78">Each role has its own properties, listed under the properties of the association.</text:p>
              </table:table-cell>
            </table:table-row>
            <table:table-row>
              <table:table-cell table:style-name="Table29.A1" office:value-type="string">
                <text:p text:style-name="P78">8</text:p>
              </table:table-cell>
              <table:table-cell table:style-name="Table29.A1" office:value-type="string">
                <text:p text:style-name="P78">Multiplicity </text:p>
              </table:table-cell>
              <table:table-cell table:style-name="Table29.A1" office:value-type="string">
                <text:p text:style-name="P78">Indicates how many of the objects at this end can be linked to each object at the other. In the example, each Order must be linked to exactly one Menu. </text:p>
                <text:p text:style-name="P78">* means that there is no upper limit to the number of links that can be made.</text:p>
              </table:table-cell>
            </table:table-row>
            <table:table-row>
              <table:table-cell table:style-name="Table29.A1" office:value-type="string">
                <text:p text:style-name="P78">9</text:p>
              </table:table-cell>
              <table:table-cell table:style-name="Table29.A1" office:value-type="string">
                <text:p text:style-name="P78">Generalization </text:p>
              </table:table-cell>
              <table:table-cell table:style-name="Table29.A1" office:value-type="string">
                <text:p text:style-name="P78">The specific classifier inherits part of its definition from the general classifier. The general classifier is at the arrow end of the connector. Attributes, associations, and operations are inherited by the specific classifier.</text:p>
                <text:p text:style-name="P78"><text:soft-page-break/>Use the Inheritance tool to create a generalization between two classifiers.</text:p>
              </table:table-cell>
            </table:table-row>
          </table:table>
          <text:p text:style-name="P75"><draw:frame draw:style-name="fr1" draw:name="graphics58" text:anchor-type="as-char" svg:width="1.997cm" svg:height="0.998cm" draw:z-index="56"><draw:image xlink:href="http://i.msdn.microsoft.com/dynimg/IC267848.png" xlink:type="simple" xlink:show="embed" xlink:actuate="onLoad"/><svg:title>Package containing interface and enumeration</svg:title></draw:frame><text:bookmark text:name="UML_ClassOvPackage"/> </text:p>
          <table:table table:name="Table30" table:style-name="Table30">
            <table:table-column table:style-name="Table30.A"/>
            <table:table-column table:style-name="Table30.B"/>
            <table:table-column table:style-name="Table30.C"/>
            <table:table-row>
              <table:table-cell table:style-name="Table30.A1" office:value-type="string">
                <text:p text:style-name="P85">Shape</text:p>
              </table:table-cell>
              <table:table-cell table:style-name="Table30.A1" office:value-type="string">
                <text:p text:style-name="P85">Element</text:p>
              </table:table-cell>
              <table:table-cell table:style-name="Table30.A1" office:value-type="string">
                <text:p text:style-name="P85">Description</text:p>
              </table:table-cell>
            </table:table-row>
            <table:table-row>
              <table:table-cell table:style-name="Table30.A1" office:value-type="string">
                <text:p text:style-name="P78">10</text:p>
              </table:table-cell>
              <table:table-cell table:style-name="Table30.A1" office:value-type="string">
                <text:p text:style-name="P78">Interface </text:p>
              </table:table-cell>
              <table:table-cell table:style-name="Table30.A1" office:value-type="string">
                <text:p text:style-name="P78">A definition of part of the externally visible behavior of an object. For more information, see <text:a xlink:type="simple" xlink:href="http://msdn.microsoft.com/en-us/library/dd323860.aspx">Properties of Types in UML Class Diagrams</text:a>.</text:p>
              </table:table-cell>
            </table:table-row>
            <table:table-row>
              <table:table-cell table:style-name="Table30.A1" office:value-type="string">
                <text:p text:style-name="P78">11</text:p>
              </table:table-cell>
              <table:table-cell table:style-name="Table30.A1" office:value-type="string">
                <text:p text:style-name="P78">Enumeration </text:p>
              </table:table-cell>
              <table:table-cell table:style-name="Table30.A1" office:value-type="string">
                <text:p text:style-name="P78">A classifier that consists of a set of literal values.</text:p>
              </table:table-cell>
            </table:table-row>
            <table:table-row>
              <table:table-cell table:style-name="Table30.A1" office:value-type="string">
                <text:p text:style-name="P78">12</text:p>
              </table:table-cell>
              <table:table-cell table:style-name="Table30.A1" office:value-type="string">
                <text:p text:style-name="P78">Package </text:p>
              </table:table-cell>
              <table:table-cell table:style-name="Table30.A1" office:value-type="string">
                <text:p text:style-name="P78">A group of classifiers, associations, actions, lifelines, components and packages. A logical class diagram shows that the member classifiers and packages are contained within the package.</text:p>
                <text:p text:style-name="P78">Names are scoped within packages so that Class1 within Package1 is distinct from Class1 outside that package. The name of the package appears as part of the Qualified Name properties of its contents.</text:p>
                <text:p text:style-name="P78">You can set the Linked Package property of any UML diagram to refer to a package. All the elements that you create on that diagram will then become part of the package. They will appear under the package in UML Model Explorer.</text:p>
              </table:table-cell>
            </table:table-row>
            <table:table-row>
              <table:table-cell table:style-name="Table30.A1" office:value-type="string">
                <text:p text:style-name="P78">13</text:p>
              </table:table-cell>
              <table:table-cell table:style-name="Table30.A1" office:value-type="string">
                <text:p text:style-name="P78">Import </text:p>
              </table:table-cell>
              <table:table-cell table:style-name="Table30.A1" office:value-type="string">
                <text:p text:style-name="P78">A relationship between packages, indicating that one package includes all the definitions of another.</text:p>
              </table:table-cell>
            </table:table-row>
            <table:table-row>
              <table:table-cell table:style-name="Table30.A1" office:value-type="string">
                <text:p text:style-name="P78">14</text:p>
              </table:table-cell>
              <table:table-cell table:style-name="Table30.A1" office:value-type="string">
                <text:p text:style-name="P78">Dependency </text:p>
              </table:table-cell>
              <table:table-cell table:style-name="Table30.A1" office:value-type="string">
                <text:p text:style-name="P78">The definition or implementation of the dependent classifier might change if the classifier at the arrowhead end is changed.</text:p>
              </table:table-cell>
            </table:table-row>
          </table:table>
          <text:p text:style-name="Text_20_body"><draw:frame draw:style-name="fr1" draw:name="graphics59" text:anchor-type="as-char" svg:width="13.758cm" svg:height="5.159cm" draw:z-index="57"><draw:image xlink:href="http://i.msdn.microsoft.com/dynimg/IC267849.png" xlink:type="simple" xlink:show="embed" xlink:actuate="onLoad"/><svg:title>Realization shown with conector and lollipop</svg:title></draw:frame><text:bookmark text:name="UML_ClassOvRealize"/> </text:p>
          <table:table table:name="Table31" table:style-name="Table31">
            <table:table-column table:style-name="Table31.A"/>
            <table:table-column table:style-name="Table31.B"/>
            <table:table-column table:style-name="Table31.C"/>
            <table:table-row>
              <table:table-cell table:style-name="Table31.A1" office:value-type="string">
                <text:p text:style-name="P85">Shape</text:p>
              </table:table-cell>
              <table:table-cell table:style-name="Table31.A1" office:value-type="string">
                <text:p text:style-name="P85">Element </text:p>
              </table:table-cell>
              <table:table-cell table:style-name="Table31.A1" office:value-type="string">
                <text:p text:style-name="P85">Description</text:p>
              </table:table-cell>
            </table:table-row>
            <table:table-row>
              <table:table-cell table:style-name="Table31.A1" office:value-type="string">
                <text:p text:style-name="P78">15</text:p>
              </table:table-cell>
              <table:table-cell table:style-name="Table31.A1" office:value-type="string">
                <text:p text:style-name="P78">Realization </text:p>
              </table:table-cell>
              <table:table-cell table:style-name="Table31.A1" office:value-type="string">
                <text:p text:style-name="P78">The class implements the operations and attributes defined by the interface.</text:p>
                <text:p text:style-name="P78">Use the Inheritance tool to create a realization between a class and an interface.</text:p>
              </table:table-cell>
            </table:table-row>
            <text:soft-page-break/>
            <table:table-row>
              <table:table-cell table:style-name="Table31.A1" office:value-type="string">
                <text:p text:style-name="P78">16</text:p>
              </table:table-cell>
              <table:table-cell table:style-name="Table31.A1" office:value-type="string">
                <text:p text:style-name="P78">Realization </text:p>
              </table:table-cell>
              <table:table-cell table:style-name="Table31.A1" office:value-type="string">
                <text:p text:style-name="P78">An alternative presentation of the same relationship. The label on the lollipop symbol identifies the interface.</text:p>
                <text:p text:style-name="P78">To create this presentation, select an existing realization relationship. An action tag appears near the association. Click the action tag, and then click Show as Lollipop.</text:p>
              </table:table-cell>
            </table:table-row>
          </table:table>
        </text:section>
      </text:section>
      <text:p text:style-name="Standard"/>
      <text:h text:style-name="P83" text:outline-level="1">UML Class Diagrams: Guidelines</text:h>
      <text:section text:style-name="Sect1" text:name="Section29">
        <text:p text:style-name="Text_20_body"><text:bookmark text:name="curversion4"/><text:span text:style-name="Strong_20_Emphasis">Visual Studio 2013 </text:span></text:p>
      </text:section>
      <text:section text:style-name="Sect1" text:name="Section30">
        <text:p text:style-name="Text_20_body"><text:bookmark text:name="versionclick4"/></text:p>
        <text:section text:style-name="Sect1" text:name="Section31">
          <text:p text:style-name="Text_20_body"><text:bookmark text:name="vsseperator4"/></text:p>
        </text:section>
        <text:p text:style-name="P75"><text:bookmark text:name="vsLink5"/><text:a xlink:type="simple" xlink:href="javascript:;">Other Versions </text:a></text:p>
        <text:p text:style-name="P75"><draw:frame draw:style-name="fr1" draw:name="graphics60" text:anchor-type="as-char" svg:width="1.997cm" svg:height="0.998cm" draw:z-index="59"><draw:image xlink:href="http://i3.msdn.microsoft.com/Areas/Epx/Content/Images/ImageSprite.png" xlink:type="simple" xlink:show="embed" xlink:actuate="onLoad"/></draw:frame><text:bookmark text:name="vsArrow5"/> </text:p>
      </text:section>
      <text:section text:style-name="Sect1" text:name="Section32">
        <text:p text:style-name="Text_20_body"><text:bookmark text:name="ratingCounterSeperator4"/></text:p>
      </text:section>
      <text:section text:style-name="Sect1" text:name="Section33">
        <text:p text:style-name="P76"><text:bookmark text:name="ratingCounter4"/><text:bookmark text:name="rcA5"/>1 out of 2 rated this helpful <text:bookmark text:name="rateThisPrefix5"/>- <text:bookmark text:name="rateThisTopic5"/><text:a xlink:type="simple" xlink:href="http://msdn.microsoft.com/en-us/library/dd409416.aspx#feedback">Rate this topic</text:a> </text:p>
      </text:section>
      <text:section text:style-name="Sect1" text:name="Section34">
        <text:p text:style-name="Text_20_body"><text:bookmark text:name="mainSection4"/></text:p>
        <text:section text:style-name="Sect1" text:name="Section35">
          <text:p text:style-name="Text_20_body"><text:bookmark text:name="mainBody4"/>In Visual Studio Ultimate, you can use a UML class diagram to describe data types and their relationships separately from their implementation. The diagram is used to focus on the logical aspects of the classes, instead of their implementation.</text:p>
          <text:p text:style-name="Text_20_body">To create a UML class diagram, on the Architecture menu, choose New Diagram.</text:p>
          <table:table table:name="Table32" table:style-name="Table32">
            <table:table-column table:style-name="Table32.A"/>
            <table:table-row>
              <table:table-cell table:style-name="Table32.A1" office:value-type="string">
                <text:p text:style-name="P84"><draw:frame draw:style-name="fr1" draw:name="graphics61" text:anchor-type="as-char" svg:width="0.026cm" svg:height="0.041cm" draw:z-index="65"><draw:image xlink:href="http://i.msdn.microsoft.com/areas/global/content/clear.gif" xlink:type="simple" xlink:show="embed" xlink:actuate="onLoad"/></draw:frame><text:bookmark text:name="alert_note22"/> <text:span text:style-name="Strong_20_Emphasis">Note</text:span> </text:p>
              </table:table-cell>
            </table:table-row>
            <table:table-row>
              <table:table-cell table:style-name="Table32.A1" office:value-type="string">
                <text:p text:style-name="P78">This topic is about UML class diagrams. There is another kind of class diagram, which you can create and use to visualize program code. See <text:a xlink:type="simple" xlink:href="http://go.microsoft.com/fwlink/?LinkId=142231" office:target-frame-name="_blank" xlink:show="new">Designing and Viewing Classes and Types</text:a>.</text:p>
              </table:table-cell>
            </table:table-row>
          </table:table>
          <text:h text:style-name="Heading_20_2" text:outline-level="2"><text:a xlink:type="simple" xlink:href="javascript:void(0)">In This Topic </text:a></text:h>
          <text:p text:style-name="Text_20_body"><text:bookmark text:name="sectionToggle05"/><text:a xlink:type="simple" xlink:href="http://msdn.microsoft.com/en-us/library/dd409416.aspx#Using">Using UML Class Diagrams</text:a> </text:p>
          <text:p text:style-name="Text_20_body"><text:a xlink:type="simple" xlink:href="http://msdn.microsoft.com/en-us/library/dd409416.aspx#BasicSteps">Basic Steps for Drawing Class Diagrams</text:a> </text:p>
          <text:p text:style-name="Text_20_body"><text:a xlink:type="simple" xlink:href="http://msdn.microsoft.com/en-us/library/dd409416.aspx#UsingTypes">Using Classes, Interfaces, and Enumerations</text:a> </text:p>
          <text:p text:style-name="Text_20_body"><text:a xlink:type="simple" xlink:href="http://msdn.microsoft.com/en-us/library/dd409416.aspx#AttributesAndOperations">Attributes and Operations</text:a> </text:p>
          <text:p text:style-name="Text_20_body"><text:a xlink:type="simple" xlink:href="http://msdn.microsoft.com/en-us/library/dd409416.aspx#Associations">Drawing and Using Associations</text:a> </text:p>
          <text:p text:style-name="Text_20_body"><text:a xlink:type="simple" xlink:href="http://msdn.microsoft.com/en-us/library/dd409416.aspx#Inheritance">Inheritance</text:a> </text:p>
          <text:p text:style-name="Text_20_body"><text:a xlink:type="simple" xlink:href="http://msdn.microsoft.com/en-us/library/dd409416.aspx#Templates">Template Types</text:a> </text:p>
          <text:p text:style-name="Text_20_body"><text:a xlink:type="simple" xlink:href="http://msdn.microsoft.com/en-us/library/dd409416.aspx#Packages">Defining Namespaces with Packages</text:a> </text:p>
          <text:p text:style-name="Text_20_body"><text:a xlink:type="simple" xlink:href="http://msdn.microsoft.com/en-us/library/dd409416.aspx#generating">Generating Code from UML Class Diagrams</text:a> </text:p>
          <text:h text:style-name="Heading_20_2" text:outline-level="2"><text:bookmark text:name="Using"/><text:a xlink:type="simple" xlink:href="javascript:void(0)">Using UML Class Diagrams </text:a></text:h>
          <text:p text:style-name="Text_20_body"><text:bookmark text:name="sectionToggle113"/>You can use a UML class diagram for a variety of purposes:</text:p>
          <text:list xml:id="list264974243" text:style-name="L63">
            <text:list-item>
              <text:p text:style-name="P62">To provide an implementation-independent description of the types that are used in a system and passed between its components.</text:p>
              <text:p text:style-name="P62">For example, the type Meal Order might be implemented in .NET code in the business layer, in XML at the interfaces between components, in SQL in the database, and in HTML in the user <text:soft-page-break/>interface. Although these implementations are different in detail, the relationship between a Meal Order and other types, such as Menu and Payment, is always the same. The UML class diagram makes it possible to discuss these relationships separately from the implementations.</text:p>
            </text:list-item>
            <text:list-item>
              <text:p text:style-name="P62">To clarify the glossary of terms used for communication between the application and its users, and in descriptions of the users' needs. See <text:a xlink:type="simple" xlink:href="http://msdn.microsoft.com/en-us/library/dd409376.aspx">Modeling User Requirements</text:a>.</text:p>
              <text:p text:style-name="P62">For example, consider the user stories, use cases or other requirements descriptions of a restaurant application. In such a description, you would find terms like Menu, Order, Meal, Price, Payment, and so on. You could draw a UML class diagram that defines the relationships between these terms. This will reduce the risk of inconsistencies in the requirements descriptions, and in the user interface, and in the help documents. </text:p>
            </text:list-item>
          </text:list>
          <text:h text:style-name="Heading_20_3" text:outline-level="3"><text:a xlink:type="simple" xlink:href="javascript:void(0)">Relationship to Other Diagrams </text:a></text:h>
          <text:p text:style-name="Text_20_body"><text:bookmark text:name="sectionToggle28"/>A UML class diagram is usually drawn together with other modeling diagrams to provide descriptions of the types that they use. In each case, the physical representation of the types is not implied by any of the diagrams.</text:p>
          <table:table table:name="Table33" table:style-name="Table33">
            <table:table-column table:style-name="Table33.A"/>
            <table:table-column table:style-name="Table33.B"/>
            <table:table-row>
              <table:table-cell table:style-name="Table33.A1" office:value-type="string">
                <text:p text:style-name="P85">If you have drawn:</text:p>
              </table:table-cell>
              <table:table-cell table:style-name="Table33.A1" office:value-type="string">
                <text:p text:style-name="P85">Use a UML class diagram to describe:</text:p>
              </table:table-cell>
            </table:table-row>
            <table:table-row>
              <table:table-cell table:style-name="Table33.A1" office:value-type="string">
                <text:p text:style-name="P78">Activity diagram</text:p>
              </table:table-cell>
              <table:table-cell table:style-name="Table33.A1" office:value-type="string">
                <text:p text:style-name="P78">Type of data passing through an Object Node. </text:p>
                <text:p text:style-name="P78">Types of input and output pins, and of activity parameter nodes. </text:p>
                <text:p text:style-name="P78">See <text:a xlink:type="simple" xlink:href="http://msdn.microsoft.com/en-us/library/dd409465.aspx">UML Activity Diagrams: Guidelines</text:a>.</text:p>
              </table:table-cell>
            </table:table-row>
            <table:table-row>
              <table:table-cell table:style-name="Table33.A1" office:value-type="string">
                <text:p text:style-name="P78">Sequence diagram</text:p>
              </table:table-cell>
              <table:table-cell table:style-name="Table33.A1" office:value-type="string">
                <text:p text:style-name="P78">Types of parameters and return values of messages.</text:p>
                <text:p text:style-name="P78">Types of the lifelines. The class of a lifeline should include operations for all the messages it can receive.</text:p>
                <text:p text:style-name="P78">See <text:a xlink:type="simple" xlink:href="http://msdn.microsoft.com/en-us/library/dd409389.aspx">UML Sequence Diagrams: Guidelines</text:a>.</text:p>
              </table:table-cell>
            </table:table-row>
            <table:table-row>
              <table:table-cell table:style-name="Table33.A1" office:value-type="string">
                <text:p text:style-name="P78">Component diagram</text:p>
              </table:table-cell>
              <table:table-cell table:style-name="Table33.A1" office:value-type="string">
                <text:p text:style-name="P78">Component interfaces, listing their operations.</text:p>
                <text:p text:style-name="P78">See <text:a xlink:type="simple" xlink:href="http://msdn.microsoft.com/en-us/library/dd409393.aspx">UML Component Diagrams: Guidelines</text:a>.</text:p>
              </table:table-cell>
            </table:table-row>
            <table:table-row>
              <table:table-cell table:style-name="Table33.A1" office:value-type="string">
                <text:p text:style-name="P78">Use case diagram</text:p>
              </table:table-cell>
              <table:table-cell table:style-name="Table33.A1" office:value-type="string">
                <text:p text:style-name="P78">Types mentioned in descriptions of the goals and steps of a use case.</text:p>
                <text:p text:style-name="P78">See <text:a xlink:type="simple" xlink:href="http://msdn.microsoft.com/en-us/library/dd409432.aspx">UML Use Case Diagrams: Guidelines</text:a>.</text:p>
              </table:table-cell>
            </table:table-row>
          </table:table>
          <text:h text:style-name="Heading_20_2" text:outline-level="2"><text:bookmark text:name="BasicSteps2"/><text:a xlink:type="simple" xlink:href="javascript:void(0)">Basic Steps for Drawing Class Diagrams </text:a></text:h>
          <text:p text:style-name="Text_20_body"><text:bookmark text:name="sectionToggle33"/>For reference information about the elements on UML class diagrams, see <text:a xlink:type="simple" xlink:href="http://msdn.microsoft.com/en-us/library/dd409437.aspx">UML Class Diagrams: Reference</text:a>.</text:p>
          <table:table table:name="Table34" table:style-name="Table34">
            <table:table-column table:style-name="Table34.A"/>
            <table:table-row>
              <table:table-cell table:style-name="Table34.A1" office:value-type="string">
                <text:p text:style-name="P84"><draw:frame draw:style-name="fr1" draw:name="graphics62" text:anchor-type="as-char" svg:width="0.026cm" svg:height="0.041cm" draw:z-index="67"><draw:image xlink:href="http://i.msdn.microsoft.com/areas/global/content/clear.gif" xlink:type="simple" xlink:show="embed" xlink:actuate="onLoad"/></draw:frame><text:bookmark text:name="alert_note23"/> <text:span text:style-name="Strong_20_Emphasis">Note</text:span> </text:p>
              </table:table-cell>
            </table:table-row>
            <text:soft-page-break/>
            <table:table-row>
              <table:table-cell table:style-name="Table34.A1" office:value-type="string">
                <text:p text:style-name="P78">Detailed steps for creating any of the modeling diagrams are described in <text:a xlink:type="simple" xlink:href="http://msdn.microsoft.com/en-us/library/dd409405.aspx">Edit UML Models and Diagrams</text:a>. </text:p>
              </table:table-cell>
            </table:table-row>
          </table:table>
          <text:h text:style-name="Heading_20_3" text:outline-level="3">To create a UML Class diagram</text:h>
          <text:list xml:id="list735819627" text:style-name="L64">
            <text:list-item>
              <text:p text:style-name="P63">On the Architecture menu, choose New Diagram.</text:p>
            </text:list-item>
            <text:list-item>
              <text:p text:style-name="P63">Under Templates, choose UML Class Diagram.</text:p>
            </text:list-item>
            <text:list-item>
              <text:p text:style-name="P63">Name the diagram.</text:p>
            </text:list-item>
            <text:list-item>
              <text:p text:style-name="P63">In Add to Modeling Project, select an existing modeling project in your solution, or Create a New Modeling Project, and then choose OK.</text:p>
              <text:p text:style-name="P63">A new class diagram appears with the UML Class Diagram Toolbox. The Toolbox contains the required elements and relations.</text:p>
            </text:list-item>
          </text:list>
          <text:h text:style-name="Heading_20_3" text:outline-level="3">To draw a UML Class Diagram</text:h>
          <text:list xml:id="list435725761" text:style-name="L65">
            <text:list-item>
              <text:p text:style-name="P64">To create a type, choose the Class, Interface or Enumeration tool on the Toolbox, and then click a blank part of the diagram. (If you can’t see the Toolbox, press CTRL+ALT+X.)</text:p>
              <text:p text:style-name="P64">You can also create types based on types in your code. You can drag types from Solution Explorer, Architecture Explorer, or dependency graphs onto the diagram. See <text:a xlink:type="simple" xlink:href="http://msdn.microsoft.com/en-us/library/ff657806.aspx">Create UML Class Diagrams from Code</text:a>.</text:p>
            </text:list-item>
            <text:list-item>
              <text:p text:style-name="P64">To add attributes or operations to the types, or literals to an enumeration, choose the Attributes, Operations or Literals heading in the type, and press ENTER.</text:p>
              <text:p text:style-name="P64">You can write a signature such as f(x:Boolean):Integer. See <text:a xlink:type="simple" xlink:href="http://msdn.microsoft.com/en-us/library/dd409416.aspx#AttributesAndOperations">Attributes and Operations</text:a>.</text:p>
              <text:p text:style-name="P64">To add several items quickly, press ENTER two times at the end of each item. You can use the arrow keys to move up and down the list.</text:p>
            </text:list-item>
            <text:list-item>
              <text:p text:style-name="P64">To expand or collapse a type, choose the chevron icon at its upper-left. You can also expand and collapse the Attributes and Operations section of a class or interface.</text:p>
            </text:list-item>
            <text:list-item>
              <text:p text:style-name="P64">To draw associations, inheritance, or dependency links between the types, click the appropriate tool, then the source type, and then the target type.</text:p>
            </text:list-item>
            <text:list-item>
              <text:p text:style-name="P64">To create types in a package, create a package using the Package tool, and then create new types and packages within the package. You can also use the copy command to copy types, and paste them into a package.</text:p>
            </text:list-item>
            <text:list-item>
              <text:p text:style-name="P64">Every diagram is a view on a model that is shared between other diagrams in the same project. To see a tree view of the complete model, choose View, Other Windows, UML Model Explorer.</text:p>
            </text:list-item>
          </text:list>
          <text:h text:style-name="Heading_20_2" text:outline-level="2"><text:bookmark text:name="UsingTypes"/><text:a xlink:type="simple" xlink:href="javascript:void(0)">Using Classes, Interfaces, and Enumerations </text:a></text:h>
          <text:p text:style-name="Text_20_body"><text:bookmark text:name="sectionToggle43"/>There are three standard kinds of classifier available on the toolbox. These are referred to as types throughout this document.</text:p>
          <text:p text:style-name="Text_20_body"><draw:frame draw:style-name="fr1" draw:name="graphics63" text:anchor-type="as-char" svg:width="1.997cm" svg:height="0.998cm" draw:z-index="60"><draw:image xlink:href="http://i.msdn.microsoft.com/dynimg/IC267832.png" xlink:type="simple" xlink:show="embed" xlink:actuate="onLoad"/><svg:title>A class, an enumeration, and an interface</svg:title></draw:frame><text:bookmark text:name="UML_ClassGuideTypes"/> </text:p>
          <text:list xml:id="list1449059528" text:style-name="L66">
            <text:list-item>
              <text:p text:style-name="P65"><text:soft-page-break/>Use Classes (1) to represent data or object types for most purposes. </text:p>
            </text:list-item>
            <text:list-item>
              <text:p text:style-name="P65">Use Interfaces (2) in a context where you have to differentiate between pure interfaces and concrete classes that have internal implementations. This difference is useful when the purpose of the diagram is to describe a software implementation. It is less useful when you are modeling passive data, or where you are defining concepts used to describe the user requirements.</text:p>
            </text:list-item>
            <text:list-item>
              <text:p text:style-name="P65">Use an Enumeration (3) to represent a type that has a limited number of literal values, for example Stop and Go. </text:p>
              <text:list>
                <text:list-item>
                  <text:p text:style-name="P65">Add the literal values to the enumeration. Give each one a separate name.</text:p>
                </text:list-item>
                <text:list-item>
                  <text:p text:style-name="P65">You can also provide a numeric value for each literal value, if you want. Open the shortcut menu for the literal in the enumeration, choose Properties, and then type a number in the Value field in the Properties window. </text:p>
                </text:list-item>
              </text:list>
            </text:list-item>
          </text:list>
          <text:p text:style-name="Text_20_body">Give each type a unique name.</text:p>
          <text:h text:style-name="Heading_20_3" text:outline-level="3"><text:a xlink:type="simple" xlink:href="javascript:void(0)">Getting Types from Other Diagrams </text:a></text:h>
          <text:p text:style-name="Text_20_body"><text:bookmark text:name="sectionToggle53"/>You can make types from another diagram appear on your UML class diagram.</text:p>
          <table:table table:name="Table35" table:style-name="Table35">
            <table:table-column table:style-name="Table35.A"/>
            <table:table-column table:style-name="Table35.B"/>
            <table:table-row>
              <table:table-cell table:style-name="Table35.A1" office:value-type="string">
                <text:p text:style-name="P85">Other diagram type</text:p>
              </table:table-cell>
              <table:table-cell table:style-name="Table35.A1" office:value-type="string">
                <text:p text:style-name="P85">How to get types from the other diagram</text:p>
              </table:table-cell>
            </table:table-row>
            <table:table-row>
              <table:table-cell table:style-name="Table35.A1" office:value-type="string">
                <text:p text:style-name="P78">UML Class Diagram</text:p>
              </table:table-cell>
              <table:table-cell table:style-name="Table35.A1" office:value-type="string">
                <text:p text:style-name="P78">You can make a class appear on more than one UML class diagram. When you have created a class on one diagram, drag the class from UML Model Explorer onto the other diagram.</text:p>
                <text:p text:style-name="P78">This is useful if you want each diagram to focus on a particular group of relationships. </text:p>
                <text:p text:style-name="P78">For example, you could show the associations between a Meal Order and the restaurant Menu on one diagram, and the associations between Meal Order and Payment on another diagram.</text:p>
              </table:table-cell>
            </table:table-row>
            <table:table-row>
              <table:table-cell table:style-name="Table35.A1" office:value-type="string">
                <text:p text:style-name="P78">Component Diagram</text:p>
              </table:table-cell>
              <table:table-cell table:style-name="Table35.A1" office:value-type="string">
                <text:p text:style-name="P78">If you have defined interfaces on the components in a component diagram, you can drag an interface from UML Model Explorer onto the class diagram. In the class diagram, you can define the methods that the interface includes. </text:p>
                <text:p text:style-name="P78">See <text:a xlink:type="simple" xlink:href="http://msdn.microsoft.com/en-us/library/dd409393.aspx">UML Component Diagrams: Guidelines</text:a>.</text:p>
              </table:table-cell>
            </table:table-row>
            <table:table-row>
              <table:table-cell table:style-name="Table35.A1" office:value-type="string">
                <text:p text:style-name="P78">UML Sequence Diagram</text:p>
              </table:table-cell>
              <table:table-cell table:style-name="Table35.A1" office:value-type="string">
                <text:p text:style-name="P78">You can create classes and interfaces from lifelines in a sequence diagram, and then drag the class from UML Model Explorer to a UML class diagram. Each lifeline in a sequence diagram represents an instance of an object, component, or actor. </text:p>
                <text:p text:style-name="P78">To create a class from a lifeline, open the shortcut menu for the lifeline, and then choose Create Class or Create Interface. See <text:a xlink:type="simple" xlink:href="http://msdn.microsoft.com/en-us/library/dd409389.aspx">UML Sequence Diagrams: Guidelines</text:a>.</text:p>
              </table:table-cell>
            </table:table-row>
            <table:table-row>
              <table:table-cell table:style-name="Table35.A1" office:value-type="string">
                <text:p text:style-name="P78">Program code</text:p>
              </table:table-cell>
              <table:table-cell table:style-name="Table35.A1" office:value-type="string">
                <text:p text:style-name="P78">You can represent types from your code in the model. Drag classes, interfaces, or enumerations from Architecture Explorer or dependency graphs onto a UML class <text:soft-page-break/>diagram.</text:p>
                <text:p text:style-name="P78">Types that you drag will appear on the diagram. Dependent types will also be added to the model. When a UML type has been created in this way, you can double-click it to open the source code. See <text:a xlink:type="simple" xlink:href="http://msdn.microsoft.com/en-us/library/ff657806.aspx">Create UML Class Diagrams from Code</text:a>.</text:p>
                <table:table table:name="Table36" table:style-name="Table36">
                  <table:table-column table:style-name="Table36.A"/>
                  <table:table-row>
                    <table:table-cell table:style-name="Table36.A1" office:value-type="string">
                      <text:p text:style-name="P84"><draw:frame draw:style-name="fr1" draw:name="graphics64" text:anchor-type="as-char" svg:width="0.026cm" svg:height="0.041cm" draw:z-index="66"><draw:image xlink:href="http://i.msdn.microsoft.com/areas/global/content/clear.gif" xlink:type="simple" xlink:show="embed" xlink:actuate="onLoad"/></draw:frame><text:bookmark text:name="alert_note24"/> <text:span text:style-name="Strong_20_Emphasis">Note</text:span> </text:p>
                    </table:table-cell>
                  </table:table-row>
                  <table:table-row>
                    <table:table-cell table:style-name="Table36.A1" office:value-type="string">
                      <text:p text:style-name="P78">The code and the model are not kept synchronized. You can update the diagram to discuss change proposals without affecting your code. Subsequent changes in the code will not automatically affect the diagram unless you again drag the types onto the diagram.</text:p>
                    </table:table-cell>
                  </table:table-row>
                </table:table>
              </table:table-cell>
            </table:table-row>
          </table:table>
          <text:h text:style-name="Heading_20_2" text:outline-level="2"><text:bookmark text:name="AttributesAndOperations"/><text:a xlink:type="simple" xlink:href="javascript:void(0)">Attributes and Operations </text:a></text:h>
          <text:p text:style-name="Text_20_body"><text:bookmark text:name="sectionToggle63"/>An attribute (4) is a named value that every instance of a type can have. Accessing an attribute does not change the state of the instance. </text:p>
          <text:p text:style-name="Text_20_body">An operation (5) is a method or function that instances of the type can perform. It can return a value. If its isQuery property is true, it cannot change the state of the instance.</text:p>
          <text:p text:style-name="Text_20_body">To add an attribute or operation to a type, open the shortcut menu for the type, choose Add, and then choose Attribute or Operation. </text:p>
          <text:p text:style-name="Text_20_body">To see its properties, open the shortcut menu for the attribute or operation, and then choose Properties. The properties appear in the Properties window. </text:p>
          <text:p text:style-name="Text_20_body">To see the properties of an operation's parameters, choose […]in the Parameters property. A new properties dialog box appears.</text:p>
          <text:p text:style-name="Text_20_body">For detailed information about all the properties that you can set, see:</text:p>
          <text:list xml:id="list1966965207" text:style-name="L67">
            <text:list-item>
              <text:p text:style-name="P66"><text:a xlink:type="simple" xlink:href="http://msdn.microsoft.com/en-us/library/dd323861.aspx">Properties of Attributes in UML Class Diagrams</text:a> </text:p>
            </text:list-item>
            <text:list-item>
              <text:p text:style-name="P66"><text:a xlink:type="simple" xlink:href="http://msdn.microsoft.com/en-us/library/dd323859.aspx">Properties of Operations in UML Class Diagrams</text:a> </text:p>
            </text:list-item>
          </text:list>
          <text:h text:style-name="Heading_20_3" text:outline-level="3"><text:a xlink:type="simple" xlink:href="javascript:void(0)">Types of Attributes and Operations </text:a></text:h>
          <text:p text:style-name="Text_20_body"><text:bookmark text:name="sectionToggle73"/>Each Type of an attribute or operation, and each parameter type, can be one of the following:</text:p>
          <text:list xml:id="list256511426" text:style-name="L68">
            <text:list-item>
              <text:p text:style-name="P67">(none) - You can leave a type unspecified in the signature by omitting the preceding colon (:).</text:p>
            </text:list-item>
            <text:list-item>
              <text:p text:style-name="P67">One of the standard primitive types: Boolean, Integer, String.</text:p>
            </text:list-item>
            <text:list-item>
              <text:p text:style-name="P67">A type that is defined in your model.</text:p>
            </text:list-item>
            <text:list-item>
              <text:p text:style-name="P67">A parameterized value of a template type, written Template&lt;Parameter&gt;. See <text:a xlink:type="simple" xlink:href="http://msdn.microsoft.com/en-us/library/dd409416.aspx#Templates">Template Types</text:a>.</text:p>
            </text:list-item>
          </text:list>
          <text:p text:style-name="Text_20_body">You can also write the name of a type that you have not yet defined in your model. The name will be listed under Unspecified Types in UML Model Explorer. </text:p>
          <table:table table:name="Table37" table:style-name="Table37">
            <table:table-column table:style-name="Table37.A"/>
            <table:table-row>
              <table:table-cell table:style-name="Table37.A1" office:value-type="string">
                <text:p text:style-name="P84"><draw:frame draw:style-name="fr1" draw:name="graphics65" text:anchor-type="as-char" svg:width="0.026cm" svg:height="0.041cm" draw:z-index="68"><draw:image xlink:href="http://i.msdn.microsoft.com/areas/global/content/clear.gif" xlink:type="simple" xlink:show="embed" xlink:actuate="onLoad"/></draw:frame><text:bookmark text:name="alert_note25"/> <text:span text:style-name="Strong_20_Emphasis">Note</text:span> </text:p>
              </table:table-cell>
            </table:table-row>
            <table:table-row>
              <table:table-cell table:style-name="Table37.A1" office:value-type="string">
                <text:p text:style-name="P78">If you subsequently define a class or interface of that name in your model, the older attributes and operations will still refer to the element in Unspecified Types. If you want to change them to refer to the new class, you must visit each attribute or operation and reset the type, selecting the new class <text:soft-page-break/>from the drop-down menu.</text:p>
              </table:table-cell>
            </table:table-row>
          </table:table>
          <text:h text:style-name="Heading_20_4" text:outline-level="4"><text:a xlink:type="simple" xlink:href="javascript:void(0)">Multiple Types </text:a></text:h>
          <text:p text:style-name="Text_20_body"><text:bookmark text:name="sectionToggle83"/>You can set a multiplicity of any attribute, operation, or parameter type. </text:p>
          <text:p text:style-name="Text_20_body">The allowed values are as follows:</text:p>
          <table:table table:name="Table38" table:style-name="Table38">
            <table:table-column table:style-name="Table38.A"/>
            <table:table-column table:style-name="Table38.B"/>
            <table:table-row>
              <table:table-cell table:style-name="Table38.A1" office:value-type="string">
                <text:p text:style-name="P85">Multiplicity</text:p>
              </table:table-cell>
              <table:table-cell table:style-name="Table38.A1" office:value-type="string">
                <text:p text:style-name="P85">The attribute, parameter, or return value contains:</text:p>
              </table:table-cell>
            </table:table-row>
            <table:table-row>
              <table:table-cell table:style-name="Table38.A1" office:value-type="string">
                <text:p text:style-name="P78">[1] </text:p>
              </table:table-cell>
              <table:table-cell table:style-name="Table38.A1" office:value-type="string">
                <text:p text:style-name="P78">One value of the given type. This is the default.</text:p>
              </table:table-cell>
            </table:table-row>
            <table:table-row>
              <table:table-cell table:style-name="Table38.A1" office:value-type="string">
                <text:p text:style-name="P78">[0..1] </text:p>
              </table:table-cell>
              <table:table-cell table:style-name="Table38.A1" office:value-type="string">
                <text:p text:style-name="P78">Null or a value of the given type.</text:p>
              </table:table-cell>
            </table:table-row>
            <table:table-row>
              <table:table-cell table:style-name="Table38.A1" office:value-type="string">
                <text:p text:style-name="P78">[*] </text:p>
              </table:table-cell>
              <table:table-cell table:style-name="Table38.A1" office:value-type="string">
                <text:p text:style-name="P78">A collection of any number of instances of the given type. </text:p>
              </table:table-cell>
            </table:table-row>
            <table:table-row>
              <table:table-cell table:style-name="Table38.A1" office:value-type="string">
                <text:p text:style-name="P78">[1..*] </text:p>
              </table:table-cell>
              <table:table-cell table:style-name="Table38.A1" office:value-type="string">
                <text:p text:style-name="P78">A collection of at least one instance of the given type.</text:p>
              </table:table-cell>
            </table:table-row>
            <table:table-row>
              <table:table-cell table:style-name="Table38.A1" office:value-type="string">
                <text:p text:style-name="P78">[n..m] </text:p>
              </table:table-cell>
              <table:table-cell table:style-name="Table38.A1" office:value-type="string">
                <text:p text:style-name="P78">A collection of between n and m instances of the given type.</text:p>
              </table:table-cell>
            </table:table-row>
          </table:table>
          <text:p text:style-name="Text_20_body">If the multiplicity is more than 1, you can also set these properties:</text:p>
          <text:list xml:id="list144217158" text:style-name="L69">
            <text:list-item>
              <text:p text:style-name="P68">IsOrdered - If true, the collection has a defined order.</text:p>
            </text:list-item>
            <text:list-item>
              <text:p text:style-name="P68">IsUnique - If true, there are no duplicate values in the collection.</text:p>
            </text:list-item>
          </text:list>
          <text:h text:style-name="Heading_20_3" text:outline-level="3"><text:a xlink:type="simple" xlink:href="javascript:void(0)">Visibility </text:a></text:h>
          <text:p text:style-name="Text_20_body"><text:bookmark text:name="sectionToggle93"/>Visibility indicates whether the attribute or operation can be accessed outside the class definition. The allowed values are as follows: </text:p>
          <table:table table:name="Table39" table:style-name="Table39">
            <table:table-column table:style-name="Table39.A"/>
            <table:table-column table:style-name="Table39.B"/>
            <table:table-column table:style-name="Table39.C"/>
            <table:table-row>
              <table:table-cell table:style-name="Table39.A1" office:value-type="string">
                <text:p text:style-name="P85">Name</text:p>
              </table:table-cell>
              <table:table-cell table:style-name="Table39.A1" office:value-type="string">
                <text:p text:style-name="P85">Short form</text:p>
              </table:table-cell>
              <table:table-cell table:style-name="Table39.A1" office:value-type="string">
                <text:p text:style-name="P85">Meaning</text:p>
              </table:table-cell>
            </table:table-row>
            <table:table-row>
              <table:table-cell table:style-name="Table39.A1" office:value-type="string">
                <text:p text:style-name="P78">Public </text:p>
              </table:table-cell>
              <table:table-cell table:style-name="Table39.A1" office:value-type="string">
                <text:p text:style-name="P78">+ </text:p>
              </table:table-cell>
              <table:table-cell table:style-name="Table39.A1" office:value-type="string">
                <text:p text:style-name="P78">Accessible from all other types.</text:p>
              </table:table-cell>
            </table:table-row>
            <table:table-row>
              <table:table-cell table:style-name="Table39.A1" office:value-type="string">
                <text:p text:style-name="P78">Private </text:p>
              </table:table-cell>
              <table:table-cell table:style-name="Table39.A1" office:value-type="string">
                <text:p text:style-name="P78">- </text:p>
              </table:table-cell>
              <table:table-cell table:style-name="Table39.A1" office:value-type="string">
                <text:p text:style-name="P78">Accessible only to the internal definition of this type.</text:p>
              </table:table-cell>
            </table:table-row>
            <table:table-row>
              <table:table-cell table:style-name="Table39.A1" office:value-type="string">
                <text:p text:style-name="P78">Package </text:p>
              </table:table-cell>
              <table:table-cell table:style-name="Table39.A1" office:value-type="string">
                <text:p text:style-name="P78">~ </text:p>
              </table:table-cell>
              <table:table-cell table:style-name="Table39.A1" office:value-type="string">
                <text:p text:style-name="P78">Accessible only within the package that contains this type, and in any packages that explicitly import it. See <text:a xlink:type="simple" xlink:href="http://msdn.microsoft.com/en-us/library/dd409416.aspx#Packages">Defining Namespaces and Packages</text:a>.</text:p>
              </table:table-cell>
            </table:table-row>
            <table:table-row>
              <table:table-cell table:style-name="Table39.A1" office:value-type="string">
                <text:p text:style-name="P78">Protected </text:p>
              </table:table-cell>
              <table:table-cell table:style-name="Table39.A1" office:value-type="string">
                <text:p text:style-name="P78"># </text:p>
              </table:table-cell>
              <table:table-cell table:style-name="Table39.A1" office:value-type="string">
                <text:p text:style-name="P78">Accessible only to this type and types that inherit from it. See <text:a xlink:type="simple" xlink:href="http://msdn.microsoft.com/en-us/library/dd409416.aspx#Inheritance">Inheritance</text:a>.</text:p>
              </table:table-cell>
            </table:table-row>
          </table:table>
          <text:h text:style-name="Heading_20_3" text:outline-level="3"><text:a xlink:type="simple" xlink:href="javascript:void(0)">Setting the Signature of an Attribute or an Operation </text:a></text:h>
          <text:p text:style-name="Text_20_body"><text:bookmark text:name="sectionToggle103"/>The signature of an attribute or an operation is a collection of properties that includes its visibility, name, parameters (for operations), and type.</text:p>
          <text:p text:style-name="Text_20_body"><text:soft-page-break/>You can write a signature directly in the diagram. Click the attribute or operation to select it, and then click it again. </text:p>
          <text:p text:style-name="Text_20_body">Write the signature in the form:</text:p>
          <text:section text:style-name="Sect1" text:name="code-snippet-1">
            <text:p text:style-name="Text_20_body"/>
            <text:section text:style-name="Sect2" text:name="CodeSnippetContainerCode_9317a1c9-4e67-4625-8496-174b2e0a6f52">
              <text:p text:style-name="P2">visibility attribute-name : Type</text:p>
            </text:section>
          </text:section>
          <text:p text:style-name="Text_20_body">- or - </text:p>
          <text:section text:style-name="Sect1" text:name="code-snippet-2">
            <text:p text:style-name="Text_20_body"/>
            <text:section text:style-name="Sect2" text:name="CodeSnippetContainerCode_181ae96f-e93e-458e-b0eb-27cacbc21a64">
              <text:p text:style-name="P2">visibility operation-name (parameter1 : Type1, ...) : Type</text:p>
            </text:section>
          </text:section>
          <text:p text:style-name="Text_20_body">For example:</text:p>
          <text:section text:style-name="Sect1" text:name="code-snippet-3">
            <text:p text:style-name="Text_20_body"/>
            <text:section text:style-name="Sect2" text:name="CodeSnippetContainerCode_ac0e159c-898f-4a86-816e-109179fd0821">
              <text:p text:style-name="P2">+ AddItem (item : MenuItem, quantity : Integer) : Boolean</text:p>
            </text:section>
          </text:section>
          <text:p text:style-name="Text_20_body">Use the short form of visibility. The default value is + (public).</text:p>
          <text:p text:style-name="Text_20_body">Each type can be types that you have defined in the model, standard types such as Integer or String, or the name of a new type that you have not defined yet.</text:p>
          <table:table table:name="Table40" table:style-name="Table40">
            <table:table-column table:style-name="Table40.A"/>
            <table:table-row>
              <table:table-cell table:style-name="Table40.A1" office:value-type="string">
                <text:p text:style-name="P84"><draw:frame draw:style-name="fr1" draw:name="graphics66" text:anchor-type="as-char" svg:width="0.026cm" svg:height="0.041cm" draw:z-index="69"><draw:image xlink:href="http://i.msdn.microsoft.com/areas/global/content/clear.gif" xlink:type="simple" xlink:show="embed" xlink:actuate="onLoad"/></draw:frame><text:bookmark text:name="alert_note26"/><text:span text:style-name="Strong_20_Emphasis">Note</text:span></text:p>
              </table:table-cell>
            </table:table-row>
            <table:table-row>
              <table:table-cell table:style-name="Table40.A1" office:value-type="string">
                <text:p text:style-name="P78">If you write a name without a type in a parameter list, it indicates the name of the parameter, instead of its type. In this example, MenuItem and Integer become the names of two parameters with unspecified types:</text:p>
                <text:p text:style-name="P78">AddItem(MenuItem, Integer) /* parameter names, not types! */</text:p>
              </table:table-cell>
            </table:table-row>
          </table:table>
          <text:p text:style-name="Text_20_body">To set the multiplicity of a type in a signature, write the multiplicity in square brackets following the type name, for example:</text:p>
          <text:section text:style-name="Sect1" text:name="code-snippet-4">
            <text:p text:style-name="Text_20_body"/>
            <text:section text:style-name="Sect2" text:name="CodeSnippetContainerCode_4e98ae2c-0001-4599-9ef0-bd521ceb1c4e">
              <text:p text:style-name="P1">+ AddItems (items : MenuItem [1..*])</text:p>
              <text:p text:style-name="P2">+ MenuContent : MenuItem [*]</text:p>
            </text:section>
          </text:section>
          <text:p text:style-name="Text_20_body">If the attribute or operation is static, its name will appear underlined in the signature. If it is abstract, the name will appear in italic font.</text:p>
          <text:p text:style-name="Text_20_body">However, you can only set the Is Static and Is Abstract properties in the Properties window.</text:p>
          <text:h text:style-name="Heading_20_4" text:outline-level="4"><text:a xlink:type="simple" xlink:href="javascript:void(0)">Full Signature</text:a></text:h>
          <text:p text:style-name="Text_20_body"><text:bookmark text:name="sectionToggle114"/>When you edit the signature of an attribute or operation, some additional properties might appear at the end of the line, and after each parameter. They appear enclosed in braces {…}. You can edit or add these properties. For example:</text:p>
          <text:section text:style-name="Sect1" text:name="code-snippet-5">
            <text:p text:style-name="Text_20_body"/>
            <text:section text:style-name="Sect2" text:name="CodeSnippetContainerCode_9762ae33-c7a0-4d51-8609-a9c530f98032">
              <text:p text:style-name="P1">+ AddItems (items: MenuItem [1..*] {unique, ordered})</text:p>
              <text:p text:style-name="P2">+ GetItems (filter: String) : MenuItem [*] {ordered, query}</text:p>
            </text:section>
          </text:section>
          <text:p text:style-name="Text_20_body"><text:soft-page-break/>These properties are as follows:</text:p>
          <table:table table:name="Table41" table:style-name="Table41">
            <table:table-column table:style-name="Table41.A"/>
            <table:table-column table:style-name="Table41.B"/>
            <table:table-column table:style-name="Table41.C"/>
            <table:table-row>
              <table:table-cell table:style-name="Table41.A1" office:value-type="string">
                <text:p text:style-name="P85">In signature</text:p>
              </table:table-cell>
              <table:table-cell table:style-name="Table41.A1" office:value-type="string">
                <text:p text:style-name="P85">Property</text:p>
              </table:table-cell>
              <table:table-cell table:style-name="Table41.A1" office:value-type="string">
                <text:p text:style-name="P85">Meaning</text:p>
              </table:table-cell>
            </table:table-row>
            <table:table-row>
              <table:table-cell table:style-name="Table41.A1" office:value-type="string">
                <text:p text:style-name="P78">unique</text:p>
              </table:table-cell>
              <table:table-cell table:style-name="Table41.A1" office:value-type="string">
                <text:p text:style-name="P78">Is Unique</text:p>
              </table:table-cell>
              <table:table-cell table:style-name="Table41.A1" office:value-type="string">
                <text:p text:style-name="P78">There are no duplicate values in the collection. Applies to types with multiplicity greater than 1.</text:p>
              </table:table-cell>
            </table:table-row>
            <table:table-row>
              <table:table-cell table:style-name="Table41.A1" office:value-type="string">
                <text:p text:style-name="P78">ordered</text:p>
              </table:table-cell>
              <table:table-cell table:style-name="Table41.A1" office:value-type="string">
                <text:p text:style-name="P78">Is Ordered</text:p>
              </table:table-cell>
              <table:table-cell table:style-name="Table41.A1" office:value-type="string">
                <text:p text:style-name="P78">The collection is a sequence. If false, there is no definite first item. Applies to types with multiplicity greater than 1.</text:p>
              </table:table-cell>
            </table:table-row>
            <table:table-row>
              <table:table-cell table:style-name="Table41.A1" office:value-type="string">
                <text:p text:style-name="P78">query</text:p>
              </table:table-cell>
              <table:table-cell table:style-name="Table41.A1" office:value-type="string">
                <text:p text:style-name="P78">Is Query</text:p>
              </table:table-cell>
              <table:table-cell table:style-name="Table41.A1" office:value-type="string">
                <text:p text:style-name="P78">The operation does not change the state of its instance. Applies only to operations.</text:p>
              </table:table-cell>
            </table:table-row>
            <table:table-row>
              <table:table-cell table:style-name="Table41.A1" office:value-type="string">
                <text:p text:style-name="P78">/</text:p>
              </table:table-cell>
              <table:table-cell table:style-name="Table41.A1" office:value-type="string">
                <text:p text:style-name="P78">Is Derived</text:p>
              </table:table-cell>
              <table:table-cell table:style-name="Table41.A1" office:value-type="string">
                <text:p text:style-name="P78">The attribute is computed from values of other attributes or associations.</text:p>
                <text:p text:style-name="P78">"/" appears before the name of an attribute. For example:</text:p>
                <text:section text:style-name="Sect1" text:name="code-snippet-6">
                  <text:p text:style-name="Table_20_Contents"/>
                  <text:section text:style-name="Sect2" text:name="CodeSnippetContainerCode_1ac1dee0-83e8-4768-a448-b473f2392424">
                    <text:p text:style-name="P2">/TotalPrice: Integer</text:p>
                  </text:section>
                </text:section>
              </table:table-cell>
            </table:table-row>
          </table:table>
          <text:p text:style-name="Text_20_body">Usually the full signature appears on the diagram only while you are editing it. When you finish editing, the additional properties are hidden. If you want to see the full signature all the time, open the shortcut menu for the type, and then choose Show Full Signature.</text:p>
          <text:h text:style-name="Heading_20_2" text:outline-level="2"><text:bookmark text:name="Associations"/><text:a xlink:type="simple" xlink:href="javascript:void(0)">Drawing and Using Associations </text:a></text:h>
          <text:p text:style-name="Text_20_body"><text:bookmark text:name="sectionToggle123"/>Use an association to represent any kind of linkage between two elements, regardless of how the linkage is implemented in the software. For example, you could use an association to represent a pointer in C#, a relation in a database, or a cross reference from one part of an XML file to another. It can represent an association between objects in the real world, such as the earth and the sun. The association does not say how the link is represented, only that the information exists.</text:p>
          <text:h text:style-name="Heading_20_3" text:outline-level="3"><text:a xlink:type="simple" xlink:href="javascript:void(0)">Properties of an Association </text:a></text:h>
          <text:p text:style-name="Text_20_body"><text:bookmark text:name="sectionToggle133"/>After you have created an association, set its properties. Open the shortcut menu for the association, and then choose Properties.</text:p>
          <text:p text:style-name="Text_20_body">In addition to the properties of the association as a whole, each role, that is, each end of the association, has some properties of its own. To view them, expand the First Role and Second Role properties. </text:p>
          <text:p text:style-name="Text_20_body">Some properties of each role are directly visible on the diagram. They are as follows:</text:p>
          <text:list xml:id="list149169573" text:style-name="L70">
            <text:list-item>
              <text:p text:style-name="P69">Role name. This appears at the appropriate end of the association on the diagram. You can set it either on the diagram or in the Properties window.</text:p>
            </text:list-item>
            <text:list-item>
              <text:p text:style-name="P69">Multiplicity, which defaults to 1. This also appears on the diagram near the appropriate end of the association.</text:p>
            </text:list-item>
            <text:list-item>
              <text:p text:style-name="P69">Aggregation. This appears as a diamond shape at one end of the connector. You can use it to indicate that instances at the aggregating role own or contain instances of the other. </text:p>
            </text:list-item>
            <text:list-item>
              <text:p text:style-name="P69"><text:soft-page-break/>Is Navigable. If true for only one role, an arrow appears in the navigable direction. You can use this to indicate navigability of links and database relations in the software.</text:p>
            </text:list-item>
          </text:list>
          <text:p text:style-name="Text_20_body">For the full details of these and other properties, see <text:a xlink:type="simple" xlink:href="http://msdn.microsoft.com/en-us/library/dd323862.aspx">Properties of Associations in UML Class Diagrams</text:a>.</text:p>
          <text:h text:style-name="Heading_20_3" text:outline-level="3"><text:a xlink:type="simple" xlink:href="javascript:void(0)">Navigability </text:a></text:h>
          <text:p text:style-name="Text_20_body"><text:bookmark text:name="sectionToggle142"/>When you draw an association, it has an arrow at one end, signifying that the association is navigable in that direction. This is useful if your class diagram represents software classes, and the associations represent pointers or references. But when you use a class diagram to represent entities and relations or business concepts, it is less relevant to represent navigability. In this case, you might prefer to draw associations without arrows. You can do so by setting the Is Navigable property on both ends of the association to True. To make this easier, you can download the code sample <text:a xlink:type="simple" xlink:href="http://code.msdn.microsoft.com/UML-Domain-Modeling-6df6f7f4">UML Domain Modeling</text:a>.</text:p>
          <text:h text:style-name="Heading_20_3" text:outline-level="3"><text:a xlink:type="simple" xlink:href="javascript:void(0)">Attributes and Associations </text:a></text:h>
          <text:p text:style-name="Text_20_body"><text:bookmark text:name="sectionToggle152"/>An association is a pictorial way of showing an attribute. For example, instead of creating a class Restaurant with an attribute of type Menu, you can draw an association from Restaurant to Menu. </text:p>
          <text:p text:style-name="Text_20_body">Each attribute name becomes a role name. It appears at the opposite end of the association from the owning type. Look, for example, at myMenu in the illustration.</text:p>
          <text:p text:style-name="Text_20_body">Generally, it is better to use attributes only for types that you would not draw on the diagram, such as primitive types.</text:p>
          <text:p text:style-name="Text_20_body"><draw:frame draw:style-name="fr1" draw:name="graphics67" text:anchor-type="as-char" svg:width="1.997cm" svg:height="0.998cm" draw:z-index="61"><draw:image xlink:href="http://i.msdn.microsoft.com/dynimg/IC267833.png" xlink:type="simple" xlink:show="embed" xlink:actuate="onLoad"/><svg:title>Equivalent association and attributes</svg:title></draw:frame><text:bookmark text:name="UML_ClassGuideAttrib"/> </text:p>
          <text:h text:style-name="Heading_20_2" text:outline-level="2"><text:bookmark text:name="Inheritance1"/><text:a xlink:type="simple" xlink:href="javascript:void(0)">Inheritance </text:a></text:h>
          <text:p text:style-name="Text_20_body"><text:bookmark text:name="sectionToggle162"/>Use the Inheritance tool to create the following relationships:</text:p>
          <text:list xml:id="list1410098572" text:style-name="L71">
            <text:list-item>
              <text:p text:style-name="P70">A generalization relationship between a specialized type and a general type</text:p>
              <text:p text:style-name="P70">- or -</text:p>
            </text:list-item>
            <text:list-item>
              <text:p text:style-name="P70">A realization relation between a class and an interface that it implements. </text:p>
            </text:list-item>
          </text:list>
          <text:p text:style-name="Text_20_body">You cannot create loops in inheritance relationships.</text:p>
          <text:h text:style-name="Heading_20_3" text:outline-level="3"><text:a xlink:type="simple" xlink:href="javascript:void(0)">Generalization </text:a></text:h>
          <text:p text:style-name="Text_20_body"><text:bookmark text:name="sectionToggle172"/>Generalization means that the specializing or derived type inherits attributes, operations, and associations of the general or base type. </text:p>
          <text:p text:style-name="Text_20_body">The general type appears at the arrowhead end of the relationship.</text:p>
          <text:p text:style-name="Text_20_body">The inherited operations and attributes are not typically shown in the specializing types. But you can add inherited operations to the specializing type's operations list. This is useful if you want to override some of an operation's properties in the specializing type, or if you want to indicate that the implementing code should do so.</text:p>
          <text:h text:style-name="Heading_20_3" text:outline-level="3"><text:soft-page-break/>To override an operation's definition in a specializing type</text:h>
          <text:list xml:id="list1654254503" text:style-name="L72">
            <text:list-item>
              <text:p text:style-name="P71">Click the generalization relation.</text:p>
              <text:p text:style-name="P71">It appears highlighted, and an Action tag appears near to it.</text:p>
            </text:list-item>
            <text:list-item>
              <text:p text:style-name="P71">Click the Action tag, and then click Override Operations.</text:p>
              <text:p text:style-name="P71">The Override Operations dialog box appears.</text:p>
            </text:list-item>
            <text:list-item>
              <text:p text:style-name="P71">Select the operations that you want to appear in the specializing type, and then click OK.</text:p>
            </text:list-item>
          </text:list>
          <text:p text:style-name="Text_20_body">The operations that you selected now appear in the specializing type.</text:p>
          <text:h text:style-name="Heading_20_3" text:outline-level="3"><text:a xlink:type="simple" xlink:href="javascript:void(0)">Realization </text:a></text:h>
          <text:p text:style-name="Text_20_body"><text:bookmark text:name="sectionToggle182"/>Realization means that a class implements the attributes and operations specified by the interface. The interface is at the arrow end of the connector.</text:p>
          <text:p text:style-name="Text_20_body">When you create a realization connector, the operations of the interface are automatically replicated in the realizing class. If you add new operations to an interface, they are replicated in its realizing classes.</text:p>
          <text:p text:style-name="Text_20_body">After you have created a realization relationship, you can convert it to lollipop notation. Right-click the relationship and choose Show as Lollipop. </text:p>
          <text:p text:style-name="Text_20_body">This lets you show the interfaces that a class implements, without cluttering the class diagrams with realization links. You can also show the interface and the classes that realize it on separate diagrams.</text:p>
          <text:p text:style-name="Text_20_body"><draw:frame draw:style-name="fr1" draw:name="graphics68" text:anchor-type="as-char" svg:width="1.997cm" svg:height="0.998cm" draw:z-index="62"><draw:image xlink:href="http://i.msdn.microsoft.com/dynimg/IC267834.png" xlink:type="simple" xlink:show="embed" xlink:actuate="onLoad"/><svg:title>Realization shown with conector and lollipop</svg:title></draw:frame><text:bookmark text:name="UML_ClassGuideRealize"/> </text:p>
          <text:h text:style-name="Heading_20_2" text:outline-level="2"><text:bookmark text:name="Templates"/><text:a xlink:type="simple" xlink:href="javascript:void(0)">Template Types </text:a></text:h>
          <text:p text:style-name="Text_20_body"><text:bookmark text:name="sectionToggle191"/>You can define a generic or template type that can be parameterized by other types or values.</text:p>
          <text:p text:style-name="Text_20_body">For example, you can create a generic Dictionary parameterized by key and value types:</text:p>
          <text:p text:style-name="Text_20_body"><draw:frame draw:style-name="fr1" draw:name="graphics69" text:anchor-type="as-char" svg:width="1.997cm" svg:height="0.998cm" draw:z-index="63"><draw:image xlink:href="http://i.msdn.microsoft.com/dynimg/IC267835.png" xlink:type="simple" xlink:show="embed" xlink:actuate="onLoad"/><svg:title>Template class with two parameters</svg:title></draw:frame><text:bookmark text:name="UML_ClassGuideTemplate1"/> </text:p>
          <text:h text:style-name="Heading_20_3" text:outline-level="3">To create a template type</text:h>
          <text:list xml:id="list221392503" text:style-name="L73">
            <text:list-item>
              <text:p text:style-name="P72">Create a class or interface. This will become your template type. Name it accordingly, for example, Dictionary.</text:p>
            </text:list-item>
            <text:list-item>
              <text:p text:style-name="P72">Open the shortcut menu for the new type, and then choose Properties.</text:p>
            </text:list-item>
            <text:list-item>
              <text:p text:style-name="P72">In the Properties window, click […] in the Template Parameters field.</text:p>
              <text:p text:style-name="P72">The Template Parameter Collection Editor dialog box appears.</text:p>
            </text:list-item>
            <text:list-item>
              <text:p text:style-name="P72">Choose Add.</text:p>
            </text:list-item>
            <text:list-item>
              <text:p text:style-name="P72">Set the name property to a parameter name for your template type, for example, Key.</text:p>
            </text:list-item>
            <text:list-item>
              <text:p text:style-name="P72">Set Parameter Kind. The default is Class.</text:p>
            </text:list-item>
            <text:list-item>
              <text:p text:style-name="P72">If you want the parameter to accept only derived classes of a particular base class, set Constrained Value to the base class that you want. </text:p>
            </text:list-item>
            <text:list-item>
              <text:p text:style-name="P72"><text:soft-page-break/>Add as many parameters as you need, then choose OK.</text:p>
            </text:list-item>
            <text:list-item>
              <text:p text:style-name="P72">Add attributes and operations to the template type as you would do for other classes. </text:p>
              <text:p text:style-name="P72">You can use parameters whose kind is Class, Interface or Enumeration in the definition of attributes and operations. For example, by using parameter classes Key and Value, you could define this operation in Dictionary:</text:p>
              <text:p text:style-name="P72">Get(k : Key) : Value </text:p>
              <text:p text:style-name="P72">You can use a parameter whose kind is Integer as a bound in a multiplicity. For example, a parameter integer max could be used to define the multiplicity of an attribute as [0..max].</text:p>
            </text:list-item>
          </text:list>
          <text:p text:style-name="Text_20_body">When you have created template types, you can use them to define template bindings:</text:p>
          <text:p text:style-name="Text_20_body"><draw:frame draw:style-name="fr1" draw:name="graphics70" text:anchor-type="as-char" svg:width="1.997cm" svg:height="0.998cm" draw:z-index="64"><draw:image xlink:href="http://i.msdn.microsoft.com/dynimg/IC267836.png" xlink:type="simple" xlink:show="embed" xlink:actuate="onLoad"/><svg:title>A  class bound from the Dictionary template</svg:title></draw:frame><text:bookmark text:name="UML_ClassGuideTemplate2"/> </text:p>
          <text:h text:style-name="Heading_20_3" text:outline-level="3">To use a template type</text:h>
          <text:list xml:id="list2175365584" text:style-name="L74">
            <text:list-item>
              <text:p text:style-name="P73">Create a new type, for example, AddressTable.</text:p>
            </text:list-item>
            <text:list-item>
              <text:p text:style-name="P73">Open the shortcut menu for the new type, and then choose Properties.</text:p>
            </text:list-item>
            <text:list-item>
              <text:p text:style-name="P73">In the Template Binding property, select the template type, for example Dictionary, from the drop-down list.</text:p>
            </text:list-item>
            <text:list-item>
              <text:p text:style-name="P73">Expand the Template Binding property.</text:p>
              <text:p text:style-name="P73">A row appears for each parameter of the template type.</text:p>
            </text:list-item>
            <text:list-item>
              <text:p text:style-name="P73">Set each parameter to a suitable value. For example, set the Key parameter to a class called Name.</text:p>
            </text:list-item>
          </text:list>
          <text:h text:style-name="Heading_20_2" text:outline-level="2"><text:bookmark text:name="Packages"/><text:a xlink:type="simple" xlink:href="javascript:void(0)">Packages </text:a></text:h>
          <text:p text:style-name="Text_20_body"><text:bookmark text:name="sectionToggle201"/>You can view packages in a UML class diagram. A package is a container for other model elements. You can create any element inside a package. On the diagram, the elements inside the package will move around when you move the package. </text:p>
          <text:p text:style-name="Text_20_body">You can use the collapse/expand control to hide or show the contents of the package.</text:p>
          <text:p text:style-name="Text_20_body">See <text:a xlink:type="simple" xlink:href="http://msdn.microsoft.com/en-us/library/dd465144.aspx">Defining Packages and Namespaces</text:a>.</text:p>
          <text:h text:style-name="Heading_20_2" text:outline-level="2"><text:bookmark text:name="generating"/><text:a xlink:type="simple" xlink:href="javascript:void(0)">Generating Code from UML Class Diagrams </text:a></text:h>
          <text:p text:style-name="Text_20_body"><text:bookmark text:name="sectionToggle212"/>To start implementing the classes on a UML class diagram, you can generate C# code or customize the templates for code generation. To start generating code by using the provided C# templates:</text:p>
          <text:list xml:id="list2022084427" text:style-name="L75">
            <text:list-item>
              <text:p text:style-name="P74">Open the shortcut menu for the diagram or an element, choose Generate Code, and then set the necessary properties.</text:p>
              <text:p text:style-name="P74">For more information about how to set these properties and customize the provided templates, see <text:a xlink:type="simple" xlink:href="http://msdn.microsoft.com/en-us/library/ff657795.aspx">Generate Code from UML Class Diagrams</text:a>.</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04T17:19:29</meta:creation-date>
    <dc:date>2014-07-04T17:24:31</dc:date>
    <dc:creator>gabriel </dc:creator>
    <meta:editing-duration>PT2M49S</meta:editing-duration>
    <meta:editing-cycles>4</meta:editing-cycles>
    <meta:generator>LibreOffice/3.5$Linux_x86 LibreOffice_project/350m1$Build-2</meta:generator>
    <meta:document-statistic meta:table-count="41" meta:image-count="70" meta:object-count="0" meta:page-count="51" meta:paragraph-count="1073" meta:word-count="16429" meta:character-count="95675" meta:non-whitespace-character-count="80126"/>
  </office:meta>
</office:document-meta>
</file>